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17.0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2018">
      <style:table-properties table:display="true" style:writing-mode="lr-tb"/>
    </style:style>
    <style:style style:name="ta2" style:family="table" style:master-page-name="PageStyle_5f_2017">
      <style:table-properties table:display="true" style:writing-mode="lr-tb"/>
    </style:style>
    <style:style style:name="ta3" style:family="table" style:master-page-name="PageStyle_5f_2016">
      <style:table-properties table:display="true" style:writing-mode="lr-tb"/>
    </style:style>
    <style:style style:name="ta4" style:family="table" style:master-page-name="PageStyle_5f_2015">
      <style:table-properties table:display="true" style:writing-mode="lr-tb"/>
    </style:style>
    <style:style style:name="ta5" style:family="table" style:master-page-name="PageStyle_5f_2014">
      <style:table-properties table:display="true" style:writing-mode="lr-tb"/>
    </style:style>
    <style:style style:name="ta6" style:family="table" style:master-page-name="PageStyle_5f_2013">
      <style:table-properties table:display="true" style:writing-mode="lr-tb"/>
    </style:style>
    <style:style style:name="ta7" style:family="table" style:master-page-name="PageStyle_5f_2012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4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abela 1.1 (UF) - Distribuição da população, por cor ou raça, com indicação do coeficiente de variação, segundo Grandes Regiões e Unidades da Federação - 2018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Grandes Regiões e Unidades da Federação</text:p>
          </table:table-cell>
          <table:table-cell table:style-name="ce10" office:value-type="string" calcext:value-type="string" table:number-columns-spanned="2" table:number-rows-spanned="2">
            <text:p>Total (1 000 pessoas)</text:p>
          </table:table-cell>
          <table:covered-table-cell table:style-name="ce10"/>
          <table:table-cell table:style-name="ce15" office:value-type="string" calcext:value-type="string" table:number-columns-spanned="8" table:number-rows-spanned="1">
            <text:p>Distribuição percentual por cor ou raça</text:p>
          </table:table-cell>
          <table:covered-table-cell table:number-columns-repeated="6" table:style-name="ce10"/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calcext:value-type="string" table:number-columns-spanned="2" table:number-rows-spanned="1">
            <text:p>Branc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e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arda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Amarela ou indígena</text:p>
          </table:table-cell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5" office:value-type="string" calcext:value-type="string">
            <text:p>CV (%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07853.293" calcext:value-type="float">
            <text:p><text:s/>207 853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43.1375208729515" calcext:value-type="float">
            <text:p><text:s/>43,1 </text:p>
          </table:table-cell>
          <table:table-cell table:style-name="ce13" office:value-type="float" office:value="0.512687727776858" calcext:value-type="float">
            <text:p><text:s/>0,5 </text:p>
          </table:table-cell>
          <table:table-cell table:style-name="ce13" office:value-type="float" office:value="9.25021740882318" calcext:value-type="float">
            <text:p><text:s/>9,3 </text:p>
          </table:table-cell>
          <table:table-cell table:style-name="ce13" office:value-type="float" office:value="1.20799366946544" calcext:value-type="float">
            <text:p><text:s/>1,2 </text:p>
          </table:table-cell>
          <table:table-cell table:style-name="ce13" office:value-type="float" office:value="46.5416104581738" calcext:value-type="float">
            <text:p><text:s/>46,5 </text:p>
          </table:table-cell>
          <table:table-cell table:style-name="ce13" office:value-type="float" office:value="0.444422151774646" calcext:value-type="float">
            <text:p><text:s/>0,4 </text:p>
          </table:table-cell>
          <table:table-cell table:style-name="ce13" office:value-type="float" office:value="1.05441471414896" calcext:value-type="float">
            <text:p><text:s/>1,1 </text:p>
          </table:table-cell>
          <table:table-cell table:style-name="ce13" office:value-type="float" office:value="4.05353320824218" calcext:value-type="float">
            <text:p><text:s/>4,1 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17870.8750000003" calcext:value-type="float">
            <text:p><text:s/>17 87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33186992126" calcext:value-type="float">
            <text:p><text:s/>19,3 </text:p>
          </table:table-cell>
          <table:table-cell table:style-name="ce14" office:value-type="float" office:value="2.01406002438267" calcext:value-type="float">
            <text:p><text:s/>2,0 </text:p>
          </table:table-cell>
          <table:table-cell table:style-name="ce14" office:value-type="float" office:value="7.05724523560387" calcext:value-type="float">
            <text:p><text:s/>7,1 </text:p>
          </table:table-cell>
          <table:table-cell table:style-name="ce14" office:value-type="float" office:value="4.50055640272351" calcext:value-type="float">
            <text:p><text:s/>4,5 </text:p>
          </table:table-cell>
          <table:table-cell table:style-name="ce14" office:value-type="float" office:value="71.7747019116925" calcext:value-type="float">
            <text:p><text:s/>71,8 </text:p>
          </table:table-cell>
          <table:table-cell table:style-name="ce14" office:value-type="float" office:value="0.704564197571759" calcext:value-type="float">
            <text:p><text:s/>0,7 </text:p>
          </table:table-cell>
          <table:table-cell table:style-name="ce14" office:value-type="float" office:value="1.81865428285611" calcext:value-type="float">
            <text:p><text:s/>1,8 </text:p>
          </table:table-cell>
          <table:table-cell table:style-name="ce14" office:value-type="float" office:value="8.12358922205988" calcext:value-type="float">
            <text:p><text:s/>8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2" office:value-type="float" office:value="1747.15400000001" calcext:value-type="float">
            <text:p><text:s/>1 74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9.470555836654" calcext:value-type="float">
            <text:p><text:s/>29,5 </text:p>
          </table:table-cell>
          <table:table-cell table:style-name="ce14" office:value-type="float" office:value="3.67295844027121" calcext:value-type="float">
            <text:p><text:s/>3,7 </text:p>
          </table:table-cell>
          <table:table-cell table:style-name="ce14" office:value-type="float" office:value="6.71032492799797" calcext:value-type="float">
            <text:p><text:s/>6,7 </text:p>
          </table:table-cell>
          <table:table-cell table:style-name="ce14" office:value-type="float" office:value="8.77621198064962" calcext:value-type="float">
            <text:p><text:s/>8,8 </text:p>
          </table:table-cell>
          <table:table-cell table:style-name="ce14" office:value-type="float" office:value="62.4011812830981" calcext:value-type="float">
            <text:p><text:s/>62,4 </text:p>
          </table:table-cell>
          <table:table-cell table:style-name="ce14" office:value-type="float" office:value="2.01196760164471" calcext:value-type="float">
            <text:p><text:s/>2,0 </text:p>
          </table:table-cell>
          <table:table-cell table:style-name="ce14" office:value-type="float" office:value="1.40448686692169" calcext:value-type="float">
            <text:p><text:s/>1,4 </text:p>
          </table:table-cell>
          <table:table-cell table:style-name="ce14" office:value-type="float" office:value="16.8493941207376" calcext:value-type="float">
            <text:p><text:s/>16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2" office:value-type="float" office:value="853.022999999987" calcext:value-type="float">
            <text:p><text:s text:c="2"/>85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0260114224769" calcext:value-type="float">
            <text:p><text:s/>21,0 </text:p>
          </table:table-cell>
          <table:table-cell table:style-name="ce14" office:value-type="float" office:value="4.03976710101743" calcext:value-type="float">
            <text:p><text:s/>4,0 </text:p>
          </table:table-cell>
          <table:table-cell table:style-name="ce14" office:value-type="float" office:value="5.34617511324771" calcext:value-type="float">
            <text:p><text:s/>5,3 </text:p>
          </table:table-cell>
          <table:table-cell table:style-name="ce14" office:value-type="float" office:value="8.44375786586164" calcext:value-type="float">
            <text:p><text:s/>8,4 </text:p>
          </table:table-cell>
          <table:table-cell table:style-name="ce14" office:value-type="float" office:value="72.3167762412478" calcext:value-type="float">
            <text:p><text:s/>72,3 </text:p>
          </table:table-cell>
          <table:table-cell table:style-name="ce14" office:value-type="float" office:value="1.29540285896619" calcext:value-type="float">
            <text:p><text:s/>1,3 </text:p>
          </table:table-cell>
          <table:table-cell table:style-name="ce14" office:value-type="float" office:value="1.31103722302969" calcext:value-type="float">
            <text:p><text:s/>1,3 </text:p>
          </table:table-cell>
          <table:table-cell table:style-name="ce14" office:value-type="float" office:value="16.7015821561576" calcext:value-type="float">
            <text:p><text:s/>16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2" office:value-type="float" office:value="3921.50800000004" calcext:value-type="float">
            <text:p><text:s/>3 92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6.8087160165236" calcext:value-type="float">
            <text:p><text:s/>16,8 </text:p>
          </table:table-cell>
          <table:table-cell table:style-name="ce14" office:value-type="float" office:value="5.18596342217755" calcext:value-type="float">
            <text:p><text:s/>5,2 </text:p>
          </table:table-cell>
          <table:table-cell table:style-name="ce14" office:value-type="float" office:value="2.98971806887759" calcext:value-type="float">
            <text:p><text:s/>3,0 </text:p>
          </table:table-cell>
          <table:table-cell table:style-name="ce14" office:value-type="float" office:value="12.2884887370164" calcext:value-type="float">
            <text:p><text:s/>12,3 </text:p>
          </table:table-cell>
          <table:table-cell table:style-name="ce14" office:value-type="float" office:value="77.4083312536525" calcext:value-type="float">
            <text:p><text:s/>77,4 </text:p>
          </table:table-cell>
          <table:table-cell table:style-name="ce14" office:value-type="float" office:value="1.31751288836777" calcext:value-type="float">
            <text:p><text:s/>1,3 </text:p>
          </table:table-cell>
          <table:table-cell table:style-name="ce14" office:value-type="float" office:value="2.79323466094518" calcext:value-type="float">
            <text:p><text:s/>2,8 </text:p>
          </table:table-cell>
          <table:table-cell table:style-name="ce14" office:value-type="float" office:value="19.096522530759" calcext:value-type="float">
            <text:p><text:s/>19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2" office:value-type="float" office:value="513.465999999993" calcext:value-type="float">
            <text:p><text:s text:c="2"/>51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3.6900354988929" calcext:value-type="float">
            <text:p><text:s/>23,7 </text:p>
          </table:table-cell>
          <table:table-cell table:style-name="ce14" office:value-type="float" office:value="6.15687241732875" calcext:value-type="float">
            <text:p><text:s/>6,2 </text:p>
          </table:table-cell>
          <table:table-cell table:style-name="ce14" office:value-type="float" office:value="7.67412941221612" calcext:value-type="float">
            <text:p><text:s/>7,7 </text:p>
          </table:table-cell>
          <table:table-cell table:style-name="ce14" office:value-type="float" office:value="8.27714098300178" calcext:value-type="float">
            <text:p><text:s/>8,3 </text:p>
          </table:table-cell>
          <table:table-cell table:style-name="ce14" office:value-type="float" office:value="60.8616205300942" calcext:value-type="float">
            <text:p><text:s/>60,9 </text:p>
          </table:table-cell>
          <table:table-cell table:style-name="ce14" office:value-type="float" office:value="2.44147855521735" calcext:value-type="float">
            <text:p><text:s/>2,4 </text:p>
          </table:table-cell>
          <table:table-cell table:style-name="ce14" office:value-type="float" office:value="7.73699847247471" calcext:value-type="float">
            <text:p><text:s/>7,7 </text:p>
          </table:table-cell>
          <table:table-cell table:style-name="ce14" office:value-type="float" office:value="14.3839154798432" calcext:value-type="float">
            <text:p><text:s/>14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2" office:value-type="float" office:value="8472.02900000031" calcext:value-type="float">
            <text:p><text:s/>8 47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7.8381900493455" calcext:value-type="float">
            <text:p><text:s/>17,8 </text:p>
          </table:table-cell>
          <table:table-cell table:style-name="ce14" office:value-type="float" office:value="3.55432116308258" calcext:value-type="float">
            <text:p><text:s/>3,6 </text:p>
          </table:table-cell>
          <table:table-cell table:style-name="ce14" office:value-type="float" office:value="8.17117058676749" calcext:value-type="float">
            <text:p><text:s/>8,2 </text:p>
          </table:table-cell>
          <table:table-cell table:style-name="ce14" office:value-type="float" office:value="7.38693868462921" calcext:value-type="float">
            <text:p><text:s/>7,4 </text:p>
          </table:table-cell>
          <table:table-cell table:style-name="ce14" office:value-type="float" office:value="72.6957966225126" calcext:value-type="float">
            <text:p><text:s/>72,7 </text:p>
          </table:table-cell>
          <table:table-cell table:style-name="ce14" office:value-type="float" office:value="1.20825530905103" calcext:value-type="float">
            <text:p><text:s/>1,2 </text:p>
          </table:table-cell>
          <table:table-cell table:style-name="ce14" office:value-type="float" office:value="1.26922411006919" calcext:value-type="float">
            <text:p><text:s/>1,3 </text:p>
          </table:table-cell>
          <table:table-cell table:style-name="ce14" office:value-type="float" office:value="12.7341959952266" calcext:value-type="float">
            <text:p><text:s/>12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2" office:value-type="float" office:value="821.544999999989" calcext:value-type="float">
            <text:p><text:s text:c="2"/>82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7.428553035271" calcext:value-type="float">
            <text:p><text:s/>17,4 </text:p>
          </table:table-cell>
          <table:table-cell table:style-name="ce14" office:value-type="float" office:value="6.98590160824592" calcext:value-type="float">
            <text:p><text:s/>7,0 </text:p>
          </table:table-cell>
          <table:table-cell table:style-name="ce14" office:value-type="float" office:value="6.99688062334666" calcext:value-type="float">
            <text:p><text:s/>7,0 </text:p>
          </table:table-cell>
          <table:table-cell table:style-name="ce14" office:value-type="float" office:value="13.5964435303639" calcext:value-type="float">
            <text:p><text:s/>13,6 </text:p>
          </table:table-cell>
          <table:table-cell table:style-name="ce14" office:value-type="float" office:value="74.2608056267862" calcext:value-type="float">
            <text:p><text:s/>74,3 </text:p>
          </table:table-cell>
          <table:table-cell table:style-name="ce14" office:value-type="float" office:value="1.83862027719228" calcext:value-type="float">
            <text:p><text:s/>1,8 </text:p>
          </table:table-cell>
          <table:table-cell table:style-name="ce14" office:value-type="float" office:value="1.24851755937998" calcext:value-type="float">
            <text:p><text:s/>1,2 </text:p>
          </table:table-cell>
          <table:table-cell table:style-name="ce14" office:value-type="float" office:value="22.5909798542782" calcext:value-type="float">
            <text:p><text:s/>22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2" office:value-type="float" office:value="1542.15" calcext:value-type="float">
            <text:p><text:s/>1 54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0930285123371" calcext:value-type="float">
            <text:p><text:s/>21,1 </text:p>
          </table:table-cell>
          <table:table-cell table:style-name="ce14" office:value-type="float" office:value="4.57469522444358" calcext:value-type="float">
            <text:p><text:s/>4,6 </text:p>
          </table:table-cell>
          <table:table-cell table:style-name="ce14" office:value-type="float" office:value="12.4472403803611" calcext:value-type="float">
            <text:p><text:s/>12,4 </text:p>
          </table:table-cell>
          <table:table-cell table:style-name="ce14" office:value-type="float" office:value="7.49124016497208" calcext:value-type="float">
            <text:p><text:s/>7,5 </text:p>
          </table:table-cell>
          <table:table-cell table:style-name="ce14" office:value-type="float" office:value="65.0177513700672" calcext:value-type="float">
            <text:p><text:s/>65,0 </text:p>
          </table:table-cell>
          <table:table-cell table:style-name="ce14" office:value-type="float" office:value="1.73088771408847" calcext:value-type="float">
            <text:p><text:s/>1,7 </text:p>
          </table:table-cell>
          <table:table-cell table:style-name="ce14" office:value-type="float" office:value="1.44197973723591" calcext:value-type="float">
            <text:p><text:s/>1,4 </text:p>
          </table:table-cell>
          <table:table-cell table:style-name="ce14" office:value-type="float" office:value="16.4818851941263" calcext:value-type="float">
            <text:p><text:s/>16,5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Nordeste</text:p>
          </table:table-cell>
          <table:table-cell table:style-name="ce12" office:value-type="float" office:value="56617.6709999997" calcext:value-type="float">
            <text:p><text:s/>56 61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4.6371583992878" calcext:value-type="float">
            <text:p><text:s/>24,6 </text:p>
          </table:table-cell>
          <table:table-cell table:style-name="ce14" office:value-type="float" office:value="1.12708214686244" calcext:value-type="float">
            <text:p><text:s/>1,1 </text:p>
          </table:table-cell>
          <table:table-cell table:style-name="ce14" office:value-type="float" office:value="11.3434190063897" calcext:value-type="float">
            <text:p><text:s/>11,3 </text:p>
          </table:table-cell>
          <table:table-cell table:style-name="ce14" office:value-type="float" office:value="2.00866889703728" calcext:value-type="float">
            <text:p><text:s/>2,0 </text:p>
          </table:table-cell>
          <table:table-cell table:style-name="ce14" office:value-type="float" office:value="63.1828557549335" calcext:value-type="float">
            <text:p><text:s/>63,2 </text:p>
          </table:table-cell>
          <table:table-cell table:style-name="ce14" office:value-type="float" office:value="0.471284887416595" calcext:value-type="float">
            <text:p><text:s/>0,5 </text:p>
          </table:table-cell>
          <table:table-cell table:style-name="ce14" office:value-type="float" office:value="0.821402838912893" calcext:value-type="float">
            <text:p><text:s/>0,8 </text:p>
          </table:table-cell>
          <table:table-cell table:style-name="ce14" office:value-type="float" office:value="5.2032745590285" calcext:value-type="float">
            <text:p><text:s/>5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2" office:value-type="float" office:value="7000.72600000019" calcext:value-type="float">
            <text:p><text:s/>7 00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8.2931113987486" calcext:value-type="float">
            <text:p><text:s/>18,3 </text:p>
          </table:table-cell>
          <table:table-cell table:style-name="ce14" office:value-type="float" office:value="2.51659203699622" calcext:value-type="float">
            <text:p><text:s/>2,5 </text:p>
          </table:table-cell>
          <table:table-cell table:style-name="ce14" office:value-type="float" office:value="11.947580751588" calcext:value-type="float">
            <text:p><text:s/>11,9 </text:p>
          </table:table-cell>
          <table:table-cell table:style-name="ce14" office:value-type="float" office:value="3.82007622185752" calcext:value-type="float">
            <text:p><text:s/>3,8 </text:p>
          </table:table-cell>
          <table:table-cell table:style-name="ce14" office:value-type="float" office:value="68.5442432383709" calcext:value-type="float">
            <text:p><text:s/>68,5 </text:p>
          </table:table-cell>
          <table:table-cell table:style-name="ce14" office:value-type="float" office:value="0.811780709734148" calcext:value-type="float">
            <text:p><text:s/>0,8 </text:p>
          </table:table-cell>
          <table:table-cell table:style-name="ce14" office:value-type="float" office:value="1.19918946787841" calcext:value-type="float">
            <text:p><text:s/>1,2 </text:p>
          </table:table-cell>
          <table:table-cell table:style-name="ce14" office:value-type="float" office:value="7.91394954928134" calcext:value-type="float">
            <text:p><text:s/>7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2" office:value-type="float" office:value="3263.75399999994" calcext:value-type="float">
            <text:p><text:s/>3 26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7972823773182" calcext:value-type="float">
            <text:p><text:s/>19,8 </text:p>
          </table:table-cell>
          <table:table-cell table:style-name="ce14" office:value-type="float" office:value="4.17121542329797" calcext:value-type="float">
            <text:p><text:s/>4,2 </text:p>
          </table:table-cell>
          <table:table-cell table:style-name="ce14" office:value-type="float" office:value="9.07258900168256" calcext:value-type="float">
            <text:p><text:s/>9,1 </text:p>
          </table:table-cell>
          <table:table-cell table:style-name="ce14" office:value-type="float" office:value="6.36207145823814" calcext:value-type="float">
            <text:p><text:s/>6,4 </text:p>
          </table:table-cell>
          <table:table-cell table:style-name="ce14" office:value-type="float" office:value="70.8907740181691" calcext:value-type="float">
            <text:p><text:s/>70,9 </text:p>
          </table:table-cell>
          <table:table-cell table:style-name="ce14" office:value-type="float" office:value="1.39160066739469" calcext:value-type="float">
            <text:p><text:s/>1,4 </text:p>
          </table:table-cell>
          <table:table-cell table:style-name="ce14" office:value-type="float" office:value="0.233538119634545" calcext:value-type="float">
            <text:p><text:s/>0,2 </text:p>
          </table:table-cell>
          <table:table-cell table:style-name="ce14" office:value-type="float" office:value="27.2118183803448" calcext:value-type="float">
            <text:p><text:s/>27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2" office:value-type="float" office:value="9072.97999999998" calcext:value-type="float">
            <text:p><text:s/>9 07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8.2235154377062" calcext:value-type="float">
            <text:p><text:s/>28,2 </text:p>
          </table:table-cell>
          <table:table-cell table:style-name="ce14" office:value-type="float" office:value="2.41129576333447" calcext:value-type="float">
            <text:p><text:s/>2,4 </text:p>
          </table:table-cell>
          <table:table-cell table:style-name="ce14" office:value-type="float" office:value="5.28867943816754" calcext:value-type="float">
            <text:p><text:s/>5,3 </text:p>
          </table:table-cell>
          <table:table-cell table:style-name="ce14" office:value-type="float" office:value="5.13423597706212" calcext:value-type="float">
            <text:p><text:s/>5,1 </text:p>
          </table:table-cell>
          <table:table-cell table:style-name="ce14" office:value-type="float" office:value="65.7144192899038" calcext:value-type="float">
            <text:p><text:s/>65,7 </text:p>
          </table:table-cell>
          <table:table-cell table:style-name="ce14" office:value-type="float" office:value="1.07111937267226" calcext:value-type="float">
            <text:p><text:s/>1,1 </text:p>
          </table:table-cell>
          <table:table-cell table:style-name="ce14" office:value-type="float" office:value="0.769361593748335" calcext:value-type="float">
            <text:p><text:s/>0,8 </text:p>
          </table:table-cell>
          <table:table-cell table:style-name="ce14" office:value-type="float" office:value="13.8697159007561" calcext:value-type="float">
            <text:p><text:s/>13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2" office:value-type="float" office:value="3479.00999999995" calcext:value-type="float">
            <text:p><text:s/>3 47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5.8648041626391" calcext:value-type="float">
            <text:p><text:s/>35,9 </text:p>
          </table:table-cell>
          <table:table-cell table:style-name="ce14" office:value-type="float" office:value="3.25749449417941" calcext:value-type="float">
            <text:p><text:s/>3,3 </text:p>
          </table:table-cell>
          <table:table-cell table:style-name="ce14" office:value-type="float" office:value="5.97726399783416" calcext:value-type="float">
            <text:p><text:s/>6,0 </text:p>
          </table:table-cell>
          <table:table-cell table:style-name="ce14" office:value-type="float" office:value="7.20477290680244" calcext:value-type="float">
            <text:p><text:s/>7,2 </text:p>
          </table:table-cell>
          <table:table-cell table:style-name="ce14" office:value-type="float" office:value="57.9718882868948" calcext:value-type="float">
            <text:p><text:s/>58,0 </text:p>
          </table:table-cell>
          <table:table-cell table:style-name="ce14" office:value-type="float" office:value="1.80011260600019" calcext:value-type="float">
            <text:p><text:s/>1,8 </text:p>
          </table:table-cell>
          <table:table-cell table:style-name="ce14" office:value-type="float" office:value="0.186043552631401" calcext:value-type="float">
            <text:p><text:s/>0,2 </text:p>
          </table:table-cell>
          <table:table-cell table:style-name="ce14" office:value-type="float" office:value="34.4043072915408" calcext:value-type="float">
            <text:p><text:s/>34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2" office:value-type="float" office:value="3975.32900000002" calcext:value-type="float">
            <text:p><text:s/>3 97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2.9029128194887" calcext:value-type="float">
            <text:p><text:s/>32,9 </text:p>
          </table:table-cell>
          <table:table-cell table:style-name="ce14" office:value-type="float" office:value="2.75356125282801" calcext:value-type="float">
            <text:p><text:s/>2,8 </text:p>
          </table:table-cell>
          <table:table-cell table:style-name="ce14" office:value-type="float" office:value="5.69649826269659" calcext:value-type="float">
            <text:p><text:s/>5,7 </text:p>
          </table:table-cell>
          <table:table-cell table:style-name="ce14" office:value-type="float" office:value="7.8039427829085" calcext:value-type="float">
            <text:p><text:s/>7,8 </text:p>
          </table:table-cell>
          <table:table-cell table:style-name="ce14" office:value-type="float" office:value="60.9573664126996" calcext:value-type="float">
            <text:p><text:s/>61,0 </text:p>
          </table:table-cell>
          <table:table-cell table:style-name="ce14" office:value-type="float" office:value="1.53317196712498" calcext:value-type="float">
            <text:p><text:s/>1,5 </text:p>
          </table:table-cell>
          <table:table-cell table:style-name="ce14" office:value-type="float" office:value="0.388590402578226" calcext:value-type="float">
            <text:p><text:s/>0,4 </text:p>
          </table:table-cell>
          <table:table-cell table:style-name="ce14" office:value-type="float" office:value="18.7635849876254" calcext:value-type="float">
            <text:p><text:s/>18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2" office:value-type="float" office:value="9439.03300000007" calcext:value-type="float">
            <text:p><text:s/>9 43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1.2259785661777" calcext:value-type="float">
            <text:p><text:s/>31,2 </text:p>
          </table:table-cell>
          <table:table-cell table:style-name="ce14" office:value-type="float" office:value="2.69963985655475" calcext:value-type="float">
            <text:p><text:s/>2,7 </text:p>
          </table:table-cell>
          <table:table-cell table:style-name="ce14" office:value-type="float" office:value="6.46269389556944" calcext:value-type="float">
            <text:p><text:s/>6,5 </text:p>
          </table:table-cell>
          <table:table-cell table:style-name="ce14" office:value-type="float" office:value="5.47414341019169" calcext:value-type="float">
            <text:p><text:s/>5,5 </text:p>
          </table:table-cell>
          <table:table-cell table:style-name="ce14" office:value-type="float" office:value="61.222049143607" calcext:value-type="float">
            <text:p><text:s/>61,2 </text:p>
          </table:table-cell>
          <table:table-cell table:style-name="ce14" office:value-type="float" office:value="1.34398818646445" calcext:value-type="float">
            <text:p><text:s/>1,3 </text:p>
          </table:table-cell>
          <table:table-cell table:style-name="ce14" office:value-type="float" office:value="1.05819076824374" calcext:value-type="float">
            <text:p><text:s/>1,1 </text:p>
          </table:table-cell>
          <table:table-cell table:style-name="ce14" office:value-type="float" office:value="12.7089702945272" calcext:value-type="float">
            <text:p><text:s/>12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2" office:value-type="float" office:value="3315.56400000003" calcext:value-type="float">
            <text:p><text:s/>3 31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5.3503999732834" calcext:value-type="float">
            <text:p><text:s/>25,4 </text:p>
          </table:table-cell>
          <table:table-cell table:style-name="ce14" office:value-type="float" office:value="3.28675683407267" calcext:value-type="float">
            <text:p><text:s/>3,3 </text:p>
          </table:table-cell>
          <table:table-cell table:style-name="ce14" office:value-type="float" office:value="5.69445240384439" calcext:value-type="float">
            <text:p><text:s/>5,7 </text:p>
          </table:table-cell>
          <table:table-cell table:style-name="ce14" office:value-type="float" office:value="6.06353638573765" calcext:value-type="float">
            <text:p><text:s/>6,1 </text:p>
          </table:table-cell>
          <table:table-cell table:style-name="ce14" office:value-type="float" office:value="67.7458076320648" calcext:value-type="float">
            <text:p><text:s/>67,7 </text:p>
          </table:table-cell>
          <table:table-cell table:style-name="ce14" office:value-type="float" office:value="1.26400310305775" calcext:value-type="float">
            <text:p><text:s/>1,3 </text:p>
          </table:table-cell>
          <table:table-cell table:style-name="ce14" office:value-type="float" office:value="1.20552404958721" calcext:value-type="float">
            <text:p><text:s/>1,2 </text:p>
          </table:table-cell>
          <table:table-cell table:style-name="ce14" office:value-type="float" office:value="14.8798017426359" calcext:value-type="float">
            <text:p><text:s/>14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2" office:value-type="float" office:value="2277.95599999998" calcext:value-type="float">
            <text:p><text:s/>2 27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3981471014664" calcext:value-type="float">
            <text:p><text:s/>19,4 </text:p>
          </table:table-cell>
          <table:table-cell table:style-name="ce14" office:value-type="float" office:value="5.03237124167977" calcext:value-type="float">
            <text:p><text:s/>5,0 </text:p>
          </table:table-cell>
          <table:table-cell table:style-name="ce14" office:value-type="float" office:value="8.20518067544817" calcext:value-type="float">
            <text:p><text:s/>8,2 </text:p>
          </table:table-cell>
          <table:table-cell table:style-name="ce14" office:value-type="float" office:value="6.97749790407917" calcext:value-type="float">
            <text:p><text:s/>7,0 </text:p>
          </table:table-cell>
          <table:table-cell table:style-name="ce14" office:value-type="float" office:value="71.4912634013474" calcext:value-type="float">
            <text:p><text:s/>71,5 </text:p>
          </table:table-cell>
          <table:table-cell table:style-name="ce14" office:value-type="float" office:value="1.49943939193621" calcext:value-type="float">
            <text:p><text:s/>1,5 </text:p>
          </table:table-cell>
          <table:table-cell table:style-name="ce14" office:value-type="float" office:value="0.886820723646063" calcext:value-type="float">
            <text:p><text:s/>0,9 </text:p>
          </table:table-cell>
          <table:table-cell table:style-name="ce14" office:value-type="float" office:value="15.409708434307" calcext:value-type="float">
            <text:p><text:s/>15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2" office:value-type="float" office:value="14793.3189999995" calcext:value-type="float">
            <text:p><text:s/>14 79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8.0887507588235" calcext:value-type="float">
            <text:p><text:s/>18,1 </text:p>
          </table:table-cell>
          <table:table-cell table:style-name="ce14" office:value-type="float" office:value="3.46579016672631" calcext:value-type="float">
            <text:p><text:s/>3,5 </text:p>
          </table:table-cell>
          <table:table-cell table:style-name="ce14" office:value-type="float" office:value="22.9149446346437" calcext:value-type="float">
            <text:p><text:s/>22,9 </text:p>
          </table:table-cell>
          <table:table-cell table:style-name="ce14" office:value-type="float" office:value="3.32526195196326" calcext:value-type="float">
            <text:p><text:s/>3,3 </text:p>
          </table:table-cell>
          <table:table-cell table:style-name="ce14" office:value-type="float" office:value="58.165053691782" calcext:value-type="float">
            <text:p><text:s/>58,2 </text:p>
          </table:table-cell>
          <table:table-cell table:style-name="ce14" office:value-type="float" office:value="1.25480838643224" calcext:value-type="float">
            <text:p><text:s/>1,3 </text:p>
          </table:table-cell>
          <table:table-cell table:style-name="ce14" office:value-type="float" office:value="0.822712948581613" calcext:value-type="float">
            <text:p><text:s/>0,8 </text:p>
          </table:table-cell>
          <table:table-cell table:style-name="ce14" office:value-type="float" office:value="12.2922977095096" calcext:value-type="float">
            <text:p><text:s/>12,3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deste</text:p>
          </table:table-cell>
          <table:table-cell table:style-name="ce12" office:value-type="float" office:value="87690.926" calcext:value-type="float">
            <text:p><text:s/>87 69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50.7167201059577" calcext:value-type="float">
            <text:p><text:s/>50,7 </text:p>
          </table:table-cell>
          <table:table-cell table:style-name="ce14" office:value-type="float" office:value="0.899078020434619" calcext:value-type="float">
            <text:p><text:s/>0,9 </text:p>
          </table:table-cell>
          <table:table-cell table:style-name="ce14" office:value-type="float" office:value="9.8806031243265" calcext:value-type="float">
            <text:p><text:s/>9,9 </text:p>
          </table:table-cell>
          <table:table-cell table:style-name="ce14" office:value-type="float" office:value="1.98052126565129" calcext:value-type="float">
            <text:p><text:s/>2,0 </text:p>
          </table:table-cell>
          <table:table-cell table:style-name="ce14" office:value-type="float" office:value="38.2727720618965" calcext:value-type="float">
            <text:p><text:s/>38,3 </text:p>
          </table:table-cell>
          <table:table-cell table:style-name="ce14" office:value-type="float" office:value="1.07829823516098" calcext:value-type="float">
            <text:p><text:s/>1,1 </text:p>
          </table:table-cell>
          <table:table-cell table:style-name="ce14" office:value-type="float" office:value="1.11024697268552" calcext:value-type="float">
            <text:p><text:s/>1,1 </text:p>
          </table:table-cell>
          <table:table-cell table:style-name="ce14" office:value-type="float" office:value="7.897342367506" calcext:value-type="float">
            <text:p><text:s/>7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2" office:value-type="float" office:value="21030.104" calcext:value-type="float">
            <text:p><text:s/>21 03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9.7474707453399" calcext:value-type="float">
            <text:p><text:s/>39,7 </text:p>
          </table:table-cell>
          <table:table-cell table:style-name="ce14" office:value-type="float" office:value="1.80160497234054" calcext:value-type="float">
            <text:p><text:s/>1,8 </text:p>
          </table:table-cell>
          <table:table-cell table:style-name="ce14" office:value-type="float" office:value="11.7760088866062" calcext:value-type="float">
            <text:p><text:s/>11,8 </text:p>
          </table:table-cell>
          <table:table-cell table:style-name="ce14" office:value-type="float" office:value="3.51876103709867" calcext:value-type="float">
            <text:p><text:s/>3,5 </text:p>
          </table:table-cell>
          <table:table-cell table:style-name="ce14" office:value-type="float" office:value="48.1859904146126" calcext:value-type="float">
            <text:p><text:s/>48,2 </text:p>
          </table:table-cell>
          <table:table-cell table:style-name="ce14" office:value-type="float" office:value="1.33667998016097" calcext:value-type="float">
            <text:p><text:s/>1,3 </text:p>
          </table:table-cell>
          <table:table-cell table:style-name="ce14" office:value-type="float" office:value="0.278873837479764" calcext:value-type="float">
            <text:p><text:s/>0,3 </text:p>
          </table:table-cell>
          <table:table-cell table:style-name="ce14" office:value-type="float" office:value="15.1485391903127" calcext:value-type="float">
            <text:p><text:s/>15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2" office:value-type="float" office:value="3968.73400000006" calcext:value-type="float">
            <text:p><text:s/>3 96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7.0610132893671" calcext:value-type="float">
            <text:p><text:s/>37,1 </text:p>
          </table:table-cell>
          <table:table-cell table:style-name="ce14" office:value-type="float" office:value="2.8056097599303" calcext:value-type="float">
            <text:p><text:s/>2,8 </text:p>
          </table:table-cell>
          <table:table-cell table:style-name="ce14" office:value-type="float" office:value="11.0405495987143" calcext:value-type="float">
            <text:p><text:s/>11,0 </text:p>
          </table:table-cell>
          <table:table-cell table:style-name="ce14" office:value-type="float" office:value="4.2342680817467" calcext:value-type="float">
            <text:p><text:s/>4,2 </text:p>
          </table:table-cell>
          <table:table-cell table:style-name="ce14" office:value-type="float" office:value="51.1026727941352" calcext:value-type="float">
            <text:p><text:s/>51,1 </text:p>
          </table:table-cell>
          <table:table-cell table:style-name="ce14" office:value-type="float" office:value="1.9220156578292" calcext:value-type="float">
            <text:p><text:s/>1,9 </text:p>
          </table:table-cell>
          <table:table-cell table:style-name="ce14" office:value-type="float" office:value="0.773470794038542" calcext:value-type="float">
            <text:p><text:s/>0,8 </text:p>
          </table:table-cell>
          <table:table-cell table:style-name="ce14" office:value-type="float" office:value="10.5798117301961" calcext:value-type="float">
            <text:p><text:s/>10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2" office:value-type="float" office:value="17159.4350000002" calcext:value-type="float">
            <text:p><text:s/>17 15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5.2009620199132" calcext:value-type="float">
            <text:p><text:s/>45,2 </text:p>
          </table:table-cell>
          <table:table-cell table:style-name="ce14" office:value-type="float" office:value="1.57067406680142" calcext:value-type="float">
            <text:p><text:s/>1,6 </text:p>
          </table:table-cell>
          <table:table-cell table:style-name="ce14" office:value-type="float" office:value="13.3788831819505" calcext:value-type="float">
            <text:p><text:s/>13,4 </text:p>
          </table:table-cell>
          <table:table-cell table:style-name="ce14" office:value-type="float" office:value="2.82426725916206" calcext:value-type="float">
            <text:p><text:s/>2,8 </text:p>
          </table:table-cell>
          <table:table-cell table:style-name="ce14" office:value-type="float" office:value="40.8278245168219" calcext:value-type="float">
            <text:p><text:s/>40,8 </text:p>
          </table:table-cell>
          <table:table-cell table:style-name="ce14" office:value-type="float" office:value="1.53107937320813" calcext:value-type="float">
            <text:p><text:s/>1,5 </text:p>
          </table:table-cell>
          <table:table-cell table:style-name="ce14" office:value-type="float" office:value="0.561849171838078" calcext:value-type="float">
            <text:p><text:s/>0,6 </text:p>
          </table:table-cell>
          <table:table-cell table:style-name="ce14" office:value-type="float" office:value="10.2383551910508" calcext:value-type="float">
            <text:p><text:s/>10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2" office:value-type="float" office:value="45532.6529999997" calcext:value-type="float">
            <text:p><text:s/>45 53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59.0520045697457" calcext:value-type="float">
            <text:p><text:s/>59,1 </text:p>
          </table:table-cell>
          <table:table-cell table:style-name="ce14" office:value-type="float" office:value="1.29189308065284" calcext:value-type="float">
            <text:p><text:s/>1,3 </text:p>
          </table:table-cell>
          <table:table-cell table:style-name="ce14" office:value-type="float" office:value="7.58570920337236" calcext:value-type="float">
            <text:p><text:s/>7,6 </text:p>
          </table:table-cell>
          <table:table-cell table:style-name="ce14" office:value-type="float" office:value="3.80857202059897" calcext:value-type="float">
            <text:p><text:s/>3,8 </text:p>
          </table:table-cell>
          <table:table-cell table:style-name="ce14" office:value-type="float" office:value="31.6129858924665" calcext:value-type="float">
            <text:p><text:s/>31,6 </text:p>
          </table:table-cell>
          <table:table-cell table:style-name="ce14" office:value-type="float" office:value="2.19246057740672" calcext:value-type="float">
            <text:p><text:s/>2,2 </text:p>
          </table:table-cell>
          <table:table-cell table:style-name="ce14" office:value-type="float" office:value="1.73025554070268" calcext:value-type="float">
            <text:p><text:s/>1,7 </text:p>
          </table:table-cell>
          <table:table-cell table:style-name="ce14" office:value-type="float" office:value="9.60385447082104" calcext:value-type="float">
            <text:p><text:s/>9,6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l</text:p>
          </table:table-cell>
          <table:table-cell table:style-name="ce12" office:value-type="float" office:value="29710.3209999996" calcext:value-type="float">
            <text:p><text:s/>29 71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3.9028879061472" calcext:value-type="float">
            <text:p><text:s/>73,9 </text:p>
          </table:table-cell>
          <table:table-cell table:style-name="ce14" office:value-type="float" office:value="0.571744857698911" calcext:value-type="float">
            <text:p><text:s/>0,6 </text:p>
          </table:table-cell>
          <table:table-cell table:style-name="ce14" office:value-type="float" office:value="4.75049142287925" calcext:value-type="float">
            <text:p><text:s/>4,8 </text:p>
          </table:table-cell>
          <table:table-cell table:style-name="ce14" office:value-type="float" office:value="3.66843893899403" calcext:value-type="float">
            <text:p><text:s/>3,7 </text:p>
          </table:table-cell>
          <table:table-cell table:style-name="ce14" office:value-type="float" office:value="20.6051451581552" calcext:value-type="float">
            <text:p><text:s/>20,6 </text:p>
          </table:table-cell>
          <table:table-cell table:style-name="ce14" office:value-type="float" office:value="1.75178350084536" calcext:value-type="float">
            <text:p><text:s/>1,8 </text:p>
          </table:table-cell>
          <table:table-cell table:style-name="ce14" office:value-type="float" office:value="0.735958182245751" calcext:value-type="float">
            <text:p><text:s/>0,7 </text:p>
          </table:table-cell>
          <table:table-cell table:style-name="ce14" office:value-type="float" office:value="7.59100137289189" calcext:value-type="float">
            <text:p><text:s/>7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2" office:value-type="float" office:value="11335.5469999997" calcext:value-type="float">
            <text:p><text:s/>11 33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5.4647019842141" calcext:value-type="float">
            <text:p><text:s/>65,5 </text:p>
          </table:table-cell>
          <table:table-cell table:style-name="ce14" office:value-type="float" office:value="1.09710400207334" calcext:value-type="float">
            <text:p><text:s/>1,1 </text:p>
          </table:table-cell>
          <table:table-cell table:style-name="ce14" office:value-type="float" office:value="4.07791763065904" calcext:value-type="float">
            <text:p><text:s/>4,1 </text:p>
          </table:table-cell>
          <table:table-cell table:style-name="ce14" office:value-type="float" office:value="6.35679649728901" calcext:value-type="float">
            <text:p><text:s/>6,4 </text:p>
          </table:table-cell>
          <table:table-cell table:style-name="ce14" office:value-type="float" office:value="29.2593174038178" calcext:value-type="float">
            <text:p><text:s/>29,3 </text:p>
          </table:table-cell>
          <table:table-cell table:style-name="ce14" office:value-type="float" office:value="2.28714848628616" calcext:value-type="float">
            <text:p><text:s/>2,3 </text:p>
          </table:table-cell>
          <table:table-cell table:style-name="ce14" office:value-type="float" office:value="1.19719453621424" calcext:value-type="float">
            <text:p><text:s/>1,2 </text:p>
          </table:table-cell>
          <table:table-cell table:style-name="ce14" office:value-type="float" office:value="9.95911795916679" calcext:value-type="float">
            <text:p><text:s/>10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2" office:value-type="float" office:value="7063.80399999986" calcext:value-type="float">
            <text:p><text:s/>7 06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9.9021542217646" calcext:value-type="float">
            <text:p><text:s/>79,9 </text:p>
          </table:table-cell>
          <table:table-cell table:style-name="ce14" office:value-type="float" office:value="0.721657735545042" calcext:value-type="float">
            <text:p><text:s/>0,7 </text:p>
          </table:table-cell>
          <table:table-cell table:style-name="ce14" office:value-type="float" office:value="3.02070112996641" calcext:value-type="float">
            <text:p><text:s/>3,0 </text:p>
          </table:table-cell>
          <table:table-cell table:style-name="ce14" office:value-type="float" office:value="6.36407122399797" calcext:value-type="float">
            <text:p><text:s/>6,4 </text:p>
          </table:table-cell>
          <table:table-cell table:style-name="ce14" office:value-type="float" office:value="16.5365677258942" calcext:value-type="float">
            <text:p><text:s/>16,5 </text:p>
          </table:table-cell>
          <table:table-cell table:style-name="ce14" office:value-type="float" office:value="3.23984488617646" calcext:value-type="float">
            <text:p><text:s/>3,2 </text:p>
          </table:table-cell>
          <table:table-cell table:style-name="ce14" office:value-type="float" office:value="0.51876468605502" calcext:value-type="float">
            <text:p><text:s/>0,5 </text:p>
          </table:table-cell>
          <table:table-cell table:style-name="ce14" office:value-type="float" office:value="15.1936632609916" calcext:value-type="float">
            <text:p><text:s/>15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2" office:value-type="float" office:value="11310.97" calcext:value-type="float">
            <text:p><text:s/>11 31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8.612812140363" calcext:value-type="float">
            <text:p><text:s/>78,6 </text:p>
          </table:table-cell>
          <table:table-cell table:style-name="ce14" office:value-type="float" office:value="0.972148669473413" calcext:value-type="float">
            <text:p><text:s/>1,0 </text:p>
          </table:table-cell>
          <table:table-cell table:style-name="ce14" office:value-type="float" office:value="6.50479644030205" calcext:value-type="float">
            <text:p><text:s/>6,5 </text:p>
          </table:table-cell>
          <table:table-cell table:style-name="ce14" office:value-type="float" office:value="5.49217256892423" calcext:value-type="float">
            <text:p><text:s/>5,5 </text:p>
          </table:table-cell>
          <table:table-cell table:style-name="ce14" office:value-type="float" office:value="14.4730324660972" calcext:value-type="float">
            <text:p><text:s/>14,5 </text:p>
          </table:table-cell>
          <table:table-cell table:style-name="ce14" office:value-type="float" office:value="4.01222940887714" calcext:value-type="float">
            <text:p><text:s/>4,0 </text:p>
          </table:table-cell>
          <table:table-cell table:style-name="ce14" office:value-type="float" office:value="0.409358953236004" calcext:value-type="float">
            <text:p><text:s/>0,4 </text:p>
          </table:table-cell>
          <table:table-cell table:style-name="ce14" office:value-type="float" office:value="16.9828633102097" calcext:value-type="float">
            <text:p><text:s/>17,0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entro-Oeste</text:p>
          </table:table-cell>
          <table:table-cell table:style-name="ce12" office:value-type="float" office:value="15963.5000000001" calcext:value-type="float">
            <text:p><text:s/>15 96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6.5098589595914" calcext:value-type="float">
            <text:p><text:s/>36,5 </text:p>
          </table:table-cell>
          <table:table-cell table:style-name="ce14" office:value-type="float" office:value="1.34141509517336" calcext:value-type="float">
            <text:p><text:s/>1,3 </text:p>
          </table:table-cell>
          <table:table-cell table:style-name="ce14" office:value-type="float" office:value="9.19304501700199" calcext:value-type="float">
            <text:p><text:s/>9,2 </text:p>
          </table:table-cell>
          <table:table-cell table:style-name="ce14" office:value-type="float" office:value="3.01155689455052" calcext:value-type="float">
            <text:p><text:s/>3,0 </text:p>
          </table:table-cell>
          <table:table-cell table:style-name="ce14" office:value-type="float" office:value="52.966068196839" calcext:value-type="float">
            <text:p><text:s/>53,0 </text:p>
          </table:table-cell>
          <table:table-cell table:style-name="ce14" office:value-type="float" office:value="0.898937365413912" calcext:value-type="float">
            <text:p><text:s/>0,9 </text:p>
          </table:table-cell>
          <table:table-cell table:style-name="ce14" office:value-type="float" office:value="1.31127713306956" calcext:value-type="float">
            <text:p><text:s/>1,3 </text:p>
          </table:table-cell>
          <table:table-cell table:style-name="ce14" office:value-type="float" office:value="9.81945001010295" calcext:value-type="float">
            <text:p><text:s/>9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2" office:value-type="float" office:value="2679.11199999996" calcext:value-type="float">
            <text:p><text:s/>2 67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4.0408620336941" calcext:value-type="float">
            <text:p><text:s/>44,0 </text:p>
          </table:table-cell>
          <table:table-cell table:style-name="ce14" office:value-type="float" office:value="2.4972533131124" calcext:value-type="float">
            <text:p><text:s/>2,5 </text:p>
          </table:table-cell>
          <table:table-cell table:style-name="ce14" office:value-type="float" office:value="6.40271479883223" calcext:value-type="float">
            <text:p><text:s/>6,4 </text:p>
          </table:table-cell>
          <table:table-cell table:style-name="ce14" office:value-type="float" office:value="6.5296149156375" calcext:value-type="float">
            <text:p><text:s/>6,5 </text:p>
          </table:table-cell>
          <table:table-cell table:style-name="ce14" office:value-type="float" office:value="47.2832761087099" calcext:value-type="float">
            <text:p><text:s/>47,3 </text:p>
          </table:table-cell>
          <table:table-cell table:style-name="ce14" office:value-type="float" office:value="2.23388314509329" calcext:value-type="float">
            <text:p><text:s/>2,2 </text:p>
          </table:table-cell>
          <table:table-cell table:style-name="ce14" office:value-type="float" office:value="2.26245052454062" calcext:value-type="float">
            <text:p><text:s/>2,3 </text:p>
          </table:table-cell>
          <table:table-cell table:style-name="ce14" office:value-type="float" office:value="14.4587580498639" calcext:value-type="float">
            <text:p><text:s/>14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2" office:value-type="float" office:value="3388.91899999998" calcext:value-type="float">
            <text:p><text:s/>3 38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1.0021667830268" calcext:value-type="float">
            <text:p><text:s/>31,0 </text:p>
          </table:table-cell>
          <table:table-cell table:style-name="ce14" office:value-type="float" office:value="2.95786842243276" calcext:value-type="float">
            <text:p><text:s/>3,0 </text:p>
          </table:table-cell>
          <table:table-cell table:style-name="ce14" office:value-type="float" office:value="10.1963097823963" calcext:value-type="float">
            <text:p><text:s/>10,2 </text:p>
          </table:table-cell>
          <table:table-cell table:style-name="ce14" office:value-type="float" office:value="4.66479159299111" calcext:value-type="float">
            <text:p><text:s/>4,7 </text:p>
          </table:table-cell>
          <table:table-cell table:style-name="ce14" office:value-type="float" office:value="57.6290889591465" calcext:value-type="float">
            <text:p><text:s/>57,6 </text:p>
          </table:table-cell>
          <table:table-cell table:style-name="ce14" office:value-type="float" office:value="1.5681740151628" calcext:value-type="float">
            <text:p><text:s/>1,6 </text:p>
          </table:table-cell>
          <table:table-cell table:style-name="ce14" office:value-type="float" office:value="1.15437807842795" calcext:value-type="float">
            <text:p><text:s/>1,2 </text:p>
          </table:table-cell>
          <table:table-cell table:style-name="ce14" office:value-type="float" office:value="30.0136396231021" calcext:value-type="float">
            <text:p><text:s/>30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2" office:value-type="float" office:value="6923.26000000015" calcext:value-type="float">
            <text:p><text:s/>6 92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5.8455797211204" calcext:value-type="float">
            <text:p><text:s/>35,8 </text:p>
          </table:table-cell>
          <table:table-cell table:style-name="ce14" office:value-type="float" office:value="2.16991487044145" calcext:value-type="float">
            <text:p><text:s/>2,2 </text:p>
          </table:table-cell>
          <table:table-cell table:style-name="ce14" office:value-type="float" office:value="9.20973067803284" calcext:value-type="float">
            <text:p><text:s/>9,2 </text:p>
          </table:table-cell>
          <table:table-cell table:style-name="ce14" office:value-type="float" office:value="5.43031377573787" calcext:value-type="float">
            <text:p><text:s/>5,4 </text:p>
          </table:table-cell>
          <table:table-cell table:style-name="ce14" office:value-type="float" office:value="53.9894113350288" calcext:value-type="float">
            <text:p><text:s/>54,0 </text:p>
          </table:table-cell>
          <table:table-cell table:style-name="ce14" office:value-type="float" office:value="1.39789188935418" calcext:value-type="float">
            <text:p><text:s/>1,4 </text:p>
          </table:table-cell>
          <table:table-cell table:style-name="ce14" office:value-type="float" office:value="0.95161017651346" calcext:value-type="float">
            <text:p><text:s/>1,0 </text:p>
          </table:table-cell>
          <table:table-cell table:style-name="ce14" office:value-type="float" office:value="14.3807957670254" calcext:value-type="float">
            <text:p><text:s/>14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2" office:value-type="float" office:value="2972.20900000004" calcext:value-type="float">
            <text:p><text:s/>2 97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7.5487158623137" calcext:value-type="float">
            <text:p><text:s/>37,5 </text:p>
          </table:table-cell>
          <table:table-cell table:style-name="ce14" office:value-type="float" office:value="3.32677315445667" calcext:value-type="float">
            <text:p><text:s/>3,3 </text:p>
          </table:table-cell>
          <table:table-cell table:style-name="ce14" office:value-type="float" office:value="10.5254227119748" calcext:value-type="float">
            <text:p><text:s/>10,5 </text:p>
          </table:table-cell>
          <table:table-cell table:style-name="ce14" office:value-type="float" office:value="6.14138259373282" calcext:value-type="float">
            <text:p><text:s/>6,1 </text:p>
          </table:table-cell>
          <table:table-cell table:style-name="ce14" office:value-type="float" office:value="50.3879743289884" calcext:value-type="float">
            <text:p><text:s/>50,4 </text:p>
          </table:table-cell>
          <table:table-cell table:style-name="ce14" office:value-type="float" office:value="2.41507101388327" calcext:value-type="float">
            <text:p><text:s/>2,4 </text:p>
          </table:table-cell>
          <table:table-cell table:style-name="ce14" office:value-type="float" office:value="1.47058154061047" calcext:value-type="float">
            <text:p><text:s/>1,5 </text:p>
          </table:table-cell>
          <table:table-cell table:style-name="ce14" office:value-type="float" office:value="24.8584964382861" calcext:value-type="float">
            <text:p><text:s/>24,9 </text:p>
          </table:table-cell>
          <table:table-cell table:number-columns-repeated="1013"/>
        </table:table-row>
        <table:table-row table:style-name="ro2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8" office:value-type="string" calcext:value-type="string">
            <text:p>Fonte: IBGE. Pesquisa Nacional por Amostra de Domicílios Contínua, 2018, consolidado de primeiras entrevistas.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Nota: Indígenas, amarelos e pessoas sem declaração de cor ou raça constam no total.</text:p>
          </table:table-cell>
          <table:table-cell table:style-name="ce7" table:number-columns-repeated="10"/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" table:style-name="ta2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4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abela 1.1 (UF) - Distribuição da população, por cor ou raça, com indicação do coeficiente de variação, segundo Grandes Regiões e Unidades da Federação - 2017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Grandes Regiões e Unidades da Federação</text:p>
          </table:table-cell>
          <table:table-cell table:style-name="ce10" office:value-type="string" calcext:value-type="string" table:number-columns-spanned="2" table:number-rows-spanned="2">
            <text:p>Total (1 000 pessoas)</text:p>
          </table:table-cell>
          <table:covered-table-cell table:style-name="ce10"/>
          <table:table-cell table:style-name="ce15" office:value-type="string" calcext:value-type="string" table:number-columns-spanned="8" table:number-rows-spanned="1">
            <text:p>Distribuição percentual por cor ou raça</text:p>
          </table:table-cell>
          <table:covered-table-cell table:number-columns-repeated="6" table:style-name="ce10"/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calcext:value-type="string" table:number-columns-spanned="2" table:number-rows-spanned="1">
            <text:p>Branc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e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arda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Amarela ou indígena</text:p>
          </table:table-cell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5" office:value-type="string" calcext:value-type="string">
            <text:p>CV (%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06172.34" calcext:value-type="float">
            <text:p><text:s/>206 172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43.714497012448" calcext:value-type="float">
            <text:p><text:s/>43,7 </text:p>
          </table:table-cell>
          <table:table-cell table:style-name="ce13" office:value-type="float" office:value="0.504403467562697" calcext:value-type="float">
            <text:p><text:s/>0,5 </text:p>
          </table:table-cell>
          <table:table-cell table:style-name="ce13" office:value-type="float" office:value="8.58858817250045" calcext:value-type="float">
            <text:p><text:s/>8,6 </text:p>
          </table:table-cell>
          <table:table-cell table:style-name="ce13" office:value-type="float" office:value="1.22725990268816" calcext:value-type="float">
            <text:p><text:s/>1,2 </text:p>
          </table:table-cell>
          <table:table-cell table:style-name="ce13" office:value-type="float" office:value="46.7647225276148" calcext:value-type="float">
            <text:p><text:s/>46,8 </text:p>
          </table:table-cell>
          <table:table-cell table:style-name="ce13" office:value-type="float" office:value="0.442173061167465" calcext:value-type="float">
            <text:p><text:s/>0,4 </text:p>
          </table:table-cell>
          <table:table-cell table:style-name="ce13" office:value-type="float" office:value="0.922386210581234" calcext:value-type="float">
            <text:p><text:s/>0,9 </text:p>
          </table:table-cell>
          <table:table-cell table:style-name="ce13" office:value-type="float" office:value="4.54159246267459" calcext:value-type="float">
            <text:p><text:s/>4,5 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17624.9360000002" calcext:value-type="float">
            <text:p><text:s/>17 62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097553468213" calcext:value-type="float">
            <text:p><text:s/>20,1 </text:p>
          </table:table-cell>
          <table:table-cell table:style-name="ce14" office:value-type="float" office:value="1.85273794845076" calcext:value-type="float">
            <text:p><text:s/>1,9 </text:p>
          </table:table-cell>
          <table:table-cell table:style-name="ce14" office:value-type="float" office:value="7.15718431595408" calcext:value-type="float">
            <text:p><text:s/>7,2 </text:p>
          </table:table-cell>
          <table:table-cell table:style-name="ce14" office:value-type="float" office:value="4.00394243743852" calcext:value-type="float">
            <text:p><text:s/>4,0 </text:p>
          </table:table-cell>
          <table:table-cell table:style-name="ce14" office:value-type="float" office:value="71.2688369524774" calcext:value-type="float">
            <text:p><text:s/>71,3 </text:p>
          </table:table-cell>
          <table:table-cell table:style-name="ce14" office:value-type="float" office:value="0.640335815255278" calcext:value-type="float">
            <text:p><text:s/>0,6 </text:p>
          </table:table-cell>
          <table:table-cell table:style-name="ce14" office:value-type="float" office:value="1.47560983550958" calcext:value-type="float">
            <text:p><text:s/>1,5 </text:p>
          </table:table-cell>
          <table:table-cell table:style-name="ce14" office:value-type="float" office:value="11.5924081564567" calcext:value-type="float">
            <text:p><text:s/>11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2" office:value-type="float" office:value="1727.24799999997" calcext:value-type="float">
            <text:p><text:s/>1 72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1.135087905343" calcext:value-type="float">
            <text:p><text:s/>31,1 </text:p>
          </table:table-cell>
          <table:table-cell table:style-name="ce14" office:value-type="float" office:value="2.97657603805776" calcext:value-type="float">
            <text:p><text:s/>3,0 </text:p>
          </table:table-cell>
          <table:table-cell table:style-name="ce14" office:value-type="float" office:value="7.47234874592197" calcext:value-type="float">
            <text:p><text:s/>7,5 </text:p>
          </table:table-cell>
          <table:table-cell table:style-name="ce14" office:value-type="float" office:value="7.26137329379939" calcext:value-type="float">
            <text:p><text:s/>7,3 </text:p>
          </table:table-cell>
          <table:table-cell table:style-name="ce14" office:value-type="float" office:value="60.7688888670595" calcext:value-type="float">
            <text:p><text:s/>60,8 </text:p>
          </table:table-cell>
          <table:table-cell table:style-name="ce14" office:value-type="float" office:value="1.68228161046569" calcext:value-type="float">
            <text:p><text:s/>1,7 </text:p>
          </table:table-cell>
          <table:table-cell table:style-name="ce14" office:value-type="float" office:value="0.623674481674552" calcext:value-type="float">
            <text:p><text:s/>0,6 </text:p>
          </table:table-cell>
          <table:table-cell table:style-name="ce14" office:value-type="float" office:value="18.1434543466283" calcext:value-type="float">
            <text:p><text:s/>18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2" office:value-type="float" office:value="840.491000000005" calcext:value-type="float">
            <text:p><text:s text:c="2"/>84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0965070391996" calcext:value-type="float">
            <text:p><text:s/>19,1 </text:p>
          </table:table-cell>
          <table:table-cell table:style-name="ce14" office:value-type="float" office:value="4.25984424297057" calcext:value-type="float">
            <text:p><text:s/>4,3 </text:p>
          </table:table-cell>
          <table:table-cell table:style-name="ce14" office:value-type="float" office:value="5.87872920325593" calcext:value-type="float">
            <text:p><text:s/>5,9 </text:p>
          </table:table-cell>
          <table:table-cell table:style-name="ce14" office:value-type="float" office:value="9.39284035084492" calcext:value-type="float">
            <text:p><text:s/>9,4 </text:p>
          </table:table-cell>
          <table:table-cell table:style-name="ce14" office:value-type="float" office:value="74.0688887234983" calcext:value-type="float">
            <text:p><text:s/>74,1 </text:p>
          </table:table-cell>
          <table:table-cell table:style-name="ce14" office:value-type="float" office:value="1.34671650489143" calcext:value-type="float">
            <text:p><text:s/>1,3 </text:p>
          </table:table-cell>
          <table:table-cell table:style-name="ce14" office:value-type="float" office:value="0.938775667623549" calcext:value-type="float">
            <text:p><text:s/>0,9 </text:p>
          </table:table-cell>
          <table:table-cell table:style-name="ce14" office:value-type="float" office:value="29.4315229860881" calcext:value-type="float">
            <text:p><text:s/>29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2" office:value-type="float" office:value="3859.22900000005" calcext:value-type="float">
            <text:p><text:s/>3 85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8.1547608240275" calcext:value-type="float">
            <text:p><text:s/>18,2 </text:p>
          </table:table-cell>
          <table:table-cell table:style-name="ce14" office:value-type="float" office:value="4.6905154922102" calcext:value-type="float">
            <text:p><text:s/>4,7 </text:p>
          </table:table-cell>
          <table:table-cell table:style-name="ce14" office:value-type="float" office:value="2.84308378843161" calcext:value-type="float">
            <text:p><text:s/>2,8 </text:p>
          </table:table-cell>
          <table:table-cell table:style-name="ce14" office:value-type="float" office:value="10.0080378494524" calcext:value-type="float">
            <text:p><text:s/>10,0 </text:p>
          </table:table-cell>
          <table:table-cell table:style-name="ce14" office:value-type="float" office:value="76.6646287688509" calcext:value-type="float">
            <text:p><text:s/>76,7 </text:p>
          </table:table-cell>
          <table:table-cell table:style-name="ce14" office:value-type="float" office:value="1.30928797945591" calcext:value-type="float">
            <text:p><text:s/>1,3 </text:p>
          </table:table-cell>
          <table:table-cell table:style-name="ce14" office:value-type="float" office:value="2.3375266186881" calcext:value-type="float">
            <text:p><text:s/>2,3 </text:p>
          </table:table-cell>
          <table:table-cell table:style-name="ce14" office:value-type="float" office:value="23.280669714019" calcext:value-type="float">
            <text:p><text:s/>23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2" office:value-type="float" office:value="486.746999999998" calcext:value-type="float">
            <text:p><text:s text:c="2"/>48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4467737923961" calcext:value-type="float">
            <text:p><text:s/>21,4 </text:p>
          </table:table-cell>
          <table:table-cell table:style-name="ce14" office:value-type="float" office:value="5.64944249180774" calcext:value-type="float">
            <text:p><text:s/>5,6 </text:p>
          </table:table-cell>
          <table:table-cell table:style-name="ce14" office:value-type="float" office:value="8.30863695851017" calcext:value-type="float">
            <text:p><text:s/>8,3 </text:p>
          </table:table-cell>
          <table:table-cell table:style-name="ce14" office:value-type="float" office:value="7.22862742990833" calcext:value-type="float">
            <text:p><text:s/>7,2 </text:p>
          </table:table-cell>
          <table:table-cell table:style-name="ce14" office:value-type="float" office:value="64.066477296193" calcext:value-type="float">
            <text:p><text:s/>64,1 </text:p>
          </table:table-cell>
          <table:table-cell table:style-name="ce14" office:value-type="float" office:value="2.31325626611683" calcext:value-type="float">
            <text:p><text:s/>2,3 </text:p>
          </table:table-cell>
          <table:table-cell table:style-name="ce14" office:value-type="float" office:value="6.1781119528994" calcext:value-type="float">
            <text:p><text:s/>6,2 </text:p>
          </table:table-cell>
          <table:table-cell table:style-name="ce14" office:value-type="float" office:value="20.6128145475442" calcext:value-type="float">
            <text:p><text:s/>20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2" office:value-type="float" office:value="8381.47400000011" calcext:value-type="float">
            <text:p><text:s/>8 38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8.1596262433721" calcext:value-type="float">
            <text:p><text:s/>18,2 </text:p>
          </table:table-cell>
          <table:table-cell table:style-name="ce14" office:value-type="float" office:value="3.28431258825072" calcext:value-type="float">
            <text:p><text:s/>3,3 </text:p>
          </table:table-cell>
          <table:table-cell table:style-name="ce14" office:value-type="float" office:value="8.46118367871631" calcext:value-type="float">
            <text:p><text:s/>8,5 </text:p>
          </table:table-cell>
          <table:table-cell table:style-name="ce14" office:value-type="float" office:value="6.58587147633476" calcext:value-type="float">
            <text:p><text:s/>6,6 </text:p>
          </table:table-cell>
          <table:table-cell table:style-name="ce14" office:value-type="float" office:value="72.1559775813557" calcext:value-type="float">
            <text:p><text:s/>72,2 </text:p>
          </table:table-cell>
          <table:table-cell table:style-name="ce14" office:value-type="float" office:value="1.05176682835114" calcext:value-type="float">
            <text:p><text:s/>1,1 </text:p>
          </table:table-cell>
          <table:table-cell table:style-name="ce14" office:value-type="float" office:value="1.22321249655521" calcext:value-type="float">
            <text:p><text:s/>1,2 </text:p>
          </table:table-cell>
          <table:table-cell table:style-name="ce14" office:value-type="float" office:value="19.6990315002116" calcext:value-type="float">
            <text:p><text:s/>19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2" office:value-type="float" office:value="805.343999999991" calcext:value-type="float">
            <text:p><text:s text:c="2"/>80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3275294188264" calcext:value-type="float">
            <text:p><text:s/>19,3 </text:p>
          </table:table-cell>
          <table:table-cell table:style-name="ce14" office:value-type="float" office:value="6.51173305532221" calcext:value-type="float">
            <text:p><text:s/>6,5 </text:p>
          </table:table-cell>
          <table:table-cell table:style-name="ce14" office:value-type="float" office:value="7.96840253972209" calcext:value-type="float">
            <text:p><text:s/>8,0 </text:p>
          </table:table-cell>
          <table:table-cell table:style-name="ce14" office:value-type="float" office:value="10.0806952709963" calcext:value-type="float">
            <text:p><text:s/>10,1 </text:p>
          </table:table-cell>
          <table:table-cell table:style-name="ce14" office:value-type="float" office:value="72.2873106452916" calcext:value-type="float">
            <text:p><text:s/>72,3 </text:p>
          </table:table-cell>
          <table:table-cell table:style-name="ce14" office:value-type="float" office:value="2.07845676371896" calcext:value-type="float">
            <text:p><text:s/>2,1 </text:p>
          </table:table-cell>
          <table:table-cell table:style-name="ce14" office:value-type="float" office:value="0.416757396159974" calcext:value-type="float">
            <text:p><text:s/>0,4 </text:p>
          </table:table-cell>
          <table:table-cell table:style-name="ce14" office:value-type="float" office:value="50.1288573295721" calcext:value-type="float">
            <text:p><text:s/>50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2" office:value-type="float" office:value="1524.40300000003" calcext:value-type="float">
            <text:p><text:s/>1 52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3.6927870763339" calcext:value-type="float">
            <text:p><text:s/>23,7 </text:p>
          </table:table-cell>
          <table:table-cell table:style-name="ce14" office:value-type="float" office:value="4.695288535417" calcext:value-type="float">
            <text:p><text:s/>4,7 </text:p>
          </table:table-cell>
          <table:table-cell table:style-name="ce14" office:value-type="float" office:value="10.4608068789558" calcext:value-type="float">
            <text:p><text:s/>10,5 </text:p>
          </table:table-cell>
          <table:table-cell table:style-name="ce14" office:value-type="float" office:value="5.9262349194686" calcext:value-type="float">
            <text:p><text:s/>5,9 </text:p>
          </table:table-cell>
          <table:table-cell table:style-name="ce14" office:value-type="float" office:value="64.8459677535302" calcext:value-type="float">
            <text:p><text:s/>64,8 </text:p>
          </table:table-cell>
          <table:table-cell table:style-name="ce14" office:value-type="float" office:value="1.87186276553983" calcext:value-type="float">
            <text:p><text:s/>1,9 </text:p>
          </table:table-cell>
          <table:table-cell table:style-name="ce14" office:value-type="float" office:value="1.00043829118026" calcext:value-type="float">
            <text:p><text:s/>1,0 </text:p>
          </table:table-cell>
          <table:table-cell table:style-name="ce14" office:value-type="float" office:value="20.2584383906125" calcext:value-type="float">
            <text:p><text:s/>20,3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Nordeste</text:p>
          </table:table-cell>
          <table:table-cell table:style-name="ce12" office:value-type="float" office:value="56299.9910000005" calcext:value-type="float">
            <text:p><text:s/>56 30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4.8480851937922" calcext:value-type="float">
            <text:p><text:s/>24,8 </text:p>
          </table:table-cell>
          <table:table-cell table:style-name="ce14" office:value-type="float" office:value="1.20348233493807" calcext:value-type="float">
            <text:p><text:s/>1,2 </text:p>
          </table:table-cell>
          <table:table-cell table:style-name="ce14" office:value-type="float" office:value="10.4027990724418" calcext:value-type="float">
            <text:p><text:s/>10,4 </text:p>
          </table:table-cell>
          <table:table-cell table:style-name="ce14" office:value-type="float" office:value="1.99544092766914" calcext:value-type="float">
            <text:p><text:s/>2,0 </text:p>
          </table:table-cell>
          <table:table-cell table:style-name="ce14" office:value-type="float" office:value="64.1863891435708" calcext:value-type="float">
            <text:p><text:s/>64,2 </text:p>
          </table:table-cell>
          <table:table-cell table:style-name="ce14" office:value-type="float" office:value="0.471665618235931" calcext:value-type="float">
            <text:p><text:s/>0,5 </text:p>
          </table:table-cell>
          <table:table-cell table:style-name="ce14" office:value-type="float" office:value="0.557544572808269" calcext:value-type="float">
            <text:p><text:s/>0,6 </text:p>
          </table:table-cell>
          <table:table-cell table:style-name="ce14" office:value-type="float" office:value="7.08330675393315" calcext:value-type="float">
            <text:p><text:s/>7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2" office:value-type="float" office:value="6960.07000000012" calcext:value-type="float">
            <text:p><text:s/>6 96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8.4919086302035" calcext:value-type="float">
            <text:p><text:s/>18,5 </text:p>
          </table:table-cell>
          <table:table-cell table:style-name="ce14" office:value-type="float" office:value="2.57079604655374" calcext:value-type="float">
            <text:p><text:s/>2,6 </text:p>
          </table:table-cell>
          <table:table-cell table:style-name="ce14" office:value-type="float" office:value="10.8584648086024" calcext:value-type="float">
            <text:p><text:s/>10,9 </text:p>
          </table:table-cell>
          <table:table-cell table:style-name="ce14" office:value-type="float" office:value="3.42849344362835" calcext:value-type="float">
            <text:p><text:s/>3,4 </text:p>
          </table:table-cell>
          <table:table-cell table:style-name="ce14" office:value-type="float" office:value="69.9851632087382" calcext:value-type="float">
            <text:p><text:s/>70,0 </text:p>
          </table:table-cell>
          <table:table-cell table:style-name="ce14" office:value-type="float" office:value="0.75733791756959" calcext:value-type="float">
            <text:p><text:s/>0,8 </text:p>
          </table:table-cell>
          <table:table-cell table:style-name="ce14" office:value-type="float" office:value="0.664463352455158" calcext:value-type="float">
            <text:p><text:s/>0,7 </text:p>
          </table:table-cell>
          <table:table-cell table:style-name="ce14" office:value-type="float" office:value="11.0298429254103" calcext:value-type="float">
            <text:p><text:s/>11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2" office:value-type="float" office:value="3254.62599999996" calcext:value-type="float">
            <text:p><text:s/>3 25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4426532468015" calcext:value-type="float">
            <text:p><text:s/>20,4 </text:p>
          </table:table-cell>
          <table:table-cell table:style-name="ce14" office:value-type="float" office:value="4.74524680202993" calcext:value-type="float">
            <text:p><text:s/>4,7 </text:p>
          </table:table-cell>
          <table:table-cell table:style-name="ce14" office:value-type="float" office:value="8.68061132215194" calcext:value-type="float">
            <text:p><text:s/>8,7 </text:p>
          </table:table-cell>
          <table:table-cell table:style-name="ce14" office:value-type="float" office:value="6.07312252202141" calcext:value-type="float">
            <text:p><text:s/>6,1 </text:p>
          </table:table-cell>
          <table:table-cell table:style-name="ce14" office:value-type="float" office:value="70.7344262574738" calcext:value-type="float">
            <text:p><text:s/>70,7 </text:p>
          </table:table-cell>
          <table:table-cell table:style-name="ce14" office:value-type="float" office:value="1.40125979763389" calcext:value-type="float">
            <text:p><text:s/>1,4 </text:p>
          </table:table-cell>
          <table:table-cell table:style-name="ce14" office:value-type="float" office:value="0.142309173573916" calcext:value-type="float">
            <text:p><text:s/>0,1 </text:p>
          </table:table-cell>
          <table:table-cell table:style-name="ce14" office:value-type="float" office:value="41.1182903220991" calcext:value-type="float">
            <text:p><text:s/>41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2" office:value-type="float" office:value="9015.35400000011" calcext:value-type="float">
            <text:p><text:s/>9 01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7.5364184735704" calcext:value-type="float">
            <text:p><text:s/>27,5 </text:p>
          </table:table-cell>
          <table:table-cell table:style-name="ce14" office:value-type="float" office:value="2.1528979030204" calcext:value-type="float">
            <text:p><text:s/>2,2 </text:p>
          </table:table-cell>
          <table:table-cell table:style-name="ce14" office:value-type="float" office:value="4.29071674027414" calcext:value-type="float">
            <text:p><text:s/>4,3 </text:p>
          </table:table-cell>
          <table:table-cell table:style-name="ce14" office:value-type="float" office:value="5.5470796677715" calcext:value-type="float">
            <text:p><text:s/>5,5 </text:p>
          </table:table-cell>
          <table:table-cell table:style-name="ce14" office:value-type="float" office:value="67.5848036228486" calcext:value-type="float">
            <text:p><text:s/>67,6 </text:p>
          </table:table-cell>
          <table:table-cell table:style-name="ce14" office:value-type="float" office:value="0.910378316882854" calcext:value-type="float">
            <text:p><text:s/>0,9 </text:p>
          </table:table-cell>
          <table:table-cell table:style-name="ce14" office:value-type="float" office:value="0.58806116330609" calcext:value-type="float">
            <text:p><text:s/>0,6 </text:p>
          </table:table-cell>
          <table:table-cell table:style-name="ce14" office:value-type="float" office:value="20.0472076856498" calcext:value-type="float">
            <text:p><text:s/>20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2" office:value-type="float" office:value="3450.66900000003" calcext:value-type="float">
            <text:p><text:s/>3 45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6.6920435366924" calcext:value-type="float">
            <text:p><text:s/>36,7 </text:p>
          </table:table-cell>
          <table:table-cell table:style-name="ce14" office:value-type="float" office:value="2.63867207457028" calcext:value-type="float">
            <text:p><text:s/>2,6 </text:p>
          </table:table-cell>
          <table:table-cell table:style-name="ce14" office:value-type="float" office:value="5.95337144061915" calcext:value-type="float">
            <text:p><text:s/>6,0 </text:p>
          </table:table-cell>
          <table:table-cell table:style-name="ce14" office:value-type="float" office:value="7.89962271778684" calcext:value-type="float">
            <text:p><text:s/>7,9 </text:p>
          </table:table-cell>
          <table:table-cell table:style-name="ce14" office:value-type="float" office:value="57.2002907041456" calcext:value-type="float">
            <text:p><text:s/>57,2 </text:p>
          </table:table-cell>
          <table:table-cell table:style-name="ce14" office:value-type="float" office:value="1.62978331583572" calcext:value-type="float">
            <text:p><text:s/>1,6 </text:p>
          </table:table-cell>
          <table:table-cell table:style-name="ce14" office:value-type="float" office:value="0.139358337894284" calcext:value-type="float">
            <text:p><text:s/>0,1 </text:p>
          </table:table-cell>
          <table:table-cell table:style-name="ce14" office:value-type="float" office:value="33.0014319480842" calcext:value-type="float">
            <text:p><text:s/>33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2" office:value-type="float" office:value="3953.4480000001" calcext:value-type="float">
            <text:p><text:s/>3 95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3.7701519877552" calcext:value-type="float">
            <text:p><text:s/>33,8 </text:p>
          </table:table-cell>
          <table:table-cell table:style-name="ce14" office:value-type="float" office:value="3.0092536572355" calcext:value-type="float">
            <text:p><text:s/>3,0 </text:p>
          </table:table-cell>
          <table:table-cell table:style-name="ce14" office:value-type="float" office:value="5.12450025176989" calcext:value-type="float">
            <text:p><text:s/>5,1 </text:p>
          </table:table-cell>
          <table:table-cell table:style-name="ce14" office:value-type="float" office:value="7.13490534510375" calcext:value-type="float">
            <text:p><text:s/>7,1 </text:p>
          </table:table-cell>
          <table:table-cell table:style-name="ce14" office:value-type="float" office:value="60.9443075390639" calcext:value-type="float">
            <text:p><text:s/>60,9 </text:p>
          </table:table-cell>
          <table:table-cell table:style-name="ce14" office:value-type="float" office:value="1.64495422920197" calcext:value-type="float">
            <text:p><text:s/>1,6 </text:p>
          </table:table-cell>
          <table:table-cell table:style-name="ce14" office:value-type="float" office:value="0.161040221411213" calcext:value-type="float">
            <text:p><text:s/>0,2 </text:p>
          </table:table-cell>
          <table:table-cell table:style-name="ce14" office:value-type="float" office:value="30.9483779545013" calcext:value-type="float">
            <text:p><text:s/>30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2" office:value-type="float" office:value="9377.55199999998" calcext:value-type="float">
            <text:p><text:s/>9 37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0.7293500258565" calcext:value-type="float">
            <text:p><text:s/>30,7 </text:p>
          </table:table-cell>
          <table:table-cell table:style-name="ce14" office:value-type="float" office:value="2.95796094491501" calcext:value-type="float">
            <text:p><text:s/>3,0 </text:p>
          </table:table-cell>
          <table:table-cell table:style-name="ce14" office:value-type="float" office:value="6.41396612398533" calcext:value-type="float">
            <text:p><text:s/>6,4 </text:p>
          </table:table-cell>
          <table:table-cell table:style-name="ce14" office:value-type="float" office:value="6.33945309650511" calcext:value-type="float">
            <text:p><text:s/>6,3 </text:p>
          </table:table-cell>
          <table:table-cell table:style-name="ce14" office:value-type="float" office:value="62.0899827046239" calcext:value-type="float">
            <text:p><text:s/>62,1 </text:p>
          </table:table-cell>
          <table:table-cell table:style-name="ce14" office:value-type="float" office:value="1.48481023549403" calcext:value-type="float">
            <text:p><text:s/>1,5 </text:p>
          </table:table-cell>
          <table:table-cell table:style-name="ce14" office:value-type="float" office:value="0.748782345247993" calcext:value-type="float">
            <text:p><text:s/>0,7 </text:p>
          </table:table-cell>
          <table:table-cell table:style-name="ce14" office:value-type="float" office:value="15.1999932977887" calcext:value-type="float">
            <text:p><text:s/>15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2" office:value-type="float" office:value="3300.73599999995" calcext:value-type="float">
            <text:p><text:s/>3 30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3.3743142303387" calcext:value-type="float">
            <text:p><text:s/>23,4 </text:p>
          </table:table-cell>
          <table:table-cell table:style-name="ce14" office:value-type="float" office:value="2.82013371090151" calcext:value-type="float">
            <text:p><text:s/>2,8 </text:p>
          </table:table-cell>
          <table:table-cell table:style-name="ce14" office:value-type="float" office:value="5.24674277228498" calcext:value-type="float">
            <text:p><text:s/>5,2 </text:p>
          </table:table-cell>
          <table:table-cell table:style-name="ce14" office:value-type="float" office:value="6.0071082374158" calcext:value-type="float">
            <text:p><text:s/>6,0 </text:p>
          </table:table-cell>
          <table:table-cell table:style-name="ce14" office:value-type="float" office:value="70.8127894446686" calcext:value-type="float">
            <text:p><text:s/>70,8 </text:p>
          </table:table-cell>
          <table:table-cell table:style-name="ce14" office:value-type="float" office:value="1.04357186989563" calcext:value-type="float">
            <text:p><text:s/>1,0 </text:p>
          </table:table-cell>
          <table:table-cell table:style-name="ce14" office:value-type="float" office:value="0.566153552709655" calcext:value-type="float">
            <text:p><text:s/>0,6 </text:p>
          </table:table-cell>
          <table:table-cell table:style-name="ce14" office:value-type="float" office:value="16.1929595492111" calcext:value-type="float">
            <text:p><text:s/>16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2" office:value-type="float" office:value="2256.91599999998" calcext:value-type="float">
            <text:p><text:s/>2 25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7952587620474" calcext:value-type="float">
            <text:p><text:s/>20,8 </text:p>
          </table:table-cell>
          <table:table-cell table:style-name="ce14" office:value-type="float" office:value="5.4163767730446" calcext:value-type="float">
            <text:p><text:s/>5,4 </text:p>
          </table:table-cell>
          <table:table-cell table:style-name="ce14" office:value-type="float" office:value="7.4065810118731" calcext:value-type="float">
            <text:p><text:s/>7,4 </text:p>
          </table:table-cell>
          <table:table-cell table:style-name="ce14" office:value-type="float" office:value="7.95935447074639" calcext:value-type="float">
            <text:p><text:s/>8,0 </text:p>
          </table:table-cell>
          <table:table-cell table:style-name="ce14" office:value-type="float" office:value="70.8469837892162" calcext:value-type="float">
            <text:p><text:s/>70,8 </text:p>
          </table:table-cell>
          <table:table-cell table:style-name="ce14" office:value-type="float" office:value="1.6947772414596" calcext:value-type="float">
            <text:p><text:s/>1,7 </text:p>
          </table:table-cell>
          <table:table-cell table:style-name="ce14" office:value-type="float" office:value="0.951176436863558" calcext:value-type="float">
            <text:p><text:s/>1,0 </text:p>
          </table:table-cell>
          <table:table-cell table:style-name="ce14" office:value-type="float" office:value="20.4587474183143" calcext:value-type="float">
            <text:p><text:s/>20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2" office:value-type="float" office:value="14730.6200000002" calcext:value-type="float">
            <text:p><text:s/>14 73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2175166824509" calcext:value-type="float">
            <text:p><text:s/>19,2 </text:p>
          </table:table-cell>
          <table:table-cell table:style-name="ce14" office:value-type="float" office:value="3.91484092854139" calcext:value-type="float">
            <text:p><text:s/>3,9 </text:p>
          </table:table-cell>
          <table:table-cell table:style-name="ce14" office:value-type="float" office:value="20.9212742584827" calcext:value-type="float">
            <text:p><text:s/>20,9 </text:p>
          </table:table-cell>
          <table:table-cell table:style-name="ce14" office:value-type="float" office:value="3.24816120931546" calcext:value-type="float">
            <text:p><text:s/>3,2 </text:p>
          </table:table-cell>
          <table:table-cell table:style-name="ce14" office:value-type="float" office:value="59.2558213384717" calcext:value-type="float">
            <text:p><text:s/>59,3 </text:p>
          </table:table-cell>
          <table:table-cell table:style-name="ce14" office:value-type="float" office:value="1.26354006034766" calcext:value-type="float">
            <text:p><text:s/>1,3 </text:p>
          </table:table-cell>
          <table:table-cell table:style-name="ce14" office:value-type="float" office:value="0.600488135555078" calcext:value-type="float">
            <text:p><text:s/>0,6 </text:p>
          </table:table-cell>
          <table:table-cell table:style-name="ce14" office:value-type="float" office:value="16.1072654441302" calcext:value-type="float">
            <text:p><text:s/>16,1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deste</text:p>
          </table:table-cell>
          <table:table-cell table:style-name="ce12" office:value-type="float" office:value="87014.2759999994" calcext:value-type="float">
            <text:p><text:s/>87 01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51.2233273783707" calcext:value-type="float">
            <text:p><text:s/>51,2 </text:p>
          </table:table-cell>
          <table:table-cell table:style-name="ce14" office:value-type="float" office:value="0.87739111833287" calcext:value-type="float">
            <text:p><text:s/>0,9 </text:p>
          </table:table-cell>
          <table:table-cell table:style-name="ce14" office:value-type="float" office:value="9.27620957894851" calcext:value-type="float">
            <text:p><text:s/>9,3 </text:p>
          </table:table-cell>
          <table:table-cell table:style-name="ce14" office:value-type="float" office:value="2.04477380705593" calcext:value-type="float">
            <text:p><text:s/>2,0 </text:p>
          </table:table-cell>
          <table:table-cell table:style-name="ce14" office:value-type="float" office:value="38.3604335838316" calcext:value-type="float">
            <text:p><text:s/>38,4 </text:p>
          </table:table-cell>
          <table:table-cell table:style-name="ce14" office:value-type="float" office:value="1.07620506078652" calcext:value-type="float">
            <text:p><text:s/>1,1 </text:p>
          </table:table-cell>
          <table:table-cell table:style-name="ce14" office:value-type="float" office:value="1.12825209289366" calcext:value-type="float">
            <text:p><text:s/>1,1 </text:p>
          </table:table-cell>
          <table:table-cell table:style-name="ce14" office:value-type="float" office:value="7.44776858329571" calcext:value-type="float">
            <text:p><text:s/>7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2" office:value-type="float" office:value="20898.1510000001" calcext:value-type="float">
            <text:p><text:s/>20 89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0.3968270642952" calcext:value-type="float">
            <text:p><text:s/>40,4 </text:p>
          </table:table-cell>
          <table:table-cell table:style-name="ce14" office:value-type="float" office:value="1.72578691067785" calcext:value-type="float">
            <text:p><text:s/>1,7 </text:p>
          </table:table-cell>
          <table:table-cell table:style-name="ce14" office:value-type="float" office:value="10.753766020918" calcext:value-type="float">
            <text:p><text:s/>10,8 </text:p>
          </table:table-cell>
          <table:table-cell table:style-name="ce14" office:value-type="float" office:value="3.57119292362066" calcext:value-type="float">
            <text:p><text:s/>3,6 </text:p>
          </table:table-cell>
          <table:table-cell table:style-name="ce14" office:value-type="float" office:value="48.5617490593474" calcext:value-type="float">
            <text:p><text:s/>48,6 </text:p>
          </table:table-cell>
          <table:table-cell table:style-name="ce14" office:value-type="float" office:value="1.27309772749116" calcext:value-type="float">
            <text:p><text:s/>1,3 </text:p>
          </table:table-cell>
          <table:table-cell table:style-name="ce14" office:value-type="float" office:value="0.287657855439642" calcext:value-type="float">
            <text:p><text:s/>0,3 </text:p>
          </table:table-cell>
          <table:table-cell table:style-name="ce14" office:value-type="float" office:value="17.8653263722923" calcext:value-type="float">
            <text:p><text:s/>17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2" office:value-type="float" office:value="3921.75900000003" calcext:value-type="float">
            <text:p><text:s/>3 92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9.2090492008401" calcext:value-type="float">
            <text:p><text:s/>39,2 </text:p>
          </table:table-cell>
          <table:table-cell table:style-name="ce14" office:value-type="float" office:value="2.59205217457038" calcext:value-type="float">
            <text:p><text:s/>2,6 </text:p>
          </table:table-cell>
          <table:table-cell table:style-name="ce14" office:value-type="float" office:value="10.4615353539289" calcext:value-type="float">
            <text:p><text:s/>10,5 </text:p>
          </table:table-cell>
          <table:table-cell table:style-name="ce14" office:value-type="float" office:value="5.0613575431743" calcext:value-type="float">
            <text:p><text:s/>5,1 </text:p>
          </table:table-cell>
          <table:table-cell table:style-name="ce14" office:value-type="float" office:value="49.7870566760979" calcext:value-type="float">
            <text:p><text:s/>49,8 </text:p>
          </table:table-cell>
          <table:table-cell table:style-name="ce14" office:value-type="float" office:value="1.83430862526583" calcext:value-type="float">
            <text:p><text:s/>1,8 </text:p>
          </table:table-cell>
          <table:table-cell table:style-name="ce14" office:value-type="float" office:value="0.542358769132016" calcext:value-type="float">
            <text:p><text:s/>0,5 </text:p>
          </table:table-cell>
          <table:table-cell table:style-name="ce14" office:value-type="float" office:value="17.7787959596848" calcext:value-type="float">
            <text:p><text:s/>17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2" office:value-type="float" office:value="17050.9490000001" calcext:value-type="float">
            <text:p><text:s/>17 05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3.8140139076555" calcext:value-type="float">
            <text:p><text:s/>43,8 </text:p>
          </table:table-cell>
          <table:table-cell table:style-name="ce14" office:value-type="float" office:value="1.68964828201062" calcext:value-type="float">
            <text:p><text:s/>1,7 </text:p>
          </table:table-cell>
          <table:table-cell table:style-name="ce14" office:value-type="float" office:value="13.3622506186001" calcext:value-type="float">
            <text:p><text:s/>13,4 </text:p>
          </table:table-cell>
          <table:table-cell table:style-name="ce14" office:value-type="float" office:value="3.05911208853345" calcext:value-type="float">
            <text:p><text:s/>3,1 </text:p>
          </table:table-cell>
          <table:table-cell table:style-name="ce14" office:value-type="float" office:value="42.3346253881598" calcext:value-type="float">
            <text:p><text:s/>42,3 </text:p>
          </table:table-cell>
          <table:table-cell table:style-name="ce14" office:value-type="float" office:value="1.68145102050354" calcext:value-type="float">
            <text:p><text:s/>1,7 </text:p>
          </table:table-cell>
          <table:table-cell table:style-name="ce14" office:value-type="float" office:value="0.474832947947137" calcext:value-type="float">
            <text:p><text:s/>0,5 </text:p>
          </table:table-cell>
          <table:table-cell table:style-name="ce14" office:value-type="float" office:value="12.9342829216306" calcext:value-type="float">
            <text:p><text:s/>12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2" office:value-type="float" office:value="45143.4169999991" calcext:value-type="float">
            <text:p><text:s/>45 14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0.0774814192691" calcext:value-type="float">
            <text:p><text:s/>60,1 </text:p>
          </table:table-cell>
          <table:table-cell table:style-name="ce14" office:value-type="float" office:value="1.24594115892178" calcext:value-type="float">
            <text:p><text:s/>1,2 </text:p>
          </table:table-cell>
          <table:table-cell table:style-name="ce14" office:value-type="float" office:value="6.94591107628379" calcext:value-type="float">
            <text:p><text:s/>6,9 </text:p>
          </table:table-cell>
          <table:table-cell table:style-name="ce14" office:value-type="float" office:value="3.97176677009565" calcext:value-type="float">
            <text:p><text:s/>4,0 </text:p>
          </table:table-cell>
          <table:table-cell table:style-name="ce14" office:value-type="float" office:value="31.1442134441491" calcext:value-type="float">
            <text:p><text:s/>31,1 </text:p>
          </table:table-cell>
          <table:table-cell table:style-name="ce14" office:value-type="float" office:value="2.20761941116384" calcext:value-type="float">
            <text:p><text:s/>2,2 </text:p>
          </table:table-cell>
          <table:table-cell table:style-name="ce14" office:value-type="float" office:value="1.81508566235193" calcext:value-type="float">
            <text:p><text:s/>1,8 </text:p>
          </table:table-cell>
          <table:table-cell table:style-name="ce14" office:value-type="float" office:value="8.72141757426653" calcext:value-type="float">
            <text:p><text:s/>8,7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l</text:p>
          </table:table-cell>
          <table:table-cell table:style-name="ce12" office:value-type="float" office:value="29483.1819999999" calcext:value-type="float">
            <text:p><text:s/>29 48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5.6550034960041" calcext:value-type="float">
            <text:p><text:s/>75,7 </text:p>
          </table:table-cell>
          <table:table-cell table:style-name="ce14" office:value-type="float" office:value="0.536103916727901" calcext:value-type="float">
            <text:p><text:s/>0,5 </text:p>
          </table:table-cell>
          <table:table-cell table:style-name="ce14" office:value-type="float" office:value="4.17211750455969" calcext:value-type="float">
            <text:p><text:s/>4,2 </text:p>
          </table:table-cell>
          <table:table-cell table:style-name="ce14" office:value-type="float" office:value="3.89263753197598" calcext:value-type="float">
            <text:p><text:s/>3,9 </text:p>
          </table:table-cell>
          <table:table-cell table:style-name="ce14" office:value-type="float" office:value="19.5493776824403" calcext:value-type="float">
            <text:p><text:s/>19,5 </text:p>
          </table:table-cell>
          <table:table-cell table:style-name="ce14" office:value-type="float" office:value="1.8026985436724" calcext:value-type="float">
            <text:p><text:s/>1,8 </text:p>
          </table:table-cell>
          <table:table-cell table:style-name="ce14" office:value-type="float" office:value="0.616578366699532" calcext:value-type="float">
            <text:p><text:s/>0,6 </text:p>
          </table:table-cell>
          <table:table-cell table:style-name="ce14" office:value-type="float" office:value="8.91580890135213" calcext:value-type="float">
            <text:p><text:s/>8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2" office:value-type="float" office:value="11248.5370000001" calcext:value-type="float">
            <text:p><text:s/>11 24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7.2434711535455" calcext:value-type="float">
            <text:p><text:s/>67,2 </text:p>
          </table:table-cell>
          <table:table-cell table:style-name="ce14" office:value-type="float" office:value="1.0533649138058" calcext:value-type="float">
            <text:p><text:s/>1,1 </text:p>
          </table:table-cell>
          <table:table-cell table:style-name="ce14" office:value-type="float" office:value="3.66670261193153" calcext:value-type="float">
            <text:p><text:s/>3,7 </text:p>
          </table:table-cell>
          <table:table-cell table:style-name="ce14" office:value-type="float" office:value="6.0068894466968" calcext:value-type="float">
            <text:p><text:s/>6,0 </text:p>
          </table:table-cell>
          <table:table-cell table:style-name="ce14" office:value-type="float" office:value="27.9823722437829" calcext:value-type="float">
            <text:p><text:s/>28,0 </text:p>
          </table:table-cell>
          <table:table-cell table:style-name="ce14" office:value-type="float" office:value="2.39810485299054" calcext:value-type="float">
            <text:p><text:s/>2,4 </text:p>
          </table:table-cell>
          <table:table-cell table:style-name="ce14" office:value-type="float" office:value="1.09737478445901" calcext:value-type="float">
            <text:p><text:s/>1,1 </text:p>
          </table:table-cell>
          <table:table-cell table:style-name="ce14" office:value-type="float" office:value="11.6472220370959" calcext:value-type="float">
            <text:p><text:s/>11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2" office:value-type="float" office:value="6973.12999999967" calcext:value-type="float">
            <text:p><text:s/>6 97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2.7764757915493" calcext:value-type="float">
            <text:p><text:s/>82,8 </text:p>
          </table:table-cell>
          <table:table-cell table:style-name="ce14" office:value-type="float" office:value="0.693388233940186" calcext:value-type="float">
            <text:p><text:s/>0,7 </text:p>
          </table:table-cell>
          <table:table-cell table:style-name="ce14" office:value-type="float" office:value="2.70097144598821" calcext:value-type="float">
            <text:p><text:s/>2,7 </text:p>
          </table:table-cell>
          <table:table-cell table:style-name="ce14" office:value-type="float" office:value="8.01782925230441" calcext:value-type="float">
            <text:p><text:s/>8,0 </text:p>
          </table:table-cell>
          <table:table-cell table:style-name="ce14" office:value-type="float" office:value="14.18366392083" calcext:value-type="float">
            <text:p><text:s/>14,2 </text:p>
          </table:table-cell>
          <table:table-cell table:style-name="ce14" office:value-type="float" office:value="3.63301637568824" calcext:value-type="float">
            <text:p><text:s/>3,6 </text:p>
          </table:table-cell>
          <table:table-cell table:style-name="ce14" office:value-type="float" office:value="0.325876854365208" calcext:value-type="float">
            <text:p><text:s/>0,3 </text:p>
          </table:table-cell>
          <table:table-cell table:style-name="ce14" office:value-type="float" office:value="17.7082481945166" calcext:value-type="float">
            <text:p><text:s/>17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2" office:value-type="float" office:value="11261.5150000002" calcext:value-type="float">
            <text:p><text:s/>11 26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9.6472266269602" calcext:value-type="float">
            <text:p><text:s/>79,6 </text:p>
          </table:table-cell>
          <table:table-cell table:style-name="ce14" office:value-type="float" office:value="0.88838674640646" calcext:value-type="float">
            <text:p><text:s/>0,9 </text:p>
          </table:table-cell>
          <table:table-cell table:style-name="ce14" office:value-type="float" office:value="5.58788357470963" calcext:value-type="float">
            <text:p><text:s/>5,6 </text:p>
          </table:table-cell>
          <table:table-cell table:style-name="ce14" office:value-type="float" office:value="6.05295345302077" calcext:value-type="float">
            <text:p><text:s/>6,1 </text:p>
          </table:table-cell>
          <table:table-cell table:style-name="ce14" office:value-type="float" office:value="14.4485513956076" calcext:value-type="float">
            <text:p><text:s/>14,4 </text:p>
          </table:table-cell>
          <table:table-cell table:style-name="ce14" office:value-type="float" office:value="3.7920942180926" calcext:value-type="float">
            <text:p><text:s/>3,8 </text:p>
          </table:table-cell>
          <table:table-cell table:style-name="ce14" office:value-type="float" office:value="0.316338402722124" calcext:value-type="float">
            <text:p><text:s/>0,3 </text:p>
          </table:table-cell>
          <table:table-cell table:style-name="ce14" office:value-type="float" office:value="17.7081660718348" calcext:value-type="float">
            <text:p><text:s/>17,7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entro-Oeste</text:p>
          </table:table-cell>
          <table:table-cell table:style-name="ce12" office:value-type="float" office:value="15749.9549999999" calcext:value-type="float">
            <text:p><text:s/>15 75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6.3076650787018" calcext:value-type="float">
            <text:p><text:s/>36,3 </text:p>
          </table:table-cell>
          <table:table-cell table:style-name="ce14" office:value-type="float" office:value="1.43991249796207" calcext:value-type="float">
            <text:p><text:s/>1,4 </text:p>
          </table:table-cell>
          <table:table-cell table:style-name="ce14" office:value-type="float" office:value="8.17379801464661" calcext:value-type="float">
            <text:p><text:s/>8,2 </text:p>
          </table:table-cell>
          <table:table-cell table:style-name="ce14" office:value-type="float" office:value="2.99161654703644" calcext:value-type="float">
            <text:p><text:s/>3,0 </text:p>
          </table:table-cell>
          <table:table-cell table:style-name="ce14" office:value-type="float" office:value="54.445059445589" calcext:value-type="float">
            <text:p><text:s/>54,4 </text:p>
          </table:table-cell>
          <table:table-cell table:style-name="ce14" office:value-type="float" office:value="0.932355262276004" calcext:value-type="float">
            <text:p><text:s/>0,9 </text:p>
          </table:table-cell>
          <table:table-cell table:style-name="ce14" office:value-type="float" office:value="1.04257497021054" calcext:value-type="float">
            <text:p><text:s/>1,0 </text:p>
          </table:table-cell>
          <table:table-cell table:style-name="ce14" office:value-type="float" office:value="12.8778285480106" calcext:value-type="float">
            <text:p><text:s/>12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2" office:value-type="float" office:value="2648.37099999997" calcext:value-type="float">
            <text:p><text:s/>2 64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3.1970335556581" calcext:value-type="float">
            <text:p><text:s/>43,2 </text:p>
          </table:table-cell>
          <table:table-cell table:style-name="ce14" office:value-type="float" office:value="2.57363843452089" calcext:value-type="float">
            <text:p><text:s/>2,6 </text:p>
          </table:table-cell>
          <table:table-cell table:style-name="ce14" office:value-type="float" office:value="6.02562348538981" calcext:value-type="float">
            <text:p><text:s/>6,0 </text:p>
          </table:table-cell>
          <table:table-cell table:style-name="ce14" office:value-type="float" office:value="7.2518076850672" calcext:value-type="float">
            <text:p><text:s/>7,3 </text:p>
          </table:table-cell>
          <table:table-cell table:style-name="ce14" office:value-type="float" office:value="49.4679373644609" calcext:value-type="float">
            <text:p><text:s/>49,5 </text:p>
          </table:table-cell>
          <table:table-cell table:style-name="ce14" office:value-type="float" office:value="2.32939520072278" calcext:value-type="float">
            <text:p><text:s/>2,3 </text:p>
          </table:table-cell>
          <table:table-cell table:style-name="ce14" office:value-type="float" office:value="1.29686434163784" calcext:value-type="float">
            <text:p><text:s/>1,3 </text:p>
          </table:table-cell>
          <table:table-cell table:style-name="ce14" office:value-type="float" office:value="15.1192151323691" calcext:value-type="float">
            <text:p><text:s/>15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2" office:value-type="float" office:value="3346.41000000005" calcext:value-type="float">
            <text:p><text:s/>3 34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1.8065790544436" calcext:value-type="float">
            <text:p><text:s/>31,8 </text:p>
          </table:table-cell>
          <table:table-cell table:style-name="ce14" office:value-type="float" office:value="3.16516213234293" calcext:value-type="float">
            <text:p><text:s/>3,2 </text:p>
          </table:table-cell>
          <table:table-cell table:style-name="ce14" office:value-type="float" office:value="9.38670103581457" calcext:value-type="float">
            <text:p><text:s/>9,4 </text:p>
          </table:table-cell>
          <table:table-cell table:style-name="ce14" office:value-type="float" office:value="5.47513811173632" calcext:value-type="float">
            <text:p><text:s/>5,5 </text:p>
          </table:table-cell>
          <table:table-cell table:style-name="ce14" office:value-type="float" office:value="57.6641946863163" calcext:value-type="float">
            <text:p><text:s/>57,7 </text:p>
          </table:table-cell>
          <table:table-cell table:style-name="ce14" office:value-type="float" office:value="1.74373820004988" calcext:value-type="float">
            <text:p><text:s/>1,7 </text:p>
          </table:table-cell>
          <table:table-cell table:style-name="ce14" office:value-type="float" office:value="1.12054335202409" calcext:value-type="float">
            <text:p><text:s/>1,1 </text:p>
          </table:table-cell>
          <table:table-cell table:style-name="ce14" office:value-type="float" office:value="15.8766476933389" calcext:value-type="float">
            <text:p><text:s/>15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2" office:value-type="float" office:value="6824.11699999993" calcext:value-type="float">
            <text:p><text:s/>6 82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5.6697755995626" calcext:value-type="float">
            <text:p><text:s/>35,7 </text:p>
          </table:table-cell>
          <table:table-cell table:style-name="ce14" office:value-type="float" office:value="2.20062141707874" calcext:value-type="float">
            <text:p><text:s/>2,2 </text:p>
          </table:table-cell>
          <table:table-cell table:style-name="ce14" office:value-type="float" office:value="7.64601192886548" calcext:value-type="float">
            <text:p><text:s/>7,6 </text:p>
          </table:table-cell>
          <table:table-cell table:style-name="ce14" office:value-type="float" office:value="4.96125143901749" calcext:value-type="float">
            <text:p><text:s/>5,0 </text:p>
          </table:table-cell>
          <table:table-cell table:style-name="ce14" office:value-type="float" office:value="55.9808897054303" calcext:value-type="float">
            <text:p><text:s/>56,0 </text:p>
          </table:table-cell>
          <table:table-cell table:style-name="ce14" office:value-type="float" office:value="1.39498878527104" calcext:value-type="float">
            <text:p><text:s/>1,4 </text:p>
          </table:table-cell>
          <table:table-cell table:style-name="ce14" office:value-type="float" office:value="0.673820897942611" calcext:value-type="float">
            <text:p><text:s/>0,7 </text:p>
          </table:table-cell>
          <table:table-cell table:style-name="ce14" office:value-type="float" office:value="18.5582561194472" calcext:value-type="float">
            <text:p><text:s/>18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2" office:value-type="float" office:value="2931.05699999993" calcext:value-type="float">
            <text:p><text:s/>2 93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6.7068071078291" calcext:value-type="float">
            <text:p><text:s/>36,7 </text:p>
          </table:table-cell>
          <table:table-cell table:style-name="ce14" office:value-type="float" office:value="4.0607335640845" calcext:value-type="float">
            <text:p><text:s/>4,1 </text:p>
          </table:table-cell>
          <table:table-cell table:style-name="ce14" office:value-type="float" office:value="9.95880810742147" calcext:value-type="float">
            <text:p><text:s/>10,0 </text:p>
          </table:table-cell>
          <table:table-cell table:style-name="ce14" office:value-type="float" office:value="6.70844169468959" calcext:value-type="float">
            <text:p><text:s/>6,7 </text:p>
          </table:table-cell>
          <table:table-cell table:style-name="ce14" office:value-type="float" office:value="51.6911157443575" calcext:value-type="float">
            <text:p><text:s/>51,7 </text:p>
          </table:table-cell>
          <table:table-cell table:style-name="ce14" office:value-type="float" office:value="2.54646394330233" calcext:value-type="float">
            <text:p><text:s/>2,5 </text:p>
          </table:table-cell>
          <table:table-cell table:style-name="ce14" office:value-type="float" office:value="1.58233047953768" calcext:value-type="float">
            <text:p><text:s/>1,6 </text:p>
          </table:table-cell>
          <table:table-cell table:style-name="ce14" office:value-type="float" office:value="38.0806461085272" calcext:value-type="float">
            <text:p><text:s/>38,1 </text:p>
          </table:table-cell>
          <table:table-cell table:number-columns-repeated="1013"/>
        </table:table-row>
        <table:table-row table:style-name="ro2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8" office:value-type="string" calcext:value-type="string">
            <text:p>Fonte: IBGE. Pesquisa Nacional por Amostra de Domicílios Contínua, 2017, consolidado de primeiras entrevistas.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Nota: Indígenas, amarelos e pessoas sem declaração de cor ou raça constam no total.</text:p>
          </table:table-cell>
          <table:table-cell table:style-name="ce7" table:number-columns-repeated="10"/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6" table:style-name="ta3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4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abela 1.1 (UF) - Distribuição da população, por cor ou raça, com indicação do coeficiente de variação, segundo Grandes Regiões e Unidades da Federação - 2016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Grandes Regiões e Unidades da Federação</text:p>
          </table:table-cell>
          <table:table-cell table:style-name="ce10" office:value-type="string" calcext:value-type="string" table:number-columns-spanned="2" table:number-rows-spanned="2">
            <text:p>Total (1 000 pessoas)</text:p>
          </table:table-cell>
          <table:covered-table-cell table:style-name="ce10"/>
          <table:table-cell table:style-name="ce15" office:value-type="string" calcext:value-type="string" table:number-columns-spanned="8" table:number-rows-spanned="1">
            <text:p>Distribuição percentual por cor ou raça</text:p>
          </table:table-cell>
          <table:covered-table-cell table:number-columns-repeated="6" table:style-name="ce10"/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calcext:value-type="string" table:number-columns-spanned="2" table:number-rows-spanned="1">
            <text:p>Branc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e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arda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Amarela ou indígena</text:p>
          </table:table-cell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5" office:value-type="string" calcext:value-type="string">
            <text:p>CV (%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04532.351000001" calcext:value-type="float">
            <text:p><text:s/>204 532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44.308492821928" calcext:value-type="float">
            <text:p><text:s/>44,3 </text:p>
          </table:table-cell>
          <table:table-cell table:style-name="ce13" office:value-type="float" office:value="0.521677638190898" calcext:value-type="float">
            <text:p><text:s/>0,5 </text:p>
          </table:table-cell>
          <table:table-cell table:style-name="ce13" office:value-type="float" office:value="8.16659531977985" calcext:value-type="float">
            <text:p><text:s/>8,2 </text:p>
          </table:table-cell>
          <table:table-cell table:style-name="ce13" office:value-type="float" office:value="1.33969803778837" calcext:value-type="float">
            <text:p><text:s/>1,3 </text:p>
          </table:table-cell>
          <table:table-cell table:style-name="ce13" office:value-type="float" office:value="46.6253986719468" calcext:value-type="float">
            <text:p><text:s/>46,6 </text:p>
          </table:table-cell>
          <table:table-cell table:style-name="ce13" office:value-type="float" office:value="0.455417627944204" calcext:value-type="float">
            <text:p><text:s/>0,5 </text:p>
          </table:table-cell>
          <table:table-cell table:style-name="ce13" office:value-type="float" office:value="0.893514197908159" calcext:value-type="float">
            <text:p><text:s/>0,9 </text:p>
          </table:table-cell>
          <table:table-cell table:style-name="ce13" office:value-type="float" office:value="4.89850631587361" calcext:value-type="float">
            <text:p><text:s/>4,9 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17392.1060000001" calcext:value-type="float">
            <text:p><text:s/>17 39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4437176336527" calcext:value-type="float">
            <text:p><text:s/>19,4 </text:p>
          </table:table-cell>
          <table:table-cell table:style-name="ce14" office:value-type="float" office:value="1.89360459182525" calcext:value-type="float">
            <text:p><text:s/>1,9 </text:p>
          </table:table-cell>
          <table:table-cell table:style-name="ce14" office:value-type="float" office:value="6.97402317907965" calcext:value-type="float">
            <text:p><text:s/>7,0 </text:p>
          </table:table-cell>
          <table:table-cell table:style-name="ce14" office:value-type="float" office:value="3.45110426116324" calcext:value-type="float">
            <text:p><text:s/>3,5 </text:p>
          </table:table-cell>
          <table:table-cell table:style-name="ce14" office:value-type="float" office:value="72.371716702243" calcext:value-type="float">
            <text:p><text:s/>72,4 </text:p>
          </table:table-cell>
          <table:table-cell table:style-name="ce14" office:value-type="float" office:value="0.587477119205299" calcext:value-type="float">
            <text:p><text:s/>0,6 </text:p>
          </table:table-cell>
          <table:table-cell table:style-name="ce14" office:value-type="float" office:value="1.20986553727051" calcext:value-type="float">
            <text:p><text:s/>1,2 </text:p>
          </table:table-cell>
          <table:table-cell table:style-name="ce14" office:value-type="float" office:value="10.4092388293744" calcext:value-type="float">
            <text:p><text:s/>10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2" office:value-type="float" office:value="1707.684" calcext:value-type="float">
            <text:p><text:s/>1 70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8.8842157471422" calcext:value-type="float">
            <text:p><text:s/>28,9 </text:p>
          </table:table-cell>
          <table:table-cell table:style-name="ce14" office:value-type="float" office:value="4.20536384521176" calcext:value-type="float">
            <text:p><text:s/>4,2 </text:p>
          </table:table-cell>
          <table:table-cell table:style-name="ce14" office:value-type="float" office:value="7.36896405409542" calcext:value-type="float">
            <text:p><text:s/>7,4 </text:p>
          </table:table-cell>
          <table:table-cell table:style-name="ce14" office:value-type="float" office:value="6.47851297699839" calcext:value-type="float">
            <text:p><text:s/>6,5 </text:p>
          </table:table-cell>
          <table:table-cell table:style-name="ce14" office:value-type="float" office:value="62.7150314623733" calcext:value-type="float">
            <text:p><text:s/>62,7 </text:p>
          </table:table-cell>
          <table:table-cell table:style-name="ce14" office:value-type="float" office:value="1.83133588249604" calcext:value-type="float">
            <text:p><text:s/>1,8 </text:p>
          </table:table-cell>
          <table:table-cell table:style-name="ce14" office:value-type="float" office:value="1.03178873638978" calcext:value-type="float">
            <text:p><text:s/>1,0 </text:p>
          </table:table-cell>
          <table:table-cell table:style-name="ce14" office:value-type="float" office:value="19.0599600337567" calcext:value-type="float">
            <text:p><text:s/>19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2" office:value-type="float" office:value="828.435999999987" calcext:value-type="float">
            <text:p><text:s text:c="2"/>82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8.0451858579914" calcext:value-type="float">
            <text:p><text:s/>18,0 </text:p>
          </table:table-cell>
          <table:table-cell table:style-name="ce14" office:value-type="float" office:value="4.77254201823762" calcext:value-type="float">
            <text:p><text:s/>4,8 </text:p>
          </table:table-cell>
          <table:table-cell table:style-name="ce14" office:value-type="float" office:value="5.42115058839691" calcext:value-type="float">
            <text:p><text:s/>5,4 </text:p>
          </table:table-cell>
          <table:table-cell table:style-name="ce14" office:value-type="float" office:value="8.09578614576265" calcext:value-type="float">
            <text:p><text:s/>8,1 </text:p>
          </table:table-cell>
          <table:table-cell table:style-name="ce14" office:value-type="float" office:value="75.9819104264313" calcext:value-type="float">
            <text:p><text:s/>76,0 </text:p>
          </table:table-cell>
          <table:table-cell table:style-name="ce14" office:value-type="float" office:value="1.31577446093657" calcext:value-type="float">
            <text:p><text:s/>1,3 </text:p>
          </table:table-cell>
          <table:table-cell table:style-name="ce14" office:value-type="float" office:value="0.551753127178961" calcext:value-type="float">
            <text:p><text:s/>0,6 </text:p>
          </table:table-cell>
          <table:table-cell table:style-name="ce14" office:value-type="float" office:value="32.5190877531995" calcext:value-type="float">
            <text:p><text:s/>32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2" office:value-type="float" office:value="3798.07200000001" calcext:value-type="float">
            <text:p><text:s/>3 79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7.8976082945328" calcext:value-type="float">
            <text:p><text:s/>17,9 </text:p>
          </table:table-cell>
          <table:table-cell table:style-name="ce14" office:value-type="float" office:value="4.52724626944353" calcext:value-type="float">
            <text:p><text:s/>4,5 </text:p>
          </table:table-cell>
          <table:table-cell table:style-name="ce14" office:value-type="float" office:value="3.10392438881954" calcext:value-type="float">
            <text:p><text:s/>3,1 </text:p>
          </table:table-cell>
          <table:table-cell table:style-name="ce14" office:value-type="float" office:value="12.5843021058098" calcext:value-type="float">
            <text:p><text:s/>12,6 </text:p>
          </table:table-cell>
          <table:table-cell table:style-name="ce14" office:value-type="float" office:value="76.7800969099719" calcext:value-type="float">
            <text:p><text:s/>76,8 </text:p>
          </table:table-cell>
          <table:table-cell table:style-name="ce14" office:value-type="float" office:value="1.24019984802419" calcext:value-type="float">
            <text:p><text:s/>1,2 </text:p>
          </table:table-cell>
          <table:table-cell table:style-name="ce14" office:value-type="float" office:value="2.21837040667542" calcext:value-type="float">
            <text:p><text:s/>2,2 </text:p>
          </table:table-cell>
          <table:table-cell table:style-name="ce14" office:value-type="float" office:value="21.4130095130487" calcext:value-type="float">
            <text:p><text:s/>21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2" office:value-type="float" office:value="467.918999999995" calcext:value-type="float">
            <text:p><text:s text:c="2"/>46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9674109621181" calcext:value-type="float">
            <text:p><text:s/>21,0 </text:p>
          </table:table-cell>
          <table:table-cell table:style-name="ce14" office:value-type="float" office:value="6.27998570653664" calcext:value-type="float">
            <text:p><text:s/>6,3 </text:p>
          </table:table-cell>
          <table:table-cell table:style-name="ce14" office:value-type="float" office:value="8.12369324588505" calcext:value-type="float">
            <text:p><text:s/>8,1 </text:p>
          </table:table-cell>
          <table:table-cell table:style-name="ce14" office:value-type="float" office:value="8.41146241642238" calcext:value-type="float">
            <text:p><text:s/>8,4 </text:p>
          </table:table-cell>
          <table:table-cell table:style-name="ce14" office:value-type="float" office:value="65.0893732269013" calcext:value-type="float">
            <text:p><text:s/>65,1 </text:p>
          </table:table-cell>
          <table:table-cell table:style-name="ce14" office:value-type="float" office:value="2.32678378571041" calcext:value-type="float">
            <text:p><text:s/>2,3 </text:p>
          </table:table-cell>
          <table:table-cell table:style-name="ce14" office:value-type="float" office:value="5.79436105830954" calcext:value-type="float">
            <text:p><text:s/>5,8 </text:p>
          </table:table-cell>
          <table:table-cell table:style-name="ce14" office:value-type="float" office:value="22.5951811070138" calcext:value-type="float">
            <text:p><text:s/>22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2" office:value-type="float" office:value="8293.48000000016" calcext:value-type="float">
            <text:p><text:s/>8 29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7.8456408724612" calcext:value-type="float">
            <text:p><text:s/>17,8 </text:p>
          </table:table-cell>
          <table:table-cell table:style-name="ce14" office:value-type="float" office:value="3.18653477885264" calcext:value-type="float">
            <text:p><text:s/>3,2 </text:p>
          </table:table-cell>
          <table:table-cell table:style-name="ce14" office:value-type="float" office:value="7.80341553211279" calcext:value-type="float">
            <text:p><text:s/>7,8 </text:p>
          </table:table-cell>
          <table:table-cell table:style-name="ce14" office:value-type="float" office:value="5.4559525768952" calcext:value-type="float">
            <text:p><text:s/>5,5 </text:p>
          </table:table-cell>
          <table:table-cell table:style-name="ce14" office:value-type="float" office:value="73.6838201599216" calcext:value-type="float">
            <text:p><text:s/>73,7 </text:p>
          </table:table-cell>
          <table:table-cell table:style-name="ce14" office:value-type="float" office:value="0.92205407568116" calcext:value-type="float">
            <text:p><text:s/>0,9 </text:p>
          </table:table-cell>
          <table:table-cell table:style-name="ce14" office:value-type="float" office:value="0.667123435504669" calcext:value-type="float">
            <text:p><text:s/>0,7 </text:p>
          </table:table-cell>
          <table:table-cell table:style-name="ce14" office:value-type="float" office:value="15.9713470304907" calcext:value-type="float">
            <text:p><text:s/>16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2" office:value-type="float" office:value="788.891999999997" calcext:value-type="float">
            <text:p><text:s text:c="2"/>78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6067736373669" calcext:value-type="float">
            <text:p><text:s/>20,6 </text:p>
          </table:table-cell>
          <table:table-cell table:style-name="ce14" office:value-type="float" office:value="4.95770225741834" calcext:value-type="float">
            <text:p><text:s/>5,0 </text:p>
          </table:table-cell>
          <table:table-cell table:style-name="ce14" office:value-type="float" office:value="8.97380820878516" calcext:value-type="float">
            <text:p><text:s/>9,0 </text:p>
          </table:table-cell>
          <table:table-cell table:style-name="ce14" office:value-type="float" office:value="10.805974893729" calcext:value-type="float">
            <text:p><text:s/>10,8 </text:p>
          </table:table-cell>
          <table:table-cell table:style-name="ce14" office:value-type="float" office:value="69.5173605714983" calcext:value-type="float">
            <text:p><text:s/>69,5 </text:p>
          </table:table-cell>
          <table:table-cell table:style-name="ce14" office:value-type="float" office:value="2.00744371910075" calcext:value-type="float">
            <text:p><text:s/>2,0 </text:p>
          </table:table-cell>
          <table:table-cell table:style-name="ce14" office:value-type="float" office:value="0.90205758235019" calcext:value-type="float">
            <text:p><text:s/>0,9 </text:p>
          </table:table-cell>
          <table:table-cell table:style-name="ce14" office:value-type="float" office:value="52.5063316295512" calcext:value-type="float">
            <text:p><text:s/>52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2" office:value-type="float" office:value="1507.62299999997" calcext:value-type="float">
            <text:p><text:s/>1 50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1235594120535" calcext:value-type="float">
            <text:p><text:s/>21,1 </text:p>
          </table:table-cell>
          <table:table-cell table:style-name="ce14" office:value-type="float" office:value="5.83386689398932" calcext:value-type="float">
            <text:p><text:s/>5,8 </text:p>
          </table:table-cell>
          <table:table-cell table:style-name="ce14" office:value-type="float" office:value="11.1639429568808" calcext:value-type="float">
            <text:p><text:s/>11,2 </text:p>
          </table:table-cell>
          <table:table-cell table:style-name="ce14" office:value-type="float" office:value="6.95246324493939" calcext:value-type="float">
            <text:p><text:s/>7,0 </text:p>
          </table:table-cell>
          <table:table-cell table:style-name="ce14" office:value-type="float" office:value="66.7561409289142" calcext:value-type="float">
            <text:p><text:s/>66,8 </text:p>
          </table:table-cell>
          <table:table-cell table:style-name="ce14" office:value-type="float" office:value="1.88615400320312" calcext:value-type="float">
            <text:p><text:s/>1,9 </text:p>
          </table:table-cell>
          <table:table-cell table:style-name="ce14" office:value-type="float" office:value="0.956356702149432" calcext:value-type="float">
            <text:p><text:s/>1,0 </text:p>
          </table:table-cell>
          <table:table-cell table:style-name="ce14" office:value-type="float" office:value="23.1984100803496" calcext:value-type="float">
            <text:p><text:s/>23,2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Nordeste</text:p>
          </table:table-cell>
          <table:table-cell table:style-name="ce12" office:value-type="float" office:value="55997.239" calcext:value-type="float">
            <text:p><text:s/>55 99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4.8907171294415" calcext:value-type="float">
            <text:p><text:s/>24,9 </text:p>
          </table:table-cell>
          <table:table-cell table:style-name="ce14" office:value-type="float" office:value="1.13810902619263" calcext:value-type="float">
            <text:p><text:s/>1,1 </text:p>
          </table:table-cell>
          <table:table-cell table:style-name="ce14" office:value-type="float" office:value="9.81622740289437" calcext:value-type="float">
            <text:p><text:s/>9,8 </text:p>
          </table:table-cell>
          <table:table-cell table:style-name="ce14" office:value-type="float" office:value="2.27788141532678" calcext:value-type="float">
            <text:p><text:s/>2,3 </text:p>
          </table:table-cell>
          <table:table-cell table:style-name="ce14" office:value-type="float" office:value="64.7298179397937" calcext:value-type="float">
            <text:p><text:s/>64,7 </text:p>
          </table:table-cell>
          <table:table-cell table:style-name="ce14" office:value-type="float" office:value="0.46382356925179" calcext:value-type="float">
            <text:p><text:s/>0,5 </text:p>
          </table:table-cell>
          <table:table-cell table:style-name="ce14" office:value-type="float" office:value="0.559339756741461" calcext:value-type="float">
            <text:p><text:s/>0,6 </text:p>
          </table:table-cell>
          <table:table-cell table:style-name="ce14" office:value-type="float" office:value="8.06759919193652" calcext:value-type="float">
            <text:p><text:s/>8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2" office:value-type="float" office:value="6921.259" calcext:value-type="float">
            <text:p><text:s/>6 92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5114987797636" calcext:value-type="float">
            <text:p><text:s/>19,5 </text:p>
          </table:table-cell>
          <table:table-cell table:style-name="ce14" office:value-type="float" office:value="2.3951047655443" calcext:value-type="float">
            <text:p><text:s/>2,4 </text:p>
          </table:table-cell>
          <table:table-cell table:style-name="ce14" office:value-type="float" office:value="10.8826421897247" calcext:value-type="float">
            <text:p><text:s/>10,9 </text:p>
          </table:table-cell>
          <table:table-cell table:style-name="ce14" office:value-type="float" office:value="3.76621755223209" calcext:value-type="float">
            <text:p><text:s/>3,8 </text:p>
          </table:table-cell>
          <table:table-cell table:style-name="ce14" office:value-type="float" office:value="69.1526697613052" calcext:value-type="float">
            <text:p><text:s/>69,2 </text:p>
          </table:table-cell>
          <table:table-cell table:style-name="ce14" office:value-type="float" office:value="0.816115846243389" calcext:value-type="float">
            <text:p><text:s/>0,8 </text:p>
          </table:table-cell>
          <table:table-cell table:style-name="ce14" office:value-type="float" office:value="0.453189269204529" calcext:value-type="float">
            <text:p><text:s/>0,5 </text:p>
          </table:table-cell>
          <table:table-cell table:style-name="ce14" office:value-type="float" office:value="13.4967909131063" calcext:value-type="float">
            <text:p><text:s/>13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2" office:value-type="float" office:value="3246.2280000001" calcext:value-type="float">
            <text:p><text:s/>3 24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2388328592149" calcext:value-type="float">
            <text:p><text:s/>21,2 </text:p>
          </table:table-cell>
          <table:table-cell table:style-name="ce14" office:value-type="float" office:value="4.52893678695524" calcext:value-type="float">
            <text:p><text:s/>4,5 </text:p>
          </table:table-cell>
          <table:table-cell table:style-name="ce14" office:value-type="float" office:value="7.57238134742238" calcext:value-type="float">
            <text:p><text:s/>7,6 </text:p>
          </table:table-cell>
          <table:table-cell table:style-name="ce14" office:value-type="float" office:value="6.60929443527923" calcext:value-type="float">
            <text:p><text:s/>6,6 </text:p>
          </table:table-cell>
          <table:table-cell table:style-name="ce14" office:value-type="float" office:value="71.0015212665441" calcext:value-type="float">
            <text:p><text:s/>71,0 </text:p>
          </table:table-cell>
          <table:table-cell table:style-name="ce14" office:value-type="float" office:value="1.39547629665737" calcext:value-type="float">
            <text:p><text:s/>1,4 </text:p>
          </table:table-cell>
          <table:table-cell table:style-name="ce14" office:value-type="float" office:value="0.187264526819013" calcext:value-type="float">
            <text:p><text:s/>0,2 </text:p>
          </table:table-cell>
          <table:table-cell table:style-name="ce14" office:value-type="float" office:value="36.2281085760376" calcext:value-type="float">
            <text:p><text:s/>36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2" office:value-type="float" office:value="8959.45699999977" calcext:value-type="float">
            <text:p><text:s/>8 95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7.4811292135378" calcext:value-type="float">
            <text:p><text:s/>27,5 </text:p>
          </table:table-cell>
          <table:table-cell table:style-name="ce14" office:value-type="float" office:value="2.50529883148666" calcext:value-type="float">
            <text:p><text:s/>2,5 </text:p>
          </table:table-cell>
          <table:table-cell table:style-name="ce14" office:value-type="float" office:value="4.1638105210595" calcext:value-type="float">
            <text:p><text:s/>4,2 </text:p>
          </table:table-cell>
          <table:table-cell table:style-name="ce14" office:value-type="float" office:value="5.86565486401449" calcext:value-type="float">
            <text:p><text:s/>5,9 </text:p>
          </table:table-cell>
          <table:table-cell table:style-name="ce14" office:value-type="float" office:value="67.8271392861572" calcext:value-type="float">
            <text:p><text:s/>67,8 </text:p>
          </table:table-cell>
          <table:table-cell table:style-name="ce14" office:value-type="float" office:value="1.07133939580286" calcext:value-type="float">
            <text:p><text:s/>1,1 </text:p>
          </table:table-cell>
          <table:table-cell table:style-name="ce14" office:value-type="float" office:value="0.527920979247433" calcext:value-type="float">
            <text:p><text:s/>0,5 </text:p>
          </table:table-cell>
          <table:table-cell table:style-name="ce14" office:value-type="float" office:value="18.2047073371122" calcext:value-type="float">
            <text:p><text:s/>18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2" office:value-type="float" office:value="3422.84300000003" calcext:value-type="float">
            <text:p><text:s/>3 42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6.3062180614842" calcext:value-type="float">
            <text:p><text:s/>36,3 </text:p>
          </table:table-cell>
          <table:table-cell table:style-name="ce14" office:value-type="float" office:value="2.81935031829377" calcext:value-type="float">
            <text:p><text:s/>2,8 </text:p>
          </table:table-cell>
          <table:table-cell table:style-name="ce14" office:value-type="float" office:value="5.67234457295549" calcext:value-type="float">
            <text:p><text:s/>5,7 </text:p>
          </table:table-cell>
          <table:table-cell table:style-name="ce14" office:value-type="float" office:value="9.66506404924178" calcext:value-type="float">
            <text:p><text:s/>9,7 </text:p>
          </table:table-cell>
          <table:table-cell table:style-name="ce14" office:value-type="float" office:value="57.7274020647845" calcext:value-type="float">
            <text:p><text:s/>57,7 </text:p>
          </table:table-cell>
          <table:table-cell table:style-name="ce14" office:value-type="float" office:value="1.71561647241962" calcext:value-type="float">
            <text:p><text:s/>1,7 </text:p>
          </table:table-cell>
          <table:table-cell table:style-name="ce14" office:value-type="float" office:value="0.279555198484012" calcext:value-type="float">
            <text:p><text:s/>0,3 </text:p>
          </table:table-cell>
          <table:table-cell table:style-name="ce14" office:value-type="float" office:value="26.0397629676859" calcext:value-type="float">
            <text:p><text:s/>26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2" office:value-type="float" office:value="3932.87100000002" calcext:value-type="float">
            <text:p><text:s/>3 93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5.6833566166391" calcext:value-type="float">
            <text:p><text:s/>35,7 </text:p>
          </table:table-cell>
          <table:table-cell table:style-name="ce14" office:value-type="float" office:value="2.35635846640494" calcext:value-type="float">
            <text:p><text:s/>2,4 </text:p>
          </table:table-cell>
          <table:table-cell table:style-name="ce14" office:value-type="float" office:value="3.9950296798231" calcext:value-type="float">
            <text:p><text:s/>4,0 </text:p>
          </table:table-cell>
          <table:table-cell table:style-name="ce14" office:value-type="float" office:value="6.9774242298694" calcext:value-type="float">
            <text:p><text:s/>7,0 </text:p>
          </table:table-cell>
          <table:table-cell table:style-name="ce14" office:value-type="float" office:value="60.170878491099" calcext:value-type="float">
            <text:p><text:s/>60,2 </text:p>
          </table:table-cell>
          <table:table-cell table:style-name="ce14" office:value-type="float" office:value="1.41476364325542" calcext:value-type="float">
            <text:p><text:s/>1,4 </text:p>
          </table:table-cell>
          <table:table-cell table:style-name="ce14" office:value-type="float" office:value="0.15073521243974" calcext:value-type="float">
            <text:p><text:s/>0,2 </text:p>
          </table:table-cell>
          <table:table-cell table:style-name="ce14" office:value-type="float" office:value="29.4803503110275" calcext:value-type="float">
            <text:p><text:s/>29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2" office:value-type="float" office:value="9320.46400000005" calcext:value-type="float">
            <text:p><text:s/>9 32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1.2071127346604" calcext:value-type="float">
            <text:p><text:s/>31,2 </text:p>
          </table:table-cell>
          <table:table-cell table:style-name="ce14" office:value-type="float" office:value="2.80501037984614" calcext:value-type="float">
            <text:p><text:s/>2,8 </text:p>
          </table:table-cell>
          <table:table-cell table:style-name="ce14" office:value-type="float" office:value="5.76816199458434" calcext:value-type="float">
            <text:p><text:s/>5,8 </text:p>
          </table:table-cell>
          <table:table-cell table:style-name="ce14" office:value-type="float" office:value="6.30532294285298" calcext:value-type="float">
            <text:p><text:s/>6,3 </text:p>
          </table:table-cell>
          <table:table-cell table:style-name="ce14" office:value-type="float" office:value="62.5239937582113" calcext:value-type="float">
            <text:p><text:s/>62,5 </text:p>
          </table:table-cell>
          <table:table-cell table:style-name="ce14" office:value-type="float" office:value="1.36268605550038" calcext:value-type="float">
            <text:p><text:s/>1,4 </text:p>
          </table:table-cell>
          <table:table-cell table:style-name="ce14" office:value-type="float" office:value="0.500731512543756" calcext:value-type="float">
            <text:p><text:s/>0,5 </text:p>
          </table:table-cell>
          <table:table-cell table:style-name="ce14" office:value-type="float" office:value="15.0785250055917" calcext:value-type="float">
            <text:p><text:s/>15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2" office:value-type="float" office:value="3286.84899999992" calcext:value-type="float">
            <text:p><text:s/>3 28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3.9995176794483" calcext:value-type="float">
            <text:p><text:s/>24,0 </text:p>
          </table:table-cell>
          <table:table-cell table:style-name="ce14" office:value-type="float" office:value="3.51713049753841" calcext:value-type="float">
            <text:p><text:s/>3,5 </text:p>
          </table:table-cell>
          <table:table-cell table:style-name="ce14" office:value-type="float" office:value="4.85393231435967" calcext:value-type="float">
            <text:p><text:s/>4,9 </text:p>
          </table:table-cell>
          <table:table-cell table:style-name="ce14" office:value-type="float" office:value="6.94290654787911" calcext:value-type="float">
            <text:p><text:s/>6,9 </text:p>
          </table:table-cell>
          <table:table-cell table:style-name="ce14" office:value-type="float" office:value="70.3015119043605" calcext:value-type="float">
            <text:p><text:s/>70,3 </text:p>
          </table:table-cell>
          <table:table-cell table:style-name="ce14" office:value-type="float" office:value="1.27888469551425" calcext:value-type="float">
            <text:p><text:s/>1,3 </text:p>
          </table:table-cell>
          <table:table-cell table:style-name="ce14" office:value-type="float" office:value="0.83154566574184" calcext:value-type="float">
            <text:p><text:s/>0,8 </text:p>
          </table:table-cell>
          <table:table-cell table:style-name="ce14" office:value-type="float" office:value="22.0372718802624" calcext:value-type="float">
            <text:p><text:s/>22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2" office:value-type="float" office:value="2236.78300000002" calcext:value-type="float">
            <text:p><text:s/>2 23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6463124466405" calcext:value-type="float">
            <text:p><text:s/>21,6 </text:p>
          </table:table-cell>
          <table:table-cell table:style-name="ce14" office:value-type="float" office:value="5.44382668593913" calcext:value-type="float">
            <text:p><text:s/>5,4 </text:p>
          </table:table-cell>
          <table:table-cell table:style-name="ce14" office:value-type="float" office:value="6.62986408738712" calcext:value-type="float">
            <text:p><text:s/>6,6 </text:p>
          </table:table-cell>
          <table:table-cell table:style-name="ce14" office:value-type="float" office:value="7.28549409274885" calcext:value-type="float">
            <text:p><text:s/>7,3 </text:p>
          </table:table-cell>
          <table:table-cell table:style-name="ce14" office:value-type="float" office:value="70.7363518912916" calcext:value-type="float">
            <text:p><text:s/>70,7 </text:p>
          </table:table-cell>
          <table:table-cell table:style-name="ce14" office:value-type="float" office:value="1.68132617116989" calcext:value-type="float">
            <text:p><text:s/>1,7 </text:p>
          </table:table-cell>
          <table:table-cell table:style-name="ce14" office:value-type="float" office:value="0.987471574680538" calcext:value-type="float">
            <text:p><text:s/>1,0 </text:p>
          </table:table-cell>
          <table:table-cell table:style-name="ce14" office:value-type="float" office:value="18.0506798508924" calcext:value-type="float">
            <text:p><text:s/>18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2" office:value-type="float" office:value="14670.4850000001" calcext:value-type="float">
            <text:p><text:s/>14 67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7.7793046444238" calcext:value-type="float">
            <text:p><text:s/>17,8 </text:p>
          </table:table-cell>
          <table:table-cell table:style-name="ce14" office:value-type="float" office:value="3.61597681585013" calcext:value-type="float">
            <text:p><text:s/>3,6 </text:p>
          </table:table-cell>
          <table:table-cell table:style-name="ce14" office:value-type="float" office:value="19.9584234415096" calcext:value-type="float">
            <text:p><text:s/>20,0 </text:p>
          </table:table-cell>
          <table:table-cell table:style-name="ce14" office:value-type="float" office:value="3.78304175197641" calcext:value-type="float">
            <text:p><text:s/>3,8 </text:p>
          </table:table-cell>
          <table:table-cell table:style-name="ce14" office:value-type="float" office:value="61.4570676985146" calcext:value-type="float">
            <text:p><text:s/>61,5 </text:p>
          </table:table-cell>
          <table:table-cell table:style-name="ce14" office:value-type="float" office:value="1.17948952204593" calcext:value-type="float">
            <text:p><text:s/>1,2 </text:p>
          </table:table-cell>
          <table:table-cell table:style-name="ce14" office:value-type="float" office:value="0.796727760639978" calcext:value-type="float">
            <text:p><text:s/>0,8 </text:p>
          </table:table-cell>
          <table:table-cell table:style-name="ce14" office:value-type="float" office:value="17.7543407396924" calcext:value-type="float">
            <text:p><text:s/>17,8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deste</text:p>
          </table:table-cell>
          <table:table-cell table:style-name="ce12" office:value-type="float" office:value="86347.1780000013" calcext:value-type="float">
            <text:p><text:s/>86 34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52.211924679737" calcext:value-type="float">
            <text:p><text:s/>52,2 </text:p>
          </table:table-cell>
          <table:table-cell table:style-name="ce14" office:value-type="float" office:value="0.919319386283628" calcext:value-type="float">
            <text:p><text:s/>0,9 </text:p>
          </table:table-cell>
          <table:table-cell table:style-name="ce14" office:value-type="float" office:value="9.02733892033677" calcext:value-type="float">
            <text:p><text:s/>9,0 </text:p>
          </table:table-cell>
          <table:table-cell table:style-name="ce14" office:value-type="float" office:value="2.1883722300772" calcext:value-type="float">
            <text:p><text:s/>2,2 </text:p>
          </table:table-cell>
          <table:table-cell table:style-name="ce14" office:value-type="float" office:value="37.6059927426787" calcext:value-type="float">
            <text:p><text:s/>37,6 </text:p>
          </table:table-cell>
          <table:table-cell table:style-name="ce14" office:value-type="float" office:value="1.13246357966317" calcext:value-type="float">
            <text:p><text:s/>1,1 </text:p>
          </table:table-cell>
          <table:table-cell table:style-name="ce14" office:value-type="float" office:value="1.14485834740659" calcext:value-type="float">
            <text:p><text:s/>1,1 </text:p>
          </table:table-cell>
          <table:table-cell table:style-name="ce14" office:value-type="float" office:value="8.00813226154801" calcext:value-type="float">
            <text:p><text:s/>8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2" office:value-type="float" office:value="20769.8690000006" calcext:value-type="float">
            <text:p><text:s/>20 77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1.0722049518027" calcext:value-type="float">
            <text:p><text:s/>41,1 </text:p>
          </table:table-cell>
          <table:table-cell table:style-name="ce14" office:value-type="float" office:value="1.77005416671424" calcext:value-type="float">
            <text:p><text:s/>1,8 </text:p>
          </table:table-cell>
          <table:table-cell table:style-name="ce14" office:value-type="float" office:value="10.6683899589553" calcext:value-type="float">
            <text:p><text:s/>10,7 </text:p>
          </table:table-cell>
          <table:table-cell table:style-name="ce14" office:value-type="float" office:value="3.7031196893895" calcext:value-type="float">
            <text:p><text:s/>3,7 </text:p>
          </table:table-cell>
          <table:table-cell table:style-name="ce14" office:value-type="float" office:value="47.9485118467015" calcext:value-type="float">
            <text:p><text:s/>47,9 </text:p>
          </table:table-cell>
          <table:table-cell table:style-name="ce14" office:value-type="float" office:value="1.38299528376454" calcext:value-type="float">
            <text:p><text:s/>1,4 </text:p>
          </table:table-cell>
          <table:table-cell table:style-name="ce14" office:value-type="float" office:value="0.29795726384104" calcext:value-type="float">
            <text:p><text:s/>0,3 </text:p>
          </table:table-cell>
          <table:table-cell table:style-name="ce14" office:value-type="float" office:value="18.010392867793" calcext:value-type="float">
            <text:p><text:s/>18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2" office:value-type="float" office:value="3875.864" calcext:value-type="float">
            <text:p><text:s/>3 87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8.4777955876361" calcext:value-type="float">
            <text:p><text:s/>38,5 </text:p>
          </table:table-cell>
          <table:table-cell table:style-name="ce14" office:value-type="float" office:value="2.44494526661815" calcext:value-type="float">
            <text:p><text:s/>2,4 </text:p>
          </table:table-cell>
          <table:table-cell table:style-name="ce14" office:value-type="float" office:value="9.17674097460239" calcext:value-type="float">
            <text:p><text:s/>9,2 </text:p>
          </table:table-cell>
          <table:table-cell table:style-name="ce14" office:value-type="float" office:value="4.76838194391199" calcext:value-type="float">
            <text:p><text:s/>4,8 </text:p>
          </table:table-cell>
          <table:table-cell table:style-name="ce14" office:value-type="float" office:value="51.8347847692584" calcext:value-type="float">
            <text:p><text:s/>51,8 </text:p>
          </table:table-cell>
          <table:table-cell table:style-name="ce14" office:value-type="float" office:value="1.61605425262452" calcext:value-type="float">
            <text:p><text:s/>1,6 </text:p>
          </table:table-cell>
          <table:table-cell table:style-name="ce14" office:value-type="float" office:value="0.510678668503888" calcext:value-type="float">
            <text:p><text:s/>0,5 </text:p>
          </table:table-cell>
          <table:table-cell table:style-name="ce14" office:value-type="float" office:value="15.7259349238969" calcext:value-type="float">
            <text:p><text:s/>15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2" office:value-type="float" office:value="16947.2300000002" calcext:value-type="float">
            <text:p><text:s/>16 94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4.5917375437077" calcext:value-type="float">
            <text:p><text:s/>44,6 </text:p>
          </table:table-cell>
          <table:table-cell table:style-name="ce14" office:value-type="float" office:value="1.76198188896738" calcext:value-type="float">
            <text:p><text:s/>1,8 </text:p>
          </table:table-cell>
          <table:table-cell table:style-name="ce14" office:value-type="float" office:value="14.2557365178295" calcext:value-type="float">
            <text:p><text:s/>14,3 </text:p>
          </table:table-cell>
          <table:table-cell table:style-name="ce14" office:value-type="float" office:value="3.10722675340868" calcext:value-type="float">
            <text:p><text:s/>3,1 </text:p>
          </table:table-cell>
          <table:table-cell table:style-name="ce14" office:value-type="float" office:value="40.8042671303015" calcext:value-type="float">
            <text:p><text:s/>40,8 </text:p>
          </table:table-cell>
          <table:table-cell table:style-name="ce14" office:value-type="float" office:value="1.65657719809981" calcext:value-type="float">
            <text:p><text:s/>1,7 </text:p>
          </table:table-cell>
          <table:table-cell table:style-name="ce14" office:value-type="float" office:value="0.329562946790331" calcext:value-type="float">
            <text:p><text:s/>0,3 </text:p>
          </table:table-cell>
          <table:table-cell table:style-name="ce14" office:value-type="float" office:value="13.1528809660469" calcext:value-type="float">
            <text:p><text:s/>13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2" office:value-type="float" office:value="44754.2150000005" calcext:value-type="float">
            <text:p><text:s/>44 75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1.4567120143524" calcext:value-type="float">
            <text:p><text:s/>61,5 </text:p>
          </table:table-cell>
          <table:table-cell table:style-name="ce14" office:value-type="float" office:value="1.3104868571429" calcext:value-type="float">
            <text:p><text:s/>1,3 </text:p>
          </table:table-cell>
          <table:table-cell table:style-name="ce14" office:value-type="float" office:value="6.27295402599271" calcext:value-type="float">
            <text:p><text:s/>6,3 </text:p>
          </table:table-cell>
          <table:table-cell table:style-name="ce14" office:value-type="float" office:value="4.56739173536068" calcext:value-type="float">
            <text:p><text:s/>4,6 </text:p>
          </table:table-cell>
          <table:table-cell table:style-name="ce14" office:value-type="float" office:value="30.3627974067757" calcext:value-type="float">
            <text:p><text:s/>30,4 </text:p>
          </table:table-cell>
          <table:table-cell table:style-name="ce14" office:value-type="float" office:value="2.35121414087155" calcext:value-type="float">
            <text:p><text:s/>2,4 </text:p>
          </table:table-cell>
          <table:table-cell table:style-name="ce14" office:value-type="float" office:value="1.9015472407497" calcext:value-type="float">
            <text:p><text:s/>1,9 </text:p>
          </table:table-cell>
          <table:table-cell table:style-name="ce14" office:value-type="float" office:value="9.16179409282322" calcext:value-type="float">
            <text:p><text:s/>9,2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l</text:p>
          </table:table-cell>
          <table:table-cell table:style-name="ce12" office:value-type="float" office:value="29256.5529999994" calcext:value-type="float">
            <text:p><text:s/>29 25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6.82222609773" calcext:value-type="float">
            <text:p><text:s/>76,8 </text:p>
          </table:table-cell>
          <table:table-cell table:style-name="ce14" office:value-type="float" office:value="0.554298167933608" calcext:value-type="float">
            <text:p><text:s/>0,6 </text:p>
          </table:table-cell>
          <table:table-cell table:style-name="ce14" office:value-type="float" office:value="3.84479526902083" calcext:value-type="float">
            <text:p><text:s/>3,8 </text:p>
          </table:table-cell>
          <table:table-cell table:style-name="ce14" office:value-type="float" office:value="4.20546286532341" calcext:value-type="float">
            <text:p><text:s/>4,2 </text:p>
          </table:table-cell>
          <table:table-cell table:style-name="ce14" office:value-type="float" office:value="18.6668906234851" calcext:value-type="float">
            <text:p><text:s/>18,7 </text:p>
          </table:table-cell>
          <table:table-cell table:style-name="ce14" office:value-type="float" office:value="2.10974666123121" calcext:value-type="float">
            <text:p><text:s/>2,1 </text:p>
          </table:table-cell>
          <table:table-cell table:style-name="ce14" office:value-type="float" office:value="0.663164133974421" calcext:value-type="float">
            <text:p><text:s/>0,7 </text:p>
          </table:table-cell>
          <table:table-cell table:style-name="ce14" office:value-type="float" office:value="11.6980213099763" calcext:value-type="float">
            <text:p><text:s/>11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2" office:value-type="float" office:value="11162.8149999997" calcext:value-type="float">
            <text:p><text:s/>11 16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7.5918402870283" calcext:value-type="float">
            <text:p><text:s/>67,6 </text:p>
          </table:table-cell>
          <table:table-cell table:style-name="ce14" office:value-type="float" office:value="1.20089820503129" calcext:value-type="float">
            <text:p><text:s/>1,2 </text:p>
          </table:table-cell>
          <table:table-cell table:style-name="ce14" office:value-type="float" office:value="3.31412021314749" calcext:value-type="float">
            <text:p><text:s/>3,3 </text:p>
          </table:table-cell>
          <table:table-cell table:style-name="ce14" office:value-type="float" office:value="6.67429442473905" calcext:value-type="float">
            <text:p><text:s/>6,7 </text:p>
          </table:table-cell>
          <table:table-cell table:style-name="ce14" office:value-type="float" office:value="27.794496993722" calcext:value-type="float">
            <text:p><text:s/>27,8 </text:p>
          </table:table-cell>
          <table:table-cell table:style-name="ce14" office:value-type="float" office:value="2.91832509124175" calcext:value-type="float">
            <text:p><text:s/>2,9 </text:p>
          </table:table-cell>
          <table:table-cell table:style-name="ce14" office:value-type="float" office:value="1.29954250609887" calcext:value-type="float">
            <text:p><text:s/>1,3 </text:p>
          </table:table-cell>
          <table:table-cell table:style-name="ce14" office:value-type="float" office:value="14.884638402886" calcext:value-type="float">
            <text:p><text:s/>14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2" office:value-type="float" office:value="6882.51099999986" calcext:value-type="float">
            <text:p><text:s/>6 88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4.1424501505594" calcext:value-type="float">
            <text:p><text:s/>84,1 </text:p>
          </table:table-cell>
          <table:table-cell table:style-name="ce14" office:value-type="float" office:value="0.724539746493066" calcext:value-type="float">
            <text:p><text:s/>0,7 </text:p>
          </table:table-cell>
          <table:table-cell table:style-name="ce14" office:value-type="float" office:value="2.47135788843557" calcext:value-type="float">
            <text:p><text:s/>2,5 </text:p>
          </table:table-cell>
          <table:table-cell table:style-name="ce14" office:value-type="float" office:value="7.45333646328093" calcext:value-type="float">
            <text:p><text:s/>7,5 </text:p>
          </table:table-cell>
          <table:table-cell table:style-name="ce14" office:value-type="float" office:value="13.0897272129682" calcext:value-type="float">
            <text:p><text:s/>13,1 </text:p>
          </table:table-cell>
          <table:table-cell table:style-name="ce14" office:value-type="float" office:value="4.22940712736147" calcext:value-type="float">
            <text:p><text:s/>4,2 </text:p>
          </table:table-cell>
          <table:table-cell table:style-name="ce14" office:value-type="float" office:value="0.296464748039642" calcext:value-type="float">
            <text:p><text:s/>0,3 </text:p>
          </table:table-cell>
          <table:table-cell table:style-name="ce14" office:value-type="float" office:value="20.0093786769991" calcext:value-type="float">
            <text:p><text:s/>20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2" office:value-type="float" office:value="11211.2269999998" calcext:value-type="float">
            <text:p><text:s/>11 21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1.5189079700556" calcext:value-type="float">
            <text:p><text:s/>81,5 </text:p>
          </table:table-cell>
          <table:table-cell table:style-name="ce14" office:value-type="float" office:value="0.815137560761085" calcext:value-type="float">
            <text:p><text:s/>0,8 </text:p>
          </table:table-cell>
          <table:table-cell table:style-name="ce14" office:value-type="float" office:value="5.21632448286315" calcext:value-type="float">
            <text:p><text:s/>5,2 </text:p>
          </table:table-cell>
          <table:table-cell table:style-name="ce14" office:value-type="float" office:value="6.55024443819566" calcext:value-type="float">
            <text:p><text:s/>6,6 </text:p>
          </table:table-cell>
          <table:table-cell table:style-name="ce14" office:value-type="float" office:value="13.0024889677075" calcext:value-type="float">
            <text:p><text:s/>13,0 </text:p>
          </table:table-cell>
          <table:table-cell table:style-name="ce14" office:value-type="float" office:value="4.13035274438647" calcext:value-type="float">
            <text:p><text:s/>4,1 </text:p>
          </table:table-cell>
          <table:table-cell table:style-name="ce14" office:value-type="float" office:value="0.254648502220897" calcext:value-type="float">
            <text:p><text:s/>0,3 </text:p>
          </table:table-cell>
          <table:table-cell table:style-name="ce14" office:value-type="float" office:value="19.8828826268202" calcext:value-type="float">
            <text:p><text:s/>19,9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entro-Oeste</text:p>
          </table:table-cell>
          <table:table-cell table:style-name="ce12" office:value-type="float" office:value="15539.2749999999" calcext:value-type="float">
            <text:p><text:s/>15 53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6.9795687757766" calcext:value-type="float">
            <text:p><text:s/>37,0 </text:p>
          </table:table-cell>
          <table:table-cell table:style-name="ce14" office:value-type="float" office:value="1.45072724717674" calcext:value-type="float">
            <text:p><text:s/>1,5 </text:p>
          </table:table-cell>
          <table:table-cell table:style-name="ce14" office:value-type="float" office:value="6.91072530102133" calcext:value-type="float">
            <text:p><text:s/>6,9 </text:p>
          </table:table-cell>
          <table:table-cell table:style-name="ce14" office:value-type="float" office:value="3.36965289791364" calcext:value-type="float">
            <text:p><text:s/>3,4 </text:p>
          </table:table-cell>
          <table:table-cell table:style-name="ce14" office:value-type="float" office:value="55.3252663787135" calcext:value-type="float">
            <text:p><text:s/>55,3 </text:p>
          </table:table-cell>
          <table:table-cell table:style-name="ce14" office:value-type="float" office:value="0.929560606146148" calcext:value-type="float">
            <text:p><text:s/>0,9 </text:p>
          </table:table-cell>
          <table:table-cell table:style-name="ce14" office:value-type="float" office:value="0.780717485082256" calcext:value-type="float">
            <text:p><text:s/>0,8 </text:p>
          </table:table-cell>
          <table:table-cell table:style-name="ce14" office:value-type="float" office:value="8.78771806680447" calcext:value-type="float">
            <text:p><text:s/>8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2" office:value-type="float" office:value="2618.02899999996" calcext:value-type="float">
            <text:p><text:s/>2 61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3.1916238677426" calcext:value-type="float">
            <text:p><text:s/>43,2 </text:p>
          </table:table-cell>
          <table:table-cell table:style-name="ce14" office:value-type="float" office:value="2.66339983400783" calcext:value-type="float">
            <text:p><text:s/>2,7 </text:p>
          </table:table-cell>
          <table:table-cell table:style-name="ce14" office:value-type="float" office:value="5.13446099934192" calcext:value-type="float">
            <text:p><text:s/>5,1 </text:p>
          </table:table-cell>
          <table:table-cell table:style-name="ce14" office:value-type="float" office:value="8.15760657201381" calcext:value-type="float">
            <text:p><text:s/>8,2 </text:p>
          </table:table-cell>
          <table:table-cell table:style-name="ce14" office:value-type="float" office:value="50.353811982098" calcext:value-type="float">
            <text:p><text:s/>50,4 </text:p>
          </table:table-cell>
          <table:table-cell table:style-name="ce14" office:value-type="float" office:value="2.20883879184072" calcext:value-type="float">
            <text:p><text:s/>2,2 </text:p>
          </table:table-cell>
          <table:table-cell table:style-name="ce14" office:value-type="float" office:value="1.32010315081653" calcext:value-type="float">
            <text:p><text:s/>1,3 </text:p>
          </table:table-cell>
          <table:table-cell table:style-name="ce14" office:value-type="float" office:value="15.6210133906905" calcext:value-type="float">
            <text:p><text:s/>15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2" office:value-type="float" office:value="3305.2739999999" calcext:value-type="float">
            <text:p><text:s/>3 30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2.5577041236264" calcext:value-type="float">
            <text:p><text:s/>32,6 </text:p>
          </table:table-cell>
          <table:table-cell table:style-name="ce14" office:value-type="float" office:value="2.98442743376383" calcext:value-type="float">
            <text:p><text:s/>3,0 </text:p>
          </table:table-cell>
          <table:table-cell table:style-name="ce14" office:value-type="float" office:value="7.56296856836451" calcext:value-type="float">
            <text:p><text:s/>7,6 </text:p>
          </table:table-cell>
          <table:table-cell table:style-name="ce14" office:value-type="float" office:value="5.7719373076033" calcext:value-type="float">
            <text:p><text:s/>5,8 </text:p>
          </table:table-cell>
          <table:table-cell table:style-name="ce14" office:value-type="float" office:value="59.3344529575712" calcext:value-type="float">
            <text:p><text:s/>59,3 </text:p>
          </table:table-cell>
          <table:table-cell table:style-name="ce14" office:value-type="float" office:value="1.62227584970346" calcext:value-type="float">
            <text:p><text:s/>1,6 </text:p>
          </table:table-cell>
          <table:table-cell table:style-name="ce14" office:value-type="float" office:value="0.544874350436714" calcext:value-type="float">
            <text:p><text:s/>0,5 </text:p>
          </table:table-cell>
          <table:table-cell table:style-name="ce14" office:value-type="float" office:value="17.8189043878877" calcext:value-type="float">
            <text:p><text:s/>17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2" office:value-type="float" office:value="6725.74800000007" calcext:value-type="float">
            <text:p><text:s/>6 72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6.0753015532701" calcext:value-type="float">
            <text:p><text:s/>36,1 </text:p>
          </table:table-cell>
          <table:table-cell table:style-name="ce14" office:value-type="float" office:value="2.525006021584" calcext:value-type="float">
            <text:p><text:s/>2,5 </text:p>
          </table:table-cell>
          <table:table-cell table:style-name="ce14" office:value-type="float" office:value="6.41252406309516" calcext:value-type="float">
            <text:p><text:s/>6,4 </text:p>
          </table:table-cell>
          <table:table-cell table:style-name="ce14" office:value-type="float" office:value="5.82868830469962" calcext:value-type="float">
            <text:p><text:s/>5,8 </text:p>
          </table:table-cell>
          <table:table-cell table:style-name="ce14" office:value-type="float" office:value="56.8286535305966" calcext:value-type="float">
            <text:p><text:s/>56,8 </text:p>
          </table:table-cell>
          <table:table-cell table:style-name="ce14" office:value-type="float" office:value="1.51158998661609" calcext:value-type="float">
            <text:p><text:s/>1,5 </text:p>
          </table:table-cell>
          <table:table-cell table:style-name="ce14" office:value-type="float" office:value="0.674921347872698" calcext:value-type="float">
            <text:p><text:s/>0,7 </text:p>
          </table:table-cell>
          <table:table-cell table:style-name="ce14" office:value-type="float" office:value="16.0994662711562" calcext:value-type="float">
            <text:p><text:s/>16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2" office:value-type="float" office:value="2890.22399999993" calcext:value-type="float">
            <text:p><text:s/>2 89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8.5137084649996" calcext:value-type="float">
            <text:p><text:s/>38,5 </text:p>
          </table:table-cell>
          <table:table-cell table:style-name="ce14" office:value-type="float" office:value="3.18593425150217" calcext:value-type="float">
            <text:p><text:s/>3,2 </text:p>
          </table:table-cell>
          <table:table-cell table:style-name="ce14" office:value-type="float" office:value="8.9331445736509" calcext:value-type="float">
            <text:p><text:s/>8,9 </text:p>
          </table:table-cell>
          <table:table-cell table:style-name="ce14" office:value-type="float" office:value="7.23612656971771" calcext:value-type="float">
            <text:p><text:s/>7,2 </text:p>
          </table:table-cell>
          <table:table-cell table:style-name="ce14" office:value-type="float" office:value="51.7451108240809" calcext:value-type="float">
            <text:p><text:s/>51,7 </text:p>
          </table:table-cell>
          <table:table-cell table:style-name="ce14" office:value-type="float" office:value="2.30506225005508" calcext:value-type="float">
            <text:p><text:s/>2,3 </text:p>
          </table:table-cell>
          <table:table-cell table:style-name="ce14" office:value-type="float" office:value="0.808036137266537" calcext:value-type="float">
            <text:p><text:s/>0,8 </text:p>
          </table:table-cell>
          <table:table-cell table:style-name="ce14" office:value-type="float" office:value="19.530972220312" calcext:value-type="float">
            <text:p><text:s/>19,5 </text:p>
          </table:table-cell>
          <table:table-cell table:number-columns-repeated="1013"/>
        </table:table-row>
        <table:table-row table:style-name="ro2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8" office:value-type="string" calcext:value-type="string">
            <text:p>Fonte: IBGE. Pesquisa Nacional por Amostra de Domicílios Contínua, 2016, consolidado de primeiras entrevistas.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Nota: Indígenas, amarelos e pessoas sem declaração de cor ou raça constam no total.</text:p>
          </table:table-cell>
          <table:table-cell table:style-name="ce7" table:number-columns-repeated="10"/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5" table:style-name="ta4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4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abela 1.1 (UF) - Distribuição da população, por cor ou raça, com indicação do coeficiente de variação, segundo Grandes Regiões e Unidades da Federação - 2015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Grandes Regiões e Unidades da Federação</text:p>
          </table:table-cell>
          <table:table-cell table:style-name="ce10" office:value-type="string" calcext:value-type="string" table:number-columns-spanned="2" table:number-rows-spanned="2">
            <text:p>Total (1 000 pessoas)</text:p>
          </table:table-cell>
          <table:covered-table-cell table:style-name="ce10"/>
          <table:table-cell table:style-name="ce15" office:value-type="string" calcext:value-type="string" table:number-columns-spanned="8" table:number-rows-spanned="1">
            <text:p>Distribuição percentual por cor ou raça</text:p>
          </table:table-cell>
          <table:covered-table-cell table:number-columns-repeated="6" table:style-name="ce10"/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calcext:value-type="string" table:number-columns-spanned="2" table:number-rows-spanned="1">
            <text:p>Branc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e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arda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Amarela ou indígena</text:p>
          </table:table-cell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5" office:value-type="string" calcext:value-type="string">
            <text:p>CV (%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02858.853000002" calcext:value-type="float">
            <text:p><text:s/>202 859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45.5372690557236" calcext:value-type="float">
            <text:p><text:s/>45,5 </text:p>
          </table:table-cell>
          <table:table-cell table:style-name="ce13" office:value-type="float" office:value="0.483722415274831" calcext:value-type="float">
            <text:p><text:s/>0,5 </text:p>
          </table:table-cell>
          <table:table-cell table:style-name="ce13" office:value-type="float" office:value="7.69716624419697" calcext:value-type="float">
            <text:p><text:s/>7,7 </text:p>
          </table:table-cell>
          <table:table-cell table:style-name="ce13" office:value-type="float" office:value="1.33795749228503" calcext:value-type="float">
            <text:p><text:s/>1,3 </text:p>
          </table:table-cell>
          <table:table-cell table:style-name="ce13" office:value-type="float" office:value="46.073655308313" calcext:value-type="float">
            <text:p><text:s/>46,1 </text:p>
          </table:table-cell>
          <table:table-cell table:style-name="ce13" office:value-type="float" office:value="0.448119565910356" calcext:value-type="float">
            <text:p><text:s/>0,4 </text:p>
          </table:table-cell>
          <table:table-cell table:style-name="ce13" office:value-type="float" office:value="0.691379691890787" calcext:value-type="float">
            <text:p><text:s/>0,7 </text:p>
          </table:table-cell>
          <table:table-cell table:style-name="ce13" office:value-type="float" office:value="5.59634142600906" calcext:value-type="float">
            <text:p><text:s/>5,6 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17163.9450000002" calcext:value-type="float">
            <text:p><text:s/>17 16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9338310754497" calcext:value-type="float">
            <text:p><text:s/>19,9 </text:p>
          </table:table-cell>
          <table:table-cell table:style-name="ce14" office:value-type="float" office:value="1.93539487259411" calcext:value-type="float">
            <text:p><text:s/>1,9 </text:p>
          </table:table-cell>
          <table:table-cell table:style-name="ce14" office:value-type="float" office:value="6.41340331927922" calcext:value-type="float">
            <text:p><text:s/>6,4 </text:p>
          </table:table-cell>
          <table:table-cell table:style-name="ce14" office:value-type="float" office:value="3.96438712686262" calcext:value-type="float">
            <text:p><text:s/>4,0 </text:p>
          </table:table-cell>
          <table:table-cell table:style-name="ce14" office:value-type="float" office:value="72.86732430351" calcext:value-type="float">
            <text:p><text:s/>72,9 </text:p>
          </table:table-cell>
          <table:table-cell table:style-name="ce14" office:value-type="float" office:value="0.611194897073871" calcext:value-type="float">
            <text:p><text:s/>0,6 </text:p>
          </table:table-cell>
          <table:table-cell table:style-name="ce14" office:value-type="float" office:value="0.783920359971749" calcext:value-type="float">
            <text:p><text:s/>0,8 </text:p>
          </table:table-cell>
          <table:table-cell table:style-name="ce14" office:value-type="float" office:value="13.7822431559598" calcext:value-type="float">
            <text:p><text:s/>13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2" office:value-type="float" office:value="1688.13800000003" calcext:value-type="float">
            <text:p><text:s/>1 68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0.4620788452683" calcext:value-type="float">
            <text:p><text:s/>30,5 </text:p>
          </table:table-cell>
          <table:table-cell table:style-name="ce14" office:value-type="float" office:value="3.7690100084089" calcext:value-type="float">
            <text:p><text:s/>3,8 </text:p>
          </table:table-cell>
          <table:table-cell table:style-name="ce14" office:value-type="float" office:value="5.43299441687499" calcext:value-type="float">
            <text:p><text:s/>5,4 </text:p>
          </table:table-cell>
          <table:table-cell table:style-name="ce14" office:value-type="float" office:value="9.52986476924693" calcext:value-type="float">
            <text:p><text:s/>9,5 </text:p>
          </table:table-cell>
          <table:table-cell table:style-name="ce14" office:value-type="float" office:value="63.4109593751635" calcext:value-type="float">
            <text:p><text:s/>63,4 </text:p>
          </table:table-cell>
          <table:table-cell table:style-name="ce14" office:value-type="float" office:value="1.98582089658834" calcext:value-type="float">
            <text:p><text:s/>2,0 </text:p>
          </table:table-cell>
          <table:table-cell table:style-name="ce14" office:value-type="float" office:value="0.693967362693199" calcext:value-type="float">
            <text:p><text:s/>0,7 </text:p>
          </table:table-cell>
          <table:table-cell table:style-name="ce14" office:value-type="float" office:value="34.0620033562218" calcext:value-type="float">
            <text:p><text:s/>34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2" office:value-type="float" office:value="816.229999999988" calcext:value-type="float">
            <text:p><text:s text:c="2"/>81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7.1805187501988" calcext:value-type="float">
            <text:p><text:s/>17,2 </text:p>
          </table:table-cell>
          <table:table-cell table:style-name="ce14" office:value-type="float" office:value="5.20508118835828" calcext:value-type="float">
            <text:p><text:s/>5,2 </text:p>
          </table:table-cell>
          <table:table-cell table:style-name="ce14" office:value-type="float" office:value="4.2402315825866" calcext:value-type="float">
            <text:p><text:s/>4,2 </text:p>
          </table:table-cell>
          <table:table-cell table:style-name="ce14" office:value-type="float" office:value="10.2290811256607" calcext:value-type="float">
            <text:p><text:s/>10,2 </text:p>
          </table:table-cell>
          <table:table-cell table:style-name="ce14" office:value-type="float" office:value="78.2201116501062" calcext:value-type="float">
            <text:p><text:s/>78,2 </text:p>
          </table:table-cell>
          <table:table-cell table:style-name="ce14" office:value-type="float" office:value="1.34524783169355" calcext:value-type="float">
            <text:p><text:s/>1,3 </text:p>
          </table:table-cell>
          <table:table-cell table:style-name="ce14" office:value-type="float" office:value="0.359138017106579" calcext:value-type="float">
            <text:p><text:s/>0,4 </text:p>
          </table:table-cell>
          <table:table-cell table:style-name="ce14" office:value-type="float" office:value="31.3370504279719" calcext:value-type="float">
            <text:p><text:s/>31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2" office:value-type="float" office:value="3736.13999999996" calcext:value-type="float">
            <text:p><text:s/>3 73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6.4183478828396" calcext:value-type="float">
            <text:p><text:s/>16,4 </text:p>
          </table:table-cell>
          <table:table-cell table:style-name="ce14" office:value-type="float" office:value="4.96318744823635" calcext:value-type="float">
            <text:p><text:s/>5,0 </text:p>
          </table:table-cell>
          <table:table-cell table:style-name="ce14" office:value-type="float" office:value="2.10305321414938" calcext:value-type="float">
            <text:p><text:s/>2,1 </text:p>
          </table:table-cell>
          <table:table-cell table:style-name="ce14" office:value-type="float" office:value="10.9920229344085" calcext:value-type="float">
            <text:p><text:s/>11,0 </text:p>
          </table:table-cell>
          <table:table-cell table:style-name="ce14" office:value-type="float" office:value="80.1890070058898" calcext:value-type="float">
            <text:p><text:s/>80,2 </text:p>
          </table:table-cell>
          <table:table-cell table:style-name="ce14" office:value-type="float" office:value="1.1541249125651" calcext:value-type="float">
            <text:p><text:s/>1,2 </text:p>
          </table:table-cell>
          <table:table-cell table:style-name="ce14" office:value-type="float" office:value="1.28959189712058" calcext:value-type="float">
            <text:p><text:s/>1,3 </text:p>
          </table:table-cell>
          <table:table-cell table:style-name="ce14" office:value-type="float" office:value="29.2195057507249" calcext:value-type="float">
            <text:p><text:s/>29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2" office:value-type="float" office:value="456.542000000004" calcext:value-type="float">
            <text:p><text:s text:c="2"/>45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2.124481822928" calcext:value-type="float">
            <text:p><text:s/>22,1 </text:p>
          </table:table-cell>
          <table:table-cell table:style-name="ce14" office:value-type="float" office:value="5.90250594323763" calcext:value-type="float">
            <text:p><text:s/>5,9 </text:p>
          </table:table-cell>
          <table:table-cell table:style-name="ce14" office:value-type="float" office:value="6.84960948339912" calcext:value-type="float">
            <text:p><text:s/>6,8 </text:p>
          </table:table-cell>
          <table:table-cell table:style-name="ce14" office:value-type="float" office:value="7.28518856817226" calcext:value-type="float">
            <text:p><text:s/>7,3 </text:p>
          </table:table-cell>
          <table:table-cell table:style-name="ce14" office:value-type="float" office:value="66.262733307501" calcext:value-type="float">
            <text:p><text:s/>66,3 </text:p>
          </table:table-cell>
          <table:table-cell table:style-name="ce14" office:value-type="float" office:value="2.30615424655349" calcext:value-type="float">
            <text:p><text:s/>2,3 </text:p>
          </table:table-cell>
          <table:table-cell table:style-name="ce14" office:value-type="float" office:value="4.76317538617169" calcext:value-type="float">
            <text:p><text:s/>4,8 </text:p>
          </table:table-cell>
          <table:table-cell table:style-name="ce14" office:value-type="float" office:value="25.3769488344532" calcext:value-type="float">
            <text:p><text:s/>25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2" office:value-type="float" office:value="8204.00700000021" calcext:value-type="float">
            <text:p><text:s/>8 20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8.9900093907014" calcext:value-type="float">
            <text:p><text:s/>19,0 </text:p>
          </table:table-cell>
          <table:table-cell table:style-name="ce14" office:value-type="float" office:value="3.27928166887608" calcext:value-type="float">
            <text:p><text:s/>3,3 </text:p>
          </table:table-cell>
          <table:table-cell table:style-name="ce14" office:value-type="float" office:value="7.75008828752459" calcext:value-type="float">
            <text:p><text:s/>7,8 </text:p>
          </table:table-cell>
          <table:table-cell table:style-name="ce14" office:value-type="float" office:value="6.11428918873636" calcext:value-type="float">
            <text:p><text:s/>6,1 </text:p>
          </table:table-cell>
          <table:table-cell table:style-name="ce14" office:value-type="float" office:value="72.8447911878599" calcext:value-type="float">
            <text:p><text:s/>72,8 </text:p>
          </table:table-cell>
          <table:table-cell table:style-name="ce14" office:value-type="float" office:value="1.00307311005503" calcext:value-type="float">
            <text:p><text:s/>1,0 </text:p>
          </table:table-cell>
          <table:table-cell table:style-name="ce14" office:value-type="float" office:value="0.411929108202348" calcext:value-type="float">
            <text:p><text:s/>0,4 </text:p>
          </table:table-cell>
          <table:table-cell table:style-name="ce14" office:value-type="float" office:value="23.2293337930642" calcext:value-type="float">
            <text:p><text:s/>23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2" office:value-type="float" office:value="772.106000000002" calcext:value-type="float">
            <text:p><text:s text:c="2"/>77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2.5495934822716" calcext:value-type="float">
            <text:p><text:s/>22,5 </text:p>
          </table:table-cell>
          <table:table-cell table:style-name="ce14" office:value-type="float" office:value="5.82637424708934" calcext:value-type="float">
            <text:p><text:s/>5,8 </text:p>
          </table:table-cell>
          <table:table-cell table:style-name="ce14" office:value-type="float" office:value="10.8994958537326" calcext:value-type="float">
            <text:p><text:s/>10,9 </text:p>
          </table:table-cell>
          <table:table-cell table:style-name="ce14" office:value-type="float" office:value="13.6055601382372" calcext:value-type="float">
            <text:p><text:s/>13,6 </text:p>
          </table:table-cell>
          <table:table-cell table:style-name="ce14" office:value-type="float" office:value="65.3940881470486" calcext:value-type="float">
            <text:p><text:s/>65,4 </text:p>
          </table:table-cell>
          <table:table-cell table:style-name="ce14" office:value-type="float" office:value="2.6510069805475" calcext:value-type="float">
            <text:p><text:s/>2,7 </text:p>
          </table:table-cell>
          <table:table-cell table:style-name="ce14" office:value-type="float" office:value="1.15682251694677" calcext:value-type="float">
            <text:p><text:s/>1,2 </text:p>
          </table:table-cell>
          <table:table-cell table:style-name="ce14" office:value-type="float" office:value="64.404698050136" calcext:value-type="float">
            <text:p><text:s/>64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2" office:value-type="float" office:value="1490.78199999998" calcext:value-type="float">
            <text:p><text:s/>1 49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49803573235" calcext:value-type="float">
            <text:p><text:s/>21,5 </text:p>
          </table:table-cell>
          <table:table-cell table:style-name="ce14" office:value-type="float" office:value="5.22550422093281" calcext:value-type="float">
            <text:p><text:s/>5,2 </text:p>
          </table:table-cell>
          <table:table-cell table:style-name="ce14" office:value-type="float" office:value="9.70287602477274" calcext:value-type="float">
            <text:p><text:s/>9,7 </text:p>
          </table:table-cell>
          <table:table-cell table:style-name="ce14" office:value-type="float" office:value="6.67726436272564" calcext:value-type="float">
            <text:p><text:s/>6,7 </text:p>
          </table:table-cell>
          <table:table-cell table:style-name="ce14" office:value-type="float" office:value="68.31265249145" calcext:value-type="float">
            <text:p><text:s/>68,3 </text:p>
          </table:table-cell>
          <table:table-cell table:style-name="ce14" office:value-type="float" office:value="1.70294891767747" calcext:value-type="float">
            <text:p><text:s/>1,7 </text:p>
          </table:table-cell>
          <table:table-cell table:style-name="ce14" office:value-type="float" office:value="0.486435751426504" calcext:value-type="float">
            <text:p><text:s/>0,5 </text:p>
          </table:table-cell>
          <table:table-cell table:style-name="ce14" office:value-type="float" office:value="26.7133238769498" calcext:value-type="float">
            <text:p><text:s/>26,7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Nordeste</text:p>
          </table:table-cell>
          <table:table-cell table:style-name="ce12" office:value-type="float" office:value="55687.8300000008" calcext:value-type="float">
            <text:p><text:s/>55 68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5.4769570879944" calcext:value-type="float">
            <text:p><text:s/>25,5 </text:p>
          </table:table-cell>
          <table:table-cell table:style-name="ce14" office:value-type="float" office:value="1.06776962152182" calcext:value-type="float">
            <text:p><text:s/>1,1 </text:p>
          </table:table-cell>
          <table:table-cell table:style-name="ce14" office:value-type="float" office:value="9.1787656582253" calcext:value-type="float">
            <text:p><text:s/>9,2 </text:p>
          </table:table-cell>
          <table:table-cell table:style-name="ce14" office:value-type="float" office:value="2.02063659637979" calcext:value-type="float">
            <text:p><text:s/>2,0 </text:p>
          </table:table-cell>
          <table:table-cell table:style-name="ce14" office:value-type="float" office:value="64.980874924969" calcext:value-type="float">
            <text:p><text:s/>65,0 </text:p>
          </table:table-cell>
          <table:table-cell table:style-name="ce14" office:value-type="float" office:value="0.435316957733485" calcext:value-type="float">
            <text:p><text:s/>0,4 </text:p>
          </table:table-cell>
          <table:table-cell table:style-name="ce14" office:value-type="float" office:value="0.363402328811432" calcext:value-type="float">
            <text:p><text:s/>0,4 </text:p>
          </table:table-cell>
          <table:table-cell table:style-name="ce14" office:value-type="float" office:value="9.29593025910739" calcext:value-type="float">
            <text:p><text:s/>9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2" office:value-type="float" office:value="6882.64000000024" calcext:value-type="float">
            <text:p><text:s/>6 88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7.4091924988414" calcext:value-type="float">
            <text:p><text:s/>17,4 </text:p>
          </table:table-cell>
          <table:table-cell table:style-name="ce14" office:value-type="float" office:value="2.51801217419374" calcext:value-type="float">
            <text:p><text:s/>2,5 </text:p>
          </table:table-cell>
          <table:table-cell table:style-name="ce14" office:value-type="float" office:value="9.69467181658137" calcext:value-type="float">
            <text:p><text:s/>9,7 </text:p>
          </table:table-cell>
          <table:table-cell table:style-name="ce14" office:value-type="float" office:value="4.29649198862007" calcext:value-type="float">
            <text:p><text:s/>4,3 </text:p>
          </table:table-cell>
          <table:table-cell table:style-name="ce14" office:value-type="float" office:value="72.6081931273398" calcext:value-type="float">
            <text:p><text:s/>72,6 </text:p>
          </table:table-cell>
          <table:table-cell table:style-name="ce14" office:value-type="float" office:value="0.806163466909804" calcext:value-type="float">
            <text:p><text:s/>0,8 </text:p>
          </table:table-cell>
          <table:table-cell table:style-name="ce14" office:value-type="float" office:value="0.287942557239649" calcext:value-type="float">
            <text:p><text:s/>0,3 </text:p>
          </table:table-cell>
          <table:table-cell table:style-name="ce14" office:value-type="float" office:value="20.278697081301" calcext:value-type="float">
            <text:p><text:s/>20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2" office:value-type="float" office:value="3237.6910000001" calcext:value-type="float">
            <text:p><text:s/>3 23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2438325186223" calcext:value-type="float">
            <text:p><text:s/>20,2 </text:p>
          </table:table-cell>
          <table:table-cell table:style-name="ce14" office:value-type="float" office:value="4.89670923151542" calcext:value-type="float">
            <text:p><text:s/>4,9 </text:p>
          </table:table-cell>
          <table:table-cell table:style-name="ce14" office:value-type="float" office:value="6.66793550140905" calcext:value-type="float">
            <text:p><text:s/>6,7 </text:p>
          </table:table-cell>
          <table:table-cell table:style-name="ce14" office:value-type="float" office:value="7.53351495636688" calcext:value-type="float">
            <text:p><text:s/>7,5 </text:p>
          </table:table-cell>
          <table:table-cell table:style-name="ce14" office:value-type="float" office:value="73.0070254537594" calcext:value-type="float">
            <text:p><text:s/>73,0 </text:p>
          </table:table-cell>
          <table:table-cell table:style-name="ce14" office:value-type="float" office:value="1.53077083804978" calcext:value-type="float">
            <text:p><text:s/>1,5 </text:p>
          </table:table-cell>
          <table:table-cell table:style-name="ce14" office:value-type="float" office:value="0.0812065262084768" calcext:value-type="float">
            <text:p><text:s/>0,1 </text:p>
          </table:table-cell>
          <table:table-cell table:style-name="ce14" office:value-type="float" office:value="49.3310288106993" calcext:value-type="float">
            <text:p><text:s/>49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2" office:value-type="float" office:value="8901.92500000017" calcext:value-type="float">
            <text:p><text:s/>8 90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8.4013452040316" calcext:value-type="float">
            <text:p><text:s/>28,4 </text:p>
          </table:table-cell>
          <table:table-cell table:style-name="ce14" office:value-type="float" office:value="2.47012983482577" calcext:value-type="float">
            <text:p><text:s/>2,5 </text:p>
          </table:table-cell>
          <table:table-cell table:style-name="ce14" office:value-type="float" office:value="3.90897024023682" calcext:value-type="float">
            <text:p><text:s/>3,9 </text:p>
          </table:table-cell>
          <table:table-cell table:style-name="ce14" office:value-type="float" office:value="6.03017713364239" calcext:value-type="float">
            <text:p><text:s/>6,0 </text:p>
          </table:table-cell>
          <table:table-cell table:style-name="ce14" office:value-type="float" office:value="67.3080985690016" calcext:value-type="float">
            <text:p><text:s/>67,3 </text:p>
          </table:table-cell>
          <table:table-cell table:style-name="ce14" office:value-type="float" office:value="0.995111176888114" calcext:value-type="float">
            <text:p><text:s/>1,0 </text:p>
          </table:table-cell>
          <table:table-cell table:style-name="ce14" office:value-type="float" office:value="0.381585986728745" calcext:value-type="float">
            <text:p><text:s/>0,4 </text:p>
          </table:table-cell>
          <table:table-cell table:style-name="ce14" office:value-type="float" office:value="19.5752807625376" calcext:value-type="float">
            <text:p><text:s/>19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2" office:value-type="float" office:value="3393.814" calcext:value-type="float">
            <text:p><text:s/>3 39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9.8203446192282" calcext:value-type="float">
            <text:p><text:s/>39,8 </text:p>
          </table:table-cell>
          <table:table-cell table:style-name="ce14" office:value-type="float" office:value="2.53672358530551" calcext:value-type="float">
            <text:p><text:s/>2,5 </text:p>
          </table:table-cell>
          <table:table-cell table:style-name="ce14" office:value-type="float" office:value="4.3681742209289" calcext:value-type="float">
            <text:p><text:s/>4,4 </text:p>
          </table:table-cell>
          <table:table-cell table:style-name="ce14" office:value-type="float" office:value="9.01100639002008" calcext:value-type="float">
            <text:p><text:s/>9,0 </text:p>
          </table:table-cell>
          <table:table-cell table:style-name="ce14" office:value-type="float" office:value="55.6669883130534" calcext:value-type="float">
            <text:p><text:s/>55,7 </text:p>
          </table:table-cell>
          <table:table-cell table:style-name="ce14" office:value-type="float" office:value="1.94003179991241" calcext:value-type="float">
            <text:p><text:s/>1,9 </text:p>
          </table:table-cell>
          <table:table-cell table:style-name="ce14" office:value-type="float" office:value="0.14449284678891" calcext:value-type="float">
            <text:p><text:s/>0,1 </text:p>
          </table:table-cell>
          <table:table-cell table:style-name="ce14" office:value-type="float" office:value="46.7030045496698" calcext:value-type="float">
            <text:p><text:s/>46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2" office:value-type="float" office:value="3911.88700000007" calcext:value-type="float">
            <text:p><text:s/>3 91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7.0354610175882" calcext:value-type="float">
            <text:p><text:s/>37,0 </text:p>
          </table:table-cell>
          <table:table-cell table:style-name="ce14" office:value-type="float" office:value="2.14321691372888" calcext:value-type="float">
            <text:p><text:s/>2,1 </text:p>
          </table:table-cell>
          <table:table-cell table:style-name="ce14" office:value-type="float" office:value="4.31076095679904" calcext:value-type="float">
            <text:p><text:s/>4,3 </text:p>
          </table:table-cell>
          <table:table-cell table:style-name="ce14" office:value-type="float" office:value="7.57006955651314" calcext:value-type="float">
            <text:p><text:s/>7,6 </text:p>
          </table:table-cell>
          <table:table-cell table:style-name="ce14" office:value-type="float" office:value="58.4372774933161" calcext:value-type="float">
            <text:p><text:s/>58,4 </text:p>
          </table:table-cell>
          <table:table-cell table:style-name="ce14" office:value-type="float" office:value="1.34709362642307" calcext:value-type="float">
            <text:p><text:s/>1,3 </text:p>
          </table:table-cell>
          <table:table-cell table:style-name="ce14" office:value-type="float" office:value="0.216500532297709" calcext:value-type="float">
            <text:p><text:s/>0,2 </text:p>
          </table:table-cell>
          <table:table-cell table:style-name="ce14" office:value-type="float" office:value="31.2432390912434" calcext:value-type="float">
            <text:p><text:s/>31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2" office:value-type="float" office:value="9261.23700000015" calcext:value-type="float">
            <text:p><text:s/>9 26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0.908647923802" calcext:value-type="float">
            <text:p><text:s/>30,9 </text:p>
          </table:table-cell>
          <table:table-cell table:style-name="ce14" office:value-type="float" office:value="2.75742595429599" calcext:value-type="float">
            <text:p><text:s/>2,8 </text:p>
          </table:table-cell>
          <table:table-cell table:style-name="ce14" office:value-type="float" office:value="4.78238596987697" calcext:value-type="float">
            <text:p><text:s/>4,8 </text:p>
          </table:table-cell>
          <table:table-cell table:style-name="ce14" office:value-type="float" office:value="6.73194605210361" calcext:value-type="float">
            <text:p><text:s/>6,7 </text:p>
          </table:table-cell>
          <table:table-cell table:style-name="ce14" office:value-type="float" office:value="63.994242100412" calcext:value-type="float">
            <text:p><text:s/>64,0 </text:p>
          </table:table-cell>
          <table:table-cell table:style-name="ce14" office:value-type="float" office:value="1.35741059289088" calcext:value-type="float">
            <text:p><text:s/>1,4 </text:p>
          </table:table-cell>
          <table:table-cell table:style-name="ce14" office:value-type="float" office:value="0.314724005909314" calcext:value-type="float">
            <text:p><text:s/>0,3 </text:p>
          </table:table-cell>
          <table:table-cell table:style-name="ce14" office:value-type="float" office:value="18.8839853455085" calcext:value-type="float">
            <text:p><text:s/>18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2" office:value-type="float" office:value="3272.46000000006" calcext:value-type="float">
            <text:p><text:s/>3 27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4.6301571675744" calcext:value-type="float">
            <text:p><text:s/>24,6 </text:p>
          </table:table-cell>
          <table:table-cell table:style-name="ce14" office:value-type="float" office:value="3.13360223761657" calcext:value-type="float">
            <text:p><text:s/>3,1 </text:p>
          </table:table-cell>
          <table:table-cell table:style-name="ce14" office:value-type="float" office:value="4.39551982188683" calcext:value-type="float">
            <text:p><text:s/>4,4 </text:p>
          </table:table-cell>
          <table:table-cell table:style-name="ce14" office:value-type="float" office:value="5.95394676445679" calcext:value-type="float">
            <text:p><text:s/>6,0 </text:p>
          </table:table-cell>
          <table:table-cell table:style-name="ce14" office:value-type="float" office:value="70.3917973748546" calcext:value-type="float">
            <text:p><text:s/>70,4 </text:p>
          </table:table-cell>
          <table:table-cell table:style-name="ce14" office:value-type="float" office:value="1.16697313813707" calcext:value-type="float">
            <text:p><text:s/>1,2 </text:p>
          </table:table-cell>
          <table:table-cell table:style-name="ce14" office:value-type="float" office:value="0.5825256356842" calcext:value-type="float">
            <text:p><text:s/>0,6 </text:p>
          </table:table-cell>
          <table:table-cell table:style-name="ce14" office:value-type="float" office:value="37.4467144219006" calcext:value-type="float">
            <text:p><text:s/>37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2" office:value-type="float" office:value="2216.30899999999" calcext:value-type="float">
            <text:p><text:s/>2 21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2.3893384954437" calcext:value-type="float">
            <text:p><text:s/>22,4 </text:p>
          </table:table-cell>
          <table:table-cell table:style-name="ce14" office:value-type="float" office:value="4.42855239019719" calcext:value-type="float">
            <text:p><text:s/>4,4 </text:p>
          </table:table-cell>
          <table:table-cell table:style-name="ce14" office:value-type="float" office:value="7.27129011833064" calcext:value-type="float">
            <text:p><text:s/>7,3 </text:p>
          </table:table-cell>
          <table:table-cell table:style-name="ce14" office:value-type="float" office:value="6.45098810135549" calcext:value-type="float">
            <text:p><text:s/>6,5 </text:p>
          </table:table-cell>
          <table:table-cell table:style-name="ce14" office:value-type="float" office:value="70.0216573952172" calcext:value-type="float">
            <text:p><text:s/>70,0 </text:p>
          </table:table-cell>
          <table:table-cell table:style-name="ce14" office:value-type="float" office:value="1.52758683299953" calcext:value-type="float">
            <text:p><text:s/>1,5 </text:p>
          </table:table-cell>
          <table:table-cell table:style-name="ce14" office:value-type="float" office:value="0.317713991007307" calcext:value-type="float">
            <text:p><text:s/>0,3 </text:p>
          </table:table-cell>
          <table:table-cell table:style-name="ce14" office:value-type="float" office:value="27.8523353021234" calcext:value-type="float">
            <text:p><text:s/>27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2" office:value-type="float" office:value="14609.867" calcext:value-type="float">
            <text:p><text:s/>14 61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4436225505398" calcext:value-type="float">
            <text:p><text:s/>19,4 </text:p>
          </table:table-cell>
          <table:table-cell table:style-name="ce14" office:value-type="float" office:value="3.07260454131072" calcext:value-type="float">
            <text:p><text:s/>3,1 </text:p>
          </table:table-cell>
          <table:table-cell table:style-name="ce14" office:value-type="float" office:value="19.2716437387119" calcext:value-type="float">
            <text:p><text:s/>19,3 </text:p>
          </table:table-cell>
          <table:table-cell table:style-name="ce14" office:value-type="float" office:value="3.12246453136846" calcext:value-type="float">
            <text:p><text:s/>3,1 </text:p>
          </table:table-cell>
          <table:table-cell table:style-name="ce14" office:value-type="float" office:value="60.7554321517094" calcext:value-type="float">
            <text:p><text:s/>60,8 </text:p>
          </table:table-cell>
          <table:table-cell table:style-name="ce14" office:value-type="float" office:value="1.02505976214897" calcext:value-type="float">
            <text:p><text:s/>1,0 </text:p>
          </table:table-cell>
          <table:table-cell table:style-name="ce14" office:value-type="float" office:value="0.529301559039241" calcext:value-type="float">
            <text:p><text:s/>0,5 </text:p>
          </table:table-cell>
          <table:table-cell table:style-name="ce14" office:value-type="float" office:value="18.0350456406682" calcext:value-type="float">
            <text:p><text:s/>18,0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deste</text:p>
          </table:table-cell>
          <table:table-cell table:style-name="ce12" office:value-type="float" office:value="85659.0000000009" calcext:value-type="float">
            <text:p><text:s/>85 65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53.6948942600658" calcext:value-type="float">
            <text:p><text:s/>53,7 </text:p>
          </table:table-cell>
          <table:table-cell table:style-name="ce14" office:value-type="float" office:value="0.846816238987711" calcext:value-type="float">
            <text:p><text:s/>0,8 </text:p>
          </table:table-cell>
          <table:table-cell table:style-name="ce14" office:value-type="float" office:value="8.60547833393965" calcext:value-type="float">
            <text:p><text:s/>8,6 </text:p>
          </table:table-cell>
          <table:table-cell table:style-name="ce14" office:value-type="float" office:value="2.28014020645045" calcext:value-type="float">
            <text:p><text:s/>2,3 </text:p>
          </table:table-cell>
          <table:table-cell table:style-name="ce14" office:value-type="float" office:value="36.7444523874977" calcext:value-type="float">
            <text:p><text:s/>36,7 </text:p>
          </table:table-cell>
          <table:table-cell table:style-name="ce14" office:value-type="float" office:value="1.13443410639886" calcext:value-type="float">
            <text:p><text:s/>1,1 </text:p>
          </table:table-cell>
          <table:table-cell table:style-name="ce14" office:value-type="float" office:value="0.955175018496524" calcext:value-type="float">
            <text:p><text:s/>1,0 </text:p>
          </table:table-cell>
          <table:table-cell table:style-name="ce14" office:value-type="float" office:value="8.76605635771602" calcext:value-type="float">
            <text:p><text:s/>8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2" office:value-type="float" office:value="20638.6640000002" calcext:value-type="float">
            <text:p><text:s/>20 63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3.2226830364243" calcext:value-type="float">
            <text:p><text:s/>43,2 </text:p>
          </table:table-cell>
          <table:table-cell table:style-name="ce14" office:value-type="float" office:value="1.71533546718275" calcext:value-type="float">
            <text:p><text:s/>1,7 </text:p>
          </table:table-cell>
          <table:table-cell table:style-name="ce14" office:value-type="float" office:value="9.83492333701943" calcext:value-type="float">
            <text:p><text:s/>9,8 </text:p>
          </table:table-cell>
          <table:table-cell table:style-name="ce14" office:value-type="float" office:value="3.63360491180736" calcext:value-type="float">
            <text:p><text:s/>3,6 </text:p>
          </table:table-cell>
          <table:table-cell table:style-name="ce14" office:value-type="float" office:value="46.7695051056617" calcext:value-type="float">
            <text:p><text:s/>46,8 </text:p>
          </table:table-cell>
          <table:table-cell table:style-name="ce14" office:value-type="float" office:value="1.46082798972831" calcext:value-type="float">
            <text:p><text:s/>1,5 </text:p>
          </table:table-cell>
          <table:table-cell table:style-name="ce14" office:value-type="float" office:value="0.172888520894458" calcext:value-type="float">
            <text:p><text:s/>0,2 </text:p>
          </table:table-cell>
          <table:table-cell table:style-name="ce14" office:value-type="float" office:value="19.93830695869" calcext:value-type="float">
            <text:p><text:s/>19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2" office:value-type="float" office:value="3829.385" calcext:value-type="float">
            <text:p><text:s/>3 82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9.7080468735919" calcext:value-type="float">
            <text:p><text:s/>39,7 </text:p>
          </table:table-cell>
          <table:table-cell table:style-name="ce14" office:value-type="float" office:value="2.55499322934757" calcext:value-type="float">
            <text:p><text:s/>2,6 </text:p>
          </table:table-cell>
          <table:table-cell table:style-name="ce14" office:value-type="float" office:value="9.7365971838097" calcext:value-type="float">
            <text:p><text:s/>9,7 </text:p>
          </table:table-cell>
          <table:table-cell table:style-name="ce14" office:value-type="float" office:value="5.16869397891578" calcext:value-type="float">
            <text:p><text:s/>5,2 </text:p>
          </table:table-cell>
          <table:table-cell table:style-name="ce14" office:value-type="float" office:value="50.2293034841501" calcext:value-type="float">
            <text:p><text:s/>50,2 </text:p>
          </table:table-cell>
          <table:table-cell table:style-name="ce14" office:value-type="float" office:value="1.83624320310618" calcext:value-type="float">
            <text:p><text:s/>1,8 </text:p>
          </table:table-cell>
          <table:table-cell table:style-name="ce14" office:value-type="float" office:value="0.326052458448615" calcext:value-type="float">
            <text:p><text:s/>0,3 </text:p>
          </table:table-cell>
          <table:table-cell table:style-name="ce14" office:value-type="float" office:value="18.4342671414941" calcext:value-type="float">
            <text:p><text:s/>18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2" office:value-type="float" office:value="16840.638" calcext:value-type="float">
            <text:p><text:s/>16 84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4.8532583215787" calcext:value-type="float">
            <text:p><text:s/>44,9 </text:p>
          </table:table-cell>
          <table:table-cell table:style-name="ce14" office:value-type="float" office:value="1.57119447679058" calcext:value-type="float">
            <text:p><text:s/>1,6 </text:p>
          </table:table-cell>
          <table:table-cell table:style-name="ce14" office:value-type="float" office:value="12.4281934679848" calcext:value-type="float">
            <text:p><text:s/>12,4 </text:p>
          </table:table-cell>
          <table:table-cell table:style-name="ce14" office:value-type="float" office:value="3.16249500097667" calcext:value-type="float">
            <text:p><text:s/>3,2 </text:p>
          </table:table-cell>
          <table:table-cell table:style-name="ce14" office:value-type="float" office:value="42.5027207845952" calcext:value-type="float">
            <text:p><text:s/>42,5 </text:p>
          </table:table-cell>
          <table:table-cell table:style-name="ce14" office:value-type="float" office:value="1.52915169749792" calcext:value-type="float">
            <text:p><text:s/>1,5 </text:p>
          </table:table-cell>
          <table:table-cell table:style-name="ce14" office:value-type="float" office:value="0.21582742584121" calcext:value-type="float">
            <text:p><text:s/>0,2 </text:p>
          </table:table-cell>
          <table:table-cell table:style-name="ce14" office:value-type="float" office:value="19.1958029771759" calcext:value-type="float">
            <text:p><text:s/>19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2" office:value-type="float" office:value="44350.3130000007" calcext:value-type="float">
            <text:p><text:s/>44 35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3.1332101188213" calcext:value-type="float">
            <text:p><text:s/>63,1 </text:p>
          </table:table-cell>
          <table:table-cell table:style-name="ce14" office:value-type="float" office:value="1.19892778015988" calcext:value-type="float">
            <text:p><text:s/>1,2 </text:p>
          </table:table-cell>
          <table:table-cell table:style-name="ce14" office:value-type="float" office:value="6.48412794726873" calcext:value-type="float">
            <text:p><text:s/>6,5 </text:p>
          </table:table-cell>
          <table:table-cell table:style-name="ce14" office:value-type="float" office:value="4.67285992178923" calcext:value-type="float">
            <text:p><text:s/>4,7 </text:p>
          </table:table-cell>
          <table:table-cell table:style-name="ce14" office:value-type="float" office:value="28.7283805565821" calcext:value-type="float">
            <text:p><text:s/>28,7 </text:p>
          </table:table-cell>
          <table:table-cell table:style-name="ce14" office:value-type="float" office:value="2.41123174562264" calcext:value-type="float">
            <text:p><text:s/>2,4 </text:p>
          </table:table-cell>
          <table:table-cell table:style-name="ce14" office:value-type="float" office:value="1.65428137732728" calcext:value-type="float">
            <text:p><text:s/>1,7 </text:p>
          </table:table-cell>
          <table:table-cell table:style-name="ce14" office:value-type="float" office:value="9.67595123519302" calcext:value-type="float">
            <text:p><text:s/>9,7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l</text:p>
          </table:table-cell>
          <table:table-cell table:style-name="ce12" office:value-type="float" office:value="29023.5210000003" calcext:value-type="float">
            <text:p><text:s/>29 02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8.7694307495607" calcext:value-type="float">
            <text:p><text:s/>78,8 </text:p>
          </table:table-cell>
          <table:table-cell table:style-name="ce14" office:value-type="float" office:value="0.50334551636224" calcext:value-type="float">
            <text:p><text:s/>0,5 </text:p>
          </table:table-cell>
          <table:table-cell table:style-name="ce14" office:value-type="float" office:value="3.60769403130039" calcext:value-type="float">
            <text:p><text:s/>3,6 </text:p>
          </table:table-cell>
          <table:table-cell table:style-name="ce14" office:value-type="float" office:value="4.10274621394107" calcext:value-type="float">
            <text:p><text:s/>4,1 </text:p>
          </table:table-cell>
          <table:table-cell table:style-name="ce14" office:value-type="float" office:value="17.1289570676799" calcext:value-type="float">
            <text:p><text:s/>17,1 </text:p>
          </table:table-cell>
          <table:table-cell table:style-name="ce14" office:value-type="float" office:value="1.99537232482663" calcext:value-type="float">
            <text:p><text:s/>2,0 </text:p>
          </table:table-cell>
          <table:table-cell table:style-name="ce14" office:value-type="float" office:value="0.492536903536753" calcext:value-type="float">
            <text:p><text:s/>0,5 </text:p>
          </table:table-cell>
          <table:table-cell table:style-name="ce14" office:value-type="float" office:value="9.94001113985023" calcext:value-type="float">
            <text:p><text:s/>9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2" office:value-type="float" office:value="11075.6780000003" calcext:value-type="float">
            <text:p><text:s/>11 07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9.004007507887" calcext:value-type="float">
            <text:p><text:s/>69,0 </text:p>
          </table:table-cell>
          <table:table-cell table:style-name="ce14" office:value-type="float" office:value="1.09683776062805" calcext:value-type="float">
            <text:p><text:s/>1,1 </text:p>
          </table:table-cell>
          <table:table-cell table:style-name="ce14" office:value-type="float" office:value="3.3682947703581" calcext:value-type="float">
            <text:p><text:s/>3,4 </text:p>
          </table:table-cell>
          <table:table-cell table:style-name="ce14" office:value-type="float" office:value="6.40719537246367" calcext:value-type="float">
            <text:p><text:s/>6,4 </text:p>
          </table:table-cell>
          <table:table-cell table:style-name="ce14" office:value-type="float" office:value="26.7183211772058" calcext:value-type="float">
            <text:p><text:s/>26,7 </text:p>
          </table:table-cell>
          <table:table-cell table:style-name="ce14" office:value-type="float" office:value="2.54996823843388" calcext:value-type="float">
            <text:p><text:s/>2,5 </text:p>
          </table:table-cell>
          <table:table-cell table:style-name="ce14" office:value-type="float" office:value="0.909376544548832" calcext:value-type="float">
            <text:p><text:s/>0,9 </text:p>
          </table:table-cell>
          <table:table-cell table:style-name="ce14" office:value-type="float" office:value="12.7905362993923" calcext:value-type="float">
            <text:p><text:s/>12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2" office:value-type="float" office:value="6790.83300000014" calcext:value-type="float">
            <text:p><text:s/>6 79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6.999563860329" calcext:value-type="float">
            <text:p><text:s/>87,0 </text:p>
          </table:table-cell>
          <table:table-cell table:style-name="ce14" office:value-type="float" office:value="0.613217264304487" calcext:value-type="float">
            <text:p><text:s/>0,6 </text:p>
          </table:table-cell>
          <table:table-cell table:style-name="ce14" office:value-type="float" office:value="2.11980367792241" calcext:value-type="float">
            <text:p><text:s/>2,1 </text:p>
          </table:table-cell>
          <table:table-cell table:style-name="ce14" office:value-type="float" office:value="8.31888509720728" calcext:value-type="float">
            <text:p><text:s/>8,3 </text:p>
          </table:table-cell>
          <table:table-cell table:style-name="ce14" office:value-type="float" office:value="10.7039707185118" calcext:value-type="float">
            <text:p><text:s/>10,7 </text:p>
          </table:table-cell>
          <table:table-cell table:style-name="ce14" office:value-type="float" office:value="4.50318095181935" calcext:value-type="float">
            <text:p><text:s/>4,5 </text:p>
          </table:table-cell>
          <table:table-cell table:style-name="ce14" office:value-type="float" office:value="0.170758391162635" calcext:value-type="float">
            <text:p><text:s/>0,2 </text:p>
          </table:table-cell>
          <table:table-cell table:style-name="ce14" office:value-type="float" office:value="21.0790912180843" calcext:value-type="float">
            <text:p><text:s/>21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2" office:value-type="float" office:value="11157.0099999999" calcext:value-type="float">
            <text:p><text:s/>11 15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3.4543081347648" calcext:value-type="float">
            <text:p><text:s/>83,5 </text:p>
          </table:table-cell>
          <table:table-cell table:style-name="ce14" office:value-type="float" office:value="0.751969913124171" calcext:value-type="float">
            <text:p><text:s/>0,8 </text:p>
          </table:table-cell>
          <table:table-cell table:style-name="ce14" office:value-type="float" office:value="4.7509684426109" calcext:value-type="float">
            <text:p><text:s/>4,8 </text:p>
          </table:table-cell>
          <table:table-cell table:style-name="ce14" office:value-type="float" office:value="6.34379787753814" calcext:value-type="float">
            <text:p><text:s/>6,3 </text:p>
          </table:table-cell>
          <table:table-cell table:style-name="ce14" office:value-type="float" office:value="11.5201335766742" calcext:value-type="float">
            <text:p><text:s/>11,5 </text:p>
          </table:table-cell>
          <table:table-cell table:style-name="ce14" office:value-type="float" office:value="4.31418182535617" calcext:value-type="float">
            <text:p><text:s/>4,3 </text:p>
          </table:table-cell>
          <table:table-cell table:style-name="ce14" office:value-type="float" office:value="0.274589845950148" calcext:value-type="float">
            <text:p><text:s/>0,3 </text:p>
          </table:table-cell>
          <table:table-cell table:style-name="ce14" office:value-type="float" office:value="17.8699024993303" calcext:value-type="float">
            <text:p><text:s/>17,9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entro-Oeste</text:p>
          </table:table-cell>
          <table:table-cell table:style-name="ce12" office:value-type="float" office:value="15324.5569999999" calcext:value-type="float">
            <text:p><text:s/>15 32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8.5734712594798" calcext:value-type="float">
            <text:p><text:s/>38,6 </text:p>
          </table:table-cell>
          <table:table-cell table:style-name="ce14" office:value-type="float" office:value="1.45456428491535" calcext:value-type="float">
            <text:p><text:s/>1,5 </text:p>
          </table:table-cell>
          <table:table-cell table:style-name="ce14" office:value-type="float" office:value="6.41903189385129" calcext:value-type="float">
            <text:p><text:s/>6,4 </text:p>
          </table:table-cell>
          <table:table-cell table:style-name="ce14" office:value-type="float" office:value="3.17828231051421" calcext:value-type="float">
            <text:p><text:s/>3,2 </text:p>
          </table:table-cell>
          <table:table-cell table:style-name="ce14" office:value-type="float" office:value="54.323169956795" calcext:value-type="float">
            <text:p><text:s/>54,3 </text:p>
          </table:table-cell>
          <table:table-cell table:style-name="ce14" office:value-type="float" office:value="1.03538130390314" calcext:value-type="float">
            <text:p><text:s/>1,0 </text:p>
          </table:table-cell>
          <table:table-cell table:style-name="ce14" office:value-type="float" office:value="0.681634461642185" calcext:value-type="float">
            <text:p><text:s/>0,7 </text:p>
          </table:table-cell>
          <table:table-cell table:style-name="ce14" office:value-type="float" office:value="10.3447099182306" calcext:value-type="float">
            <text:p><text:s/>10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2" office:value-type="float" office:value="2587.25100000006" calcext:value-type="float">
            <text:p><text:s/>2 58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4.1114356077986" calcext:value-type="float">
            <text:p><text:s/>44,1 </text:p>
          </table:table-cell>
          <table:table-cell table:style-name="ce14" office:value-type="float" office:value="2.53595606946371" calcext:value-type="float">
            <text:p><text:s/>2,5 </text:p>
          </table:table-cell>
          <table:table-cell table:style-name="ce14" office:value-type="float" office:value="4.89101811795747" calcext:value-type="float">
            <text:p><text:s/>4,9 </text:p>
          </table:table-cell>
          <table:table-cell table:style-name="ce14" office:value-type="float" office:value="7.14112447549318" calcext:value-type="float">
            <text:p><text:s/>7,1 </text:p>
          </table:table-cell>
          <table:table-cell table:style-name="ce14" office:value-type="float" office:value="49.7938944998092" calcext:value-type="float">
            <text:p><text:s/>49,8 </text:p>
          </table:table-cell>
          <table:table-cell table:style-name="ce14" office:value-type="float" office:value="2.19312847412332" calcext:value-type="float">
            <text:p><text:s/>2,2 </text:p>
          </table:table-cell>
          <table:table-cell table:style-name="ce14" office:value-type="float" office:value="1.20365177443541" calcext:value-type="float">
            <text:p><text:s/>1,2 </text:p>
          </table:table-cell>
          <table:table-cell table:style-name="ce14" office:value-type="float" office:value="20.4340054686877" calcext:value-type="float">
            <text:p><text:s/>20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2" office:value-type="float" office:value="3263.52199999992" calcext:value-type="float">
            <text:p><text:s/>3 26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3.1866039558537" calcext:value-type="float">
            <text:p><text:s/>33,2 </text:p>
          </table:table-cell>
          <table:table-cell table:style-name="ce14" office:value-type="float" office:value="3.38908255863928" calcext:value-type="float">
            <text:p><text:s/>3,4 </text:p>
          </table:table-cell>
          <table:table-cell table:style-name="ce14" office:value-type="float" office:value="6.79907836410119" calcext:value-type="float">
            <text:p><text:s/>6,8 </text:p>
          </table:table-cell>
          <table:table-cell table:style-name="ce14" office:value-type="float" office:value="5.70209387187446" calcext:value-type="float">
            <text:p><text:s/>5,7 </text:p>
          </table:table-cell>
          <table:table-cell table:style-name="ce14" office:value-type="float" office:value="59.2974661507441" calcext:value-type="float">
            <text:p><text:s/>59,3 </text:p>
          </table:table-cell>
          <table:table-cell table:style-name="ce14" office:value-type="float" office:value="1.88422190401845" calcext:value-type="float">
            <text:p><text:s/>1,9 </text:p>
          </table:table-cell>
          <table:table-cell table:style-name="ce14" office:value-type="float" office:value="0.716851529299893" calcext:value-type="float">
            <text:p><text:s/>0,7 </text:p>
          </table:table-cell>
          <table:table-cell table:style-name="ce14" office:value-type="float" office:value="20.4387636036899" calcext:value-type="float">
            <text:p><text:s/>20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2" office:value-type="float" office:value="6625.15099999997" calcext:value-type="float">
            <text:p><text:s/>6 62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8.4606868034331" calcext:value-type="float">
            <text:p><text:s/>38,5 </text:p>
          </table:table-cell>
          <table:table-cell table:style-name="ce14" office:value-type="float" office:value="2.4838633304761" calcext:value-type="float">
            <text:p><text:s/>2,5 </text:p>
          </table:table-cell>
          <table:table-cell table:style-name="ce14" office:value-type="float" office:value="6.2203321240533" calcext:value-type="float">
            <text:p><text:s/>6,2 </text:p>
          </table:table-cell>
          <table:table-cell table:style-name="ce14" office:value-type="float" office:value="5.76557796297044" calcext:value-type="float">
            <text:p><text:s/>5,8 </text:p>
          </table:table-cell>
          <table:table-cell table:style-name="ce14" office:value-type="float" office:value="54.9417016938791" calcext:value-type="float">
            <text:p><text:s/>54,9 </text:p>
          </table:table-cell>
          <table:table-cell table:style-name="ce14" office:value-type="float" office:value="1.79659090743569" calcext:value-type="float">
            <text:p><text:s/>1,8 </text:p>
          </table:table-cell>
          <table:table-cell table:style-name="ce14" office:value-type="float" office:value="0.371051555313808" calcext:value-type="float">
            <text:p><text:s/>0,4 </text:p>
          </table:table-cell>
          <table:table-cell table:style-name="ce14" office:value-type="float" office:value="22.3072061941847" calcext:value-type="float">
            <text:p><text:s/>22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2" office:value-type="float" office:value="2848.63299999994" calcext:value-type="float">
            <text:p><text:s/>2 84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9.97739735669" calcext:value-type="float">
            <text:p><text:s/>40,0 </text:p>
          </table:table-cell>
          <table:table-cell table:style-name="ce14" office:value-type="float" office:value="3.04477981420947" calcext:value-type="float">
            <text:p><text:s/>3,0 </text:p>
          </table:table-cell>
          <table:table-cell table:style-name="ce14" office:value-type="float" office:value="7.83356340127579" calcext:value-type="float">
            <text:p><text:s/>7,8 </text:p>
          </table:table-cell>
          <table:table-cell table:style-name="ce14" office:value-type="float" office:value="5.8629341870037" calcext:value-type="float">
            <text:p><text:s/>5,9 </text:p>
          </table:table-cell>
          <table:table-cell table:style-name="ce14" office:value-type="float" office:value="51.299537651552" calcext:value-type="float">
            <text:p><text:s/>51,3 </text:p>
          </table:table-cell>
          <table:table-cell table:style-name="ce14" office:value-type="float" office:value="2.19071288521225" calcext:value-type="float">
            <text:p><text:s/>2,2 </text:p>
          </table:table-cell>
          <table:table-cell table:style-name="ce14" office:value-type="float" office:value="0.889501590481297" calcext:value-type="float">
            <text:p><text:s/>0,9 </text:p>
          </table:table-cell>
          <table:table-cell table:style-name="ce14" office:value-type="float" office:value="19.065374215874" calcext:value-type="float">
            <text:p><text:s/>19,1 </text:p>
          </table:table-cell>
          <table:table-cell table:number-columns-repeated="1013"/>
        </table:table-row>
        <table:table-row table:style-name="ro2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8" office:value-type="string" calcext:value-type="string">
            <text:p>Fonte: IBGE. Pesquisa Nacional por Amostra de Domicílios Contínua, 2015, consolidado de primeiras entrevistas.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Nota: Indígenas, amarelos e pessoas sem declaração de cor ou raça constam no total.</text:p>
          </table:table-cell>
          <table:table-cell table:style-name="ce7" table:number-columns-repeated="10"/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4" table:style-name="ta5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4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abela 1.1 (UF) - Distribuição da população, por cor ou raça, com indicação do coeficiente de variação, segundo Grandes Regiões e Unidades da Federação - 2014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Grandes Regiões e Unidades da Federação</text:p>
          </table:table-cell>
          <table:table-cell table:style-name="ce10" office:value-type="string" calcext:value-type="string" table:number-columns-spanned="2" table:number-rows-spanned="2">
            <text:p>Total (1 000 pessoas)</text:p>
          </table:table-cell>
          <table:covered-table-cell table:style-name="ce10"/>
          <table:table-cell table:style-name="ce15" office:value-type="string" calcext:value-type="string" table:number-columns-spanned="8" table:number-rows-spanned="1">
            <text:p>Distribuição percentual por cor ou raça</text:p>
          </table:table-cell>
          <table:covered-table-cell table:number-columns-repeated="6" table:style-name="ce10"/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calcext:value-type="string" table:number-columns-spanned="2" table:number-rows-spanned="1">
            <text:p>Branc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e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arda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Amarela ou indígena</text:p>
          </table:table-cell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5" office:value-type="string" calcext:value-type="string">
            <text:p>CV (%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201108.347000001" calcext:value-type="float">
            <text:p><text:s/>201 108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46.1551960047716" calcext:value-type="float">
            <text:p><text:s/>46,2 </text:p>
          </table:table-cell>
          <table:table-cell table:style-name="ce13" office:value-type="float" office:value="0.500208218945654" calcext:value-type="float">
            <text:p><text:s/>0,5 </text:p>
          </table:table-cell>
          <table:table-cell table:style-name="ce13" office:value-type="float" office:value="7.25981944341406" calcext:value-type="float">
            <text:p><text:s/>7,3 </text:p>
          </table:table-cell>
          <table:table-cell table:style-name="ce13" office:value-type="float" office:value="1.43680859251858" calcext:value-type="float">
            <text:p><text:s/>1,4 </text:p>
          </table:table-cell>
          <table:table-cell table:style-name="ce13" office:value-type="float" office:value="45.8434818926169" calcext:value-type="float">
            <text:p><text:s/>45,8 </text:p>
          </table:table-cell>
          <table:table-cell table:style-name="ce13" office:value-type="float" office:value="0.459497600874077" calcext:value-type="float">
            <text:p><text:s/>0,5 </text:p>
          </table:table-cell>
          <table:table-cell table:style-name="ce13" office:value-type="float" office:value="0.741502659198103" calcext:value-type="float">
            <text:p><text:s/>0,7 </text:p>
          </table:table-cell>
          <table:table-cell table:style-name="ce13" office:value-type="float" office:value="7.32843860527781" calcext:value-type="float">
            <text:p><text:s/>7,3 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16924.8730000003" calcext:value-type="float">
            <text:p><text:s/>16 92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6550117094797" calcext:value-type="float">
            <text:p><text:s/>19,7 </text:p>
          </table:table-cell>
          <table:table-cell table:style-name="ce14" office:value-type="float" office:value="1.8575503050723" calcext:value-type="float">
            <text:p><text:s/>1,9 </text:p>
          </table:table-cell>
          <table:table-cell table:style-name="ce14" office:value-type="float" office:value="6.10791649746886" calcext:value-type="float">
            <text:p><text:s/>6,1 </text:p>
          </table:table-cell>
          <table:table-cell table:style-name="ce14" office:value-type="float" office:value="4.39113448897032" calcext:value-type="float">
            <text:p><text:s/>4,4 </text:p>
          </table:table-cell>
          <table:table-cell table:style-name="ce14" office:value-type="float" office:value="73.4877814758476" calcext:value-type="float">
            <text:p><text:s/>73,5 </text:p>
          </table:table-cell>
          <table:table-cell table:style-name="ce14" office:value-type="float" office:value="0.626528512909471" calcext:value-type="float">
            <text:p><text:s/>0,6 </text:p>
          </table:table-cell>
          <table:table-cell table:style-name="ce14" office:value-type="float" office:value="0.749290317203451" calcext:value-type="float">
            <text:p><text:s/>0,7 </text:p>
          </table:table-cell>
          <table:table-cell table:style-name="ce14" office:value-type="float" office:value="20.5404629583645" calcext:value-type="float">
            <text:p><text:s/>20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2" office:value-type="float" office:value="1667.74800000002" calcext:value-type="float">
            <text:p><text:s/>1 66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9.3666665066677" calcext:value-type="float">
            <text:p><text:s/>29,4 </text:p>
          </table:table-cell>
          <table:table-cell table:style-name="ce14" office:value-type="float" office:value="3.60074978029213" calcext:value-type="float">
            <text:p><text:s/>3,6 </text:p>
          </table:table-cell>
          <table:table-cell table:style-name="ce14" office:value-type="float" office:value="4.83830255627752" calcext:value-type="float">
            <text:p><text:s/>4,8 </text:p>
          </table:table-cell>
          <table:table-cell table:style-name="ce14" office:value-type="float" office:value="8.65488036094535" calcext:value-type="float">
            <text:p><text:s/>8,7 </text:p>
          </table:table-cell>
          <table:table-cell table:style-name="ce14" office:value-type="float" office:value="65.5073574459014" calcext:value-type="float">
            <text:p><text:s/>65,5 </text:p>
          </table:table-cell>
          <table:table-cell table:style-name="ce14" office:value-type="float" office:value="1.72803986290513" calcext:value-type="float">
            <text:p><text:s/>1,7 </text:p>
          </table:table-cell>
          <table:table-cell table:style-name="ce14" office:value-type="float" office:value="0.287673491152932" calcext:value-type="float">
            <text:p><text:s/>0,3 </text:p>
          </table:table-cell>
          <table:table-cell table:style-name="ce14" office:value-type="float" office:value="26.0734812367356" calcext:value-type="float">
            <text:p><text:s/>26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2" office:value-type="float" office:value="803.127000000006" calcext:value-type="float">
            <text:p><text:s text:c="2"/>80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8.2404355732356" calcext:value-type="float">
            <text:p><text:s/>18,2 </text:p>
          </table:table-cell>
          <table:table-cell table:style-name="ce14" office:value-type="float" office:value="5.33098366164755" calcext:value-type="float">
            <text:p><text:s/>5,3 </text:p>
          </table:table-cell>
          <table:table-cell table:style-name="ce14" office:value-type="float" office:value="3.78153717741246" calcext:value-type="float">
            <text:p><text:s/>3,8 </text:p>
          </table:table-cell>
          <table:table-cell table:style-name="ce14" office:value-type="float" office:value="13.0077220935303" calcext:value-type="float">
            <text:p><text:s/>13,0 </text:p>
          </table:table-cell>
          <table:table-cell table:style-name="ce14" office:value-type="float" office:value="77.5109403030435" calcext:value-type="float">
            <text:p><text:s/>77,5 </text:p>
          </table:table-cell>
          <table:table-cell table:style-name="ce14" office:value-type="float" office:value="1.55456372986095" calcext:value-type="float">
            <text:p><text:s/>1,6 </text:p>
          </table:table-cell>
          <table:table-cell table:style-name="ce14" office:value-type="float" office:value="0.46708694630914" calcext:value-type="float">
            <text:p><text:s/>0,5 </text:p>
          </table:table-cell>
          <table:table-cell table:style-name="ce14" office:value-type="float" office:value="36.7627520657602" calcext:value-type="float">
            <text:p><text:s/>36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2" office:value-type="float" office:value="3670.68900000006" calcext:value-type="float">
            <text:p><text:s/>3 67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8.2828415120603" calcext:value-type="float">
            <text:p><text:s/>18,3 </text:p>
          </table:table-cell>
          <table:table-cell table:style-name="ce14" office:value-type="float" office:value="4.80808142192336" calcext:value-type="float">
            <text:p><text:s/>4,8 </text:p>
          </table:table-cell>
          <table:table-cell table:style-name="ce14" office:value-type="float" office:value="2.51054493045662" calcext:value-type="float">
            <text:p><text:s/>2,5 </text:p>
          </table:table-cell>
          <table:table-cell table:style-name="ce14" office:value-type="float" office:value="8.79329618746488" calcext:value-type="float">
            <text:p><text:s/>8,8 </text:p>
          </table:table-cell>
          <table:table-cell table:style-name="ce14" office:value-type="float" office:value="77.472851377087" calcext:value-type="float">
            <text:p><text:s/>77,5 </text:p>
          </table:table-cell>
          <table:table-cell table:style-name="ce14" office:value-type="float" office:value="1.38201678432363" calcext:value-type="float">
            <text:p><text:s/>1,4 </text:p>
          </table:table-cell>
          <table:table-cell table:style-name="ce14" office:value-type="float" office:value="1.73376218039603" calcext:value-type="float">
            <text:p><text:s/>1,7 </text:p>
          </table:table-cell>
          <table:table-cell table:style-name="ce14" office:value-type="float" office:value="39.277922404162" calcext:value-type="float">
            <text:p><text:s/>39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2" office:value-type="float" office:value="446.317999999996" calcext:value-type="float">
            <text:p><text:s text:c="2"/>44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3011227164748" calcext:value-type="float">
            <text:p><text:s/>20,3 </text:p>
          </table:table-cell>
          <table:table-cell table:style-name="ce14" office:value-type="float" office:value="5.88689937564954" calcext:value-type="float">
            <text:p><text:s/>5,9 </text:p>
          </table:table-cell>
          <table:table-cell table:style-name="ce14" office:value-type="float" office:value="6.24463757264971" calcext:value-type="float">
            <text:p><text:s/>6,2 </text:p>
          </table:table-cell>
          <table:table-cell table:style-name="ce14" office:value-type="float" office:value="7.58406597258477" calcext:value-type="float">
            <text:p><text:s/>7,6 </text:p>
          </table:table-cell>
          <table:table-cell table:style-name="ce14" office:value-type="float" office:value="69.3991271707445" calcext:value-type="float">
            <text:p><text:s/>69,4 </text:p>
          </table:table-cell>
          <table:table-cell table:style-name="ce14" office:value-type="float" office:value="1.8529155637511" calcext:value-type="float">
            <text:p><text:s/>1,9 </text:p>
          </table:table-cell>
          <table:table-cell table:style-name="ce14" office:value-type="float" office:value="4.05511254013012" calcext:value-type="float">
            <text:p><text:s/>4,1 </text:p>
          </table:table-cell>
          <table:table-cell table:style-name="ce14" office:value-type="float" office:value="18.6463441715247" calcext:value-type="float">
            <text:p><text:s/>18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2" office:value-type="float" office:value="8109.17300000021" calcext:value-type="float">
            <text:p><text:s/>8 10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7.700716157324" calcext:value-type="float">
            <text:p><text:s/>17,7 </text:p>
          </table:table-cell>
          <table:table-cell table:style-name="ce14" office:value-type="float" office:value="3.18059558287357" calcext:value-type="float">
            <text:p><text:s/>3,2 </text:p>
          </table:table-cell>
          <table:table-cell table:style-name="ce14" office:value-type="float" office:value="7.46922548706225" calcext:value-type="float">
            <text:p><text:s/>7,5 </text:p>
          </table:table-cell>
          <table:table-cell table:style-name="ce14" office:value-type="float" office:value="6.93922594036786" calcext:value-type="float">
            <text:p><text:s/>6,9 </text:p>
          </table:table-cell>
          <table:table-cell table:style-name="ce14" office:value-type="float" office:value="74.4510820059514" calcext:value-type="float">
            <text:p><text:s/>74,5 </text:p>
          </table:table-cell>
          <table:table-cell table:style-name="ce14" office:value-type="float" office:value="0.997972600493615" calcext:value-type="float">
            <text:p><text:s/>1,0 </text:p>
          </table:table-cell>
          <table:table-cell table:style-name="ce14" office:value-type="float" office:value="0.378976349661992" calcext:value-type="float">
            <text:p><text:s/>0,4 </text:p>
          </table:table-cell>
          <table:table-cell table:style-name="ce14" office:value-type="float" office:value="19.7308262997052" calcext:value-type="float">
            <text:p><text:s/>19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2" office:value-type="float" office:value="755.066999999997" calcext:value-type="float">
            <text:p><text:s text:c="2"/>75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2.7637792471804" calcext:value-type="float">
            <text:p><text:s/>22,8 </text:p>
          </table:table-cell>
          <table:table-cell table:style-name="ce14" office:value-type="float" office:value="5.78458278968773" calcext:value-type="float">
            <text:p><text:s/>5,8 </text:p>
          </table:table-cell>
          <table:table-cell table:style-name="ce14" office:value-type="float" office:value="10.0077876306887" calcext:value-type="float">
            <text:p><text:s/>10,0 </text:p>
          </table:table-cell>
          <table:table-cell table:style-name="ce14" office:value-type="float" office:value="11.5682029609708" calcext:value-type="float">
            <text:p><text:s/>11,6 </text:p>
          </table:table-cell>
          <table:table-cell table:style-name="ce14" office:value-type="float" office:value="66.8933728672655" calcext:value-type="float">
            <text:p><text:s/>66,9 </text:p>
          </table:table-cell>
          <table:table-cell table:style-name="ce14" office:value-type="float" office:value="2.67401305916777" calcext:value-type="float">
            <text:p><text:s/>2,7 </text:p>
          </table:table-cell>
          <table:table-cell table:style-name="ce14" office:value-type="float" office:value="0.33506025486482" calcext:value-type="float">
            <text:p><text:s/>0,3 </text:p>
          </table:table-cell>
          <table:table-cell table:style-name="ce14" office:value-type="float" office:value="32.6956936978104" calcext:value-type="float">
            <text:p><text:s/>32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2" office:value-type="float" office:value="1472.75100000001" calcext:value-type="float">
            <text:p><text:s/>1 47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8198878144152" calcext:value-type="float">
            <text:p><text:s/>21,8 </text:p>
          </table:table-cell>
          <table:table-cell table:style-name="ce14" office:value-type="float" office:value="4.33029593495912" calcext:value-type="float">
            <text:p><text:s/>4,3 </text:p>
          </table:table-cell>
          <table:table-cell table:style-name="ce14" office:value-type="float" office:value="8.24394031851523" calcext:value-type="float">
            <text:p><text:s/>8,2 </text:p>
          </table:table-cell>
          <table:table-cell table:style-name="ce14" office:value-type="float" office:value="7.50851220514104" calcext:value-type="float">
            <text:p><text:s/>7,5 </text:p>
          </table:table-cell>
          <table:table-cell table:style-name="ce14" office:value-type="float" office:value="69.7144118922402" calcext:value-type="float">
            <text:p><text:s/>69,7 </text:p>
          </table:table-cell>
          <table:table-cell table:style-name="ce14" office:value-type="float" office:value="1.48411028462405" calcext:value-type="float">
            <text:p><text:s/>1,5 </text:p>
          </table:table-cell>
          <table:table-cell table:style-name="ce14" office:value-type="float" office:value="0.221759974827565" calcext:value-type="float">
            <text:p><text:s/>0,2 </text:p>
          </table:table-cell>
          <table:table-cell table:style-name="ce14" office:value-type="float" office:value="36.0049977053777" calcext:value-type="float">
            <text:p><text:s/>36,0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Nordeste</text:p>
          </table:table-cell>
          <table:table-cell table:style-name="ce12" office:value-type="float" office:value="55361.426000001" calcext:value-type="float">
            <text:p><text:s/>55 36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6.1164900812744" calcext:value-type="float">
            <text:p><text:s/>26,1 </text:p>
          </table:table-cell>
          <table:table-cell table:style-name="ce14" office:value-type="float" office:value="1.16543688651906" calcext:value-type="float">
            <text:p><text:s/>1,2 </text:p>
          </table:table-cell>
          <table:table-cell table:style-name="ce14" office:value-type="float" office:value="8.52175240926238" calcext:value-type="float">
            <text:p><text:s/>8,5 </text:p>
          </table:table-cell>
          <table:table-cell table:style-name="ce14" office:value-type="float" office:value="2.37101009495233" calcext:value-type="float">
            <text:p><text:s/>2,4 </text:p>
          </table:table-cell>
          <table:table-cell table:style-name="ce14" office:value-type="float" office:value="65.0557409248832" calcext:value-type="float">
            <text:p><text:s/>65,1 </text:p>
          </table:table-cell>
          <table:table-cell table:style-name="ce14" office:value-type="float" office:value="0.465413463703845" calcext:value-type="float">
            <text:p><text:s/>0,5 </text:p>
          </table:table-cell>
          <table:table-cell table:style-name="ce14" office:value-type="float" office:value="0.306016584580523" calcext:value-type="float">
            <text:p><text:s/>0,3 </text:p>
          </table:table-cell>
          <table:table-cell table:style-name="ce14" office:value-type="float" office:value="11.9269233682687" calcext:value-type="float">
            <text:p><text:s/>11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2" office:value-type="float" office:value="6841.94500000017" calcext:value-type="float">
            <text:p><text:s/>6 84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8.0795810291957" calcext:value-type="float">
            <text:p><text:s/>18,1 </text:p>
          </table:table-cell>
          <table:table-cell table:style-name="ce14" office:value-type="float" office:value="2.76398023977267" calcext:value-type="float">
            <text:p><text:s/>2,8 </text:p>
          </table:table-cell>
          <table:table-cell table:style-name="ce14" office:value-type="float" office:value="8.44118386076363" calcext:value-type="float">
            <text:p><text:s/>8,4 </text:p>
          </table:table-cell>
          <table:table-cell table:style-name="ce14" office:value-type="float" office:value="4.33393273662547" calcext:value-type="float">
            <text:p><text:s/>4,3 </text:p>
          </table:table-cell>
          <table:table-cell table:style-name="ce14" office:value-type="float" office:value="73.2877531363507" calcext:value-type="float">
            <text:p><text:s/>73,3 </text:p>
          </table:table-cell>
          <table:table-cell table:style-name="ce14" office:value-type="float" office:value="0.829274196654047" calcext:value-type="float">
            <text:p><text:s/>0,8 </text:p>
          </table:table-cell>
          <table:table-cell table:style-name="ce14" office:value-type="float" office:value="0.191481973692083" calcext:value-type="float">
            <text:p><text:s/>0,2 </text:p>
          </table:table-cell>
          <table:table-cell table:style-name="ce14" office:value-type="float" office:value="18.7015854131566" calcext:value-type="float">
            <text:p><text:s/>18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2" office:value-type="float" office:value="3228.55600000001" calcext:value-type="float">
            <text:p><text:s/>3 22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8686916953608" calcext:value-type="float">
            <text:p><text:s/>21,9 </text:p>
          </table:table-cell>
          <table:table-cell table:style-name="ce14" office:value-type="float" office:value="3.86714237183577" calcext:value-type="float">
            <text:p><text:s/>3,9 </text:p>
          </table:table-cell>
          <table:table-cell table:style-name="ce14" office:value-type="float" office:value="6.79731045238149" calcext:value-type="float">
            <text:p><text:s/>6,8 </text:p>
          </table:table-cell>
          <table:table-cell table:style-name="ce14" office:value-type="float" office:value="7.40038911718119" calcext:value-type="float">
            <text:p><text:s/>7,4 </text:p>
          </table:table-cell>
          <table:table-cell table:style-name="ce14" office:value-type="float" office:value="71.3103174307259" calcext:value-type="float">
            <text:p><text:s/>71,3 </text:p>
          </table:table-cell>
          <table:table-cell table:style-name="ce14" office:value-type="float" office:value="1.28119724989248" calcext:value-type="float">
            <text:p><text:s/>1,3 </text:p>
          </table:table-cell>
          <table:table-cell table:style-name="ce14" office:value-type="float" office:value="0.0236804215323301" calcext:value-type="float">
            <text:p><text:s/>0,0 </text:p>
          </table:table-cell>
          <table:table-cell table:style-name="ce14" office:value-type="float" office:value="76.1847159479948" calcext:value-type="float">
            <text:p><text:s/>76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2" office:value-type="float" office:value="8843.72500000005" calcext:value-type="float">
            <text:p><text:s/>8 84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8.7290275725559" calcext:value-type="float">
            <text:p><text:s/>28,7 </text:p>
          </table:table-cell>
          <table:table-cell table:style-name="ce14" office:value-type="float" office:value="2.5331298378501" calcext:value-type="float">
            <text:p><text:s/>2,5 </text:p>
          </table:table-cell>
          <table:table-cell table:style-name="ce14" office:value-type="float" office:value="3.49226393124429" calcext:value-type="float">
            <text:p><text:s/>3,5 </text:p>
          </table:table-cell>
          <table:table-cell table:style-name="ce14" office:value-type="float" office:value="6.38762743814984" calcext:value-type="float">
            <text:p><text:s/>6,4 </text:p>
          </table:table-cell>
          <table:table-cell table:style-name="ce14" office:value-type="float" office:value="67.2808613695378" calcext:value-type="float">
            <text:p><text:s/>67,3 </text:p>
          </table:table-cell>
          <table:table-cell table:style-name="ce14" office:value-type="float" office:value="1.11101645435185" calcext:value-type="float">
            <text:p><text:s/>1,1 </text:p>
          </table:table-cell>
          <table:table-cell table:style-name="ce14" office:value-type="float" office:value="0.497847126660638" calcext:value-type="float">
            <text:p><text:s/>0,5 </text:p>
          </table:table-cell>
          <table:table-cell table:style-name="ce14" office:value-type="float" office:value="30.3070399330686" calcext:value-type="float">
            <text:p><text:s/>30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2" office:value-type="float" office:value="3363.08399999998" calcext:value-type="float">
            <text:p><text:s/>3 36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8.8135809962246" calcext:value-type="float">
            <text:p><text:s/>38,8 </text:p>
          </table:table-cell>
          <table:table-cell table:style-name="ce14" office:value-type="float" office:value="2.47737007489851" calcext:value-type="float">
            <text:p><text:s/>2,5 </text:p>
          </table:table-cell>
          <table:table-cell table:style-name="ce14" office:value-type="float" office:value="4.20168658675912" calcext:value-type="float">
            <text:p><text:s/>4,2 </text:p>
          </table:table-cell>
          <table:table-cell table:style-name="ce14" office:value-type="float" office:value="8.76968399612049" calcext:value-type="float">
            <text:p><text:s/>8,8 </text:p>
          </table:table-cell>
          <table:table-cell table:style-name="ce14" office:value-type="float" office:value="56.7464496739654" calcext:value-type="float">
            <text:p><text:s/>56,7 </text:p>
          </table:table-cell>
          <table:table-cell table:style-name="ce14" office:value-type="float" office:value="1.66785727865621" calcext:value-type="float">
            <text:p><text:s/>1,7 </text:p>
          </table:table-cell>
          <table:table-cell table:style-name="ce14" office:value-type="float" office:value="0.238282743050647" calcext:value-type="float">
            <text:p><text:s/>0,2 </text:p>
          </table:table-cell>
          <table:table-cell table:style-name="ce14" office:value-type="float" office:value="29.105820231606" calcext:value-type="float">
            <text:p><text:s/>29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2" office:value-type="float" office:value="3889.58899999998" calcext:value-type="float">
            <text:p><text:s/>3 89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6.9896788972166" calcext:value-type="float">
            <text:p><text:s/>37,0 </text:p>
          </table:table-cell>
          <table:table-cell table:style-name="ce14" office:value-type="float" office:value="2.03711538256775" calcext:value-type="float">
            <text:p><text:s/>2,0 </text:p>
          </table:table-cell>
          <table:table-cell table:style-name="ce14" office:value-type="float" office:value="3.34486661076222" calcext:value-type="float">
            <text:p><text:s/>3,3 </text:p>
          </table:table-cell>
          <table:table-cell table:style-name="ce14" office:value-type="float" office:value="7.32286057575968" calcext:value-type="float">
            <text:p><text:s/>7,3 </text:p>
          </table:table-cell>
          <table:table-cell table:style-name="ce14" office:value-type="float" office:value="59.5886040509934" calcext:value-type="float">
            <text:p><text:s/>59,6 </text:p>
          </table:table-cell>
          <table:table-cell table:style-name="ce14" office:value-type="float" office:value="1.26348751782851" calcext:value-type="float">
            <text:p><text:s/>1,3 </text:p>
          </table:table-cell>
          <table:table-cell table:style-name="ce14" office:value-type="float" office:value="0.0768504410262545" calcext:value-type="float">
            <text:p><text:s/>0,1 </text:p>
          </table:table-cell>
          <table:table-cell table:style-name="ce14" office:value-type="float" office:value="40.0955420672119" calcext:value-type="float">
            <text:p><text:s/>40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2" office:value-type="float" office:value="9196.37399999999" calcext:value-type="float">
            <text:p><text:s/>9 19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1.760900437143" calcext:value-type="float">
            <text:p><text:s/>31,8 </text:p>
          </table:table-cell>
          <table:table-cell table:style-name="ce14" office:value-type="float" office:value="2.82714092160275" calcext:value-type="float">
            <text:p><text:s/>2,8 </text:p>
          </table:table-cell>
          <table:table-cell table:style-name="ce14" office:value-type="float" office:value="5.41364859247581" calcext:value-type="float">
            <text:p><text:s/>5,4 </text:p>
          </table:table-cell>
          <table:table-cell table:style-name="ce14" office:value-type="float" office:value="6.94745216002558" calcext:value-type="float">
            <text:p><text:s/>6,9 </text:p>
          </table:table-cell>
          <table:table-cell table:style-name="ce14" office:value-type="float" office:value="62.5930123435246" calcext:value-type="float">
            <text:p><text:s/>62,6 </text:p>
          </table:table-cell>
          <table:table-cell table:style-name="ce14" office:value-type="float" office:value="1.46403430803201" calcext:value-type="float">
            <text:p><text:s/>1,5 </text:p>
          </table:table-cell>
          <table:table-cell table:style-name="ce14" office:value-type="float" office:value="0.232438626858033" calcext:value-type="float">
            <text:p><text:s/>0,2 </text:p>
          </table:table-cell>
          <table:table-cell table:style-name="ce14" office:value-type="float" office:value="38.5911838857835" calcext:value-type="float">
            <text:p><text:s/>38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2" office:value-type="float" office:value="3256.78" calcext:value-type="float">
            <text:p><text:s/>3 25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4.946562555134" calcext:value-type="float">
            <text:p><text:s/>24,9 </text:p>
          </table:table-cell>
          <table:table-cell table:style-name="ce14" office:value-type="float" office:value="3.29028914083416" calcext:value-type="float">
            <text:p><text:s/>3,3 </text:p>
          </table:table-cell>
          <table:table-cell table:style-name="ce14" office:value-type="float" office:value="4.47331017192862" calcext:value-type="float">
            <text:p><text:s/>4,5 </text:p>
          </table:table-cell>
          <table:table-cell table:style-name="ce14" office:value-type="float" office:value="6.24595346312305" calcext:value-type="float">
            <text:p><text:s/>6,2 </text:p>
          </table:table-cell>
          <table:table-cell table:style-name="ce14" office:value-type="float" office:value="70.0760028641332" calcext:value-type="float">
            <text:p><text:s/>70,1 </text:p>
          </table:table-cell>
          <table:table-cell table:style-name="ce14" office:value-type="float" office:value="1.26741664708732" calcext:value-type="float">
            <text:p><text:s/>1,3 </text:p>
          </table:table-cell>
          <table:table-cell table:style-name="ce14" office:value-type="float" office:value="0.504124408804053" calcext:value-type="float">
            <text:p><text:s/>0,5 </text:p>
          </table:table-cell>
          <table:table-cell table:style-name="ce14" office:value-type="float" office:value="38.1177931936826" calcext:value-type="float">
            <text:p><text:s/>38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2" office:value-type="float" office:value="2194.66799999996" calcext:value-type="float">
            <text:p><text:s/>2 19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4.3860817271675" calcext:value-type="float">
            <text:p><text:s/>24,4 </text:p>
          </table:table-cell>
          <table:table-cell table:style-name="ce14" office:value-type="float" office:value="4.40245853919429" calcext:value-type="float">
            <text:p><text:s/>4,4 </text:p>
          </table:table-cell>
          <table:table-cell table:style-name="ce14" office:value-type="float" office:value="5.88809031725713" calcext:value-type="float">
            <text:p><text:s/>5,9 </text:p>
          </table:table-cell>
          <table:table-cell table:style-name="ce14" office:value-type="float" office:value="8.64712365912924" calcext:value-type="float">
            <text:p><text:s/>8,6 </text:p>
          </table:table-cell>
          <table:table-cell table:style-name="ce14" office:value-type="float" office:value="69.3049655423092" calcext:value-type="float">
            <text:p><text:s/>69,3 </text:p>
          </table:table-cell>
          <table:table-cell table:style-name="ce14" office:value-type="float" office:value="1.53990155646489" calcext:value-type="float">
            <text:p><text:s/>1,5 </text:p>
          </table:table-cell>
          <table:table-cell table:style-name="ce14" office:value-type="float" office:value="0.42086241326687" calcext:value-type="float">
            <text:p><text:s/>0,4 </text:p>
          </table:table-cell>
          <table:table-cell table:style-name="ce14" office:value-type="float" office:value="20.0804180862711" calcext:value-type="float">
            <text:p><text:s/>20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2" office:value-type="float" office:value="14546.7050000009" calcext:value-type="float">
            <text:p><text:s/>14 54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3628793767941" calcext:value-type="float">
            <text:p><text:s/>20,4 </text:p>
          </table:table-cell>
          <table:table-cell table:style-name="ce14" office:value-type="float" office:value="3.75074783975199" calcext:value-type="float">
            <text:p><text:s/>3,8 </text:p>
          </table:table-cell>
          <table:table-cell table:style-name="ce14" office:value-type="float" office:value="17.6517239769063" calcext:value-type="float">
            <text:p><text:s/>17,7 </text:p>
          </table:table-cell>
          <table:table-cell table:style-name="ce14" office:value-type="float" office:value="3.81271050344978" calcext:value-type="float">
            <text:p><text:s/>3,8 </text:p>
          </table:table-cell>
          <table:table-cell table:style-name="ce14" office:value-type="float" office:value="61.6176996933442" calcext:value-type="float">
            <text:p><text:s/>61,6 </text:p>
          </table:table-cell>
          <table:table-cell table:style-name="ce14" office:value-type="float" office:value="1.15780292782094" calcext:value-type="float">
            <text:p><text:s/>1,2 </text:p>
          </table:table-cell>
          <table:table-cell table:style-name="ce14" office:value-type="float" office:value="0.367696952956639" calcext:value-type="float">
            <text:p><text:s/>0,4 </text:p>
          </table:table-cell>
          <table:table-cell table:style-name="ce14" office:value-type="float" office:value="19.2807951902579" calcext:value-type="float">
            <text:p><text:s/>19,3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deste</text:p>
          </table:table-cell>
          <table:table-cell table:style-name="ce12" office:value-type="float" office:value="84936.9610000001" calcext:value-type="float">
            <text:p><text:s/>84 93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54.6337701830617" calcext:value-type="float">
            <text:p><text:s/>54,6 </text:p>
          </table:table-cell>
          <table:table-cell table:style-name="ce14" office:value-type="float" office:value="0.869078974800325" calcext:value-type="float">
            <text:p><text:s/>0,9 </text:p>
          </table:table-cell>
          <table:table-cell table:style-name="ce14" office:value-type="float" office:value="7.89037140959639" calcext:value-type="float">
            <text:p><text:s/>7,9 </text:p>
          </table:table-cell>
          <table:table-cell table:style-name="ce14" office:value-type="float" office:value="2.37137009167728" calcext:value-type="float">
            <text:p><text:s/>2,4 </text:p>
          </table:table-cell>
          <table:table-cell table:style-name="ce14" office:value-type="float" office:value="36.3823813866109" calcext:value-type="float">
            <text:p><text:s/>36,4 </text:p>
          </table:table-cell>
          <table:table-cell table:style-name="ce14" office:value-type="float" office:value="1.16045686867201" calcext:value-type="float">
            <text:p><text:s/>1,2 </text:p>
          </table:table-cell>
          <table:table-cell table:style-name="ce14" office:value-type="float" office:value="1.09347702073182" calcext:value-type="float">
            <text:p><text:s/>1,1 </text:p>
          </table:table-cell>
          <table:table-cell table:style-name="ce14" office:value-type="float" office:value="10.9882422996385" calcext:value-type="float">
            <text:p><text:s/>11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2" office:value-type="float" office:value="20498.4060000002" calcext:value-type="float">
            <text:p><text:s/>20 49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3.1523716458083" calcext:value-type="float">
            <text:p><text:s/>43,2 </text:p>
          </table:table-cell>
          <table:table-cell table:style-name="ce14" office:value-type="float" office:value="1.80793807155837" calcext:value-type="float">
            <text:p><text:s/>1,8 </text:p>
          </table:table-cell>
          <table:table-cell table:style-name="ce14" office:value-type="float" office:value="8.93302503416717" calcext:value-type="float">
            <text:p><text:s/>8,9 </text:p>
          </table:table-cell>
          <table:table-cell table:style-name="ce14" office:value-type="float" office:value="4.06877999130617" calcext:value-type="float">
            <text:p><text:s/>4,1 </text:p>
          </table:table-cell>
          <table:table-cell table:style-name="ce14" office:value-type="float" office:value="47.5943838171493" calcext:value-type="float">
            <text:p><text:s/>47,6 </text:p>
          </table:table-cell>
          <table:table-cell table:style-name="ce14" office:value-type="float" office:value="1.50156963643303" calcext:value-type="float">
            <text:p><text:s/>1,5 </text:p>
          </table:table-cell>
          <table:table-cell table:style-name="ce14" office:value-type="float" office:value="0.320219502876812" calcext:value-type="float">
            <text:p><text:s/>0,3 </text:p>
          </table:table-cell>
          <table:table-cell table:style-name="ce14" office:value-type="float" office:value="24.3722058443769" calcext:value-type="float">
            <text:p><text:s/>24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2" office:value-type="float" office:value="3780.99400000004" calcext:value-type="float">
            <text:p><text:s/>3 78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0.233362189333" calcext:value-type="float">
            <text:p><text:s/>40,2 </text:p>
          </table:table-cell>
          <table:table-cell table:style-name="ce14" office:value-type="float" office:value="2.3960246760893" calcext:value-type="float">
            <text:p><text:s/>2,4 </text:p>
          </table:table-cell>
          <table:table-cell table:style-name="ce14" office:value-type="float" office:value="8.87192811788052" calcext:value-type="float">
            <text:p><text:s/>8,9 </text:p>
          </table:table-cell>
          <table:table-cell table:style-name="ce14" office:value-type="float" office:value="4.32213601556614" calcext:value-type="float">
            <text:p><text:s/>4,3 </text:p>
          </table:table-cell>
          <table:table-cell table:style-name="ce14" office:value-type="float" office:value="50.7477044851112" calcext:value-type="float">
            <text:p><text:s/>50,7 </text:p>
          </table:table-cell>
          <table:table-cell table:style-name="ce14" office:value-type="float" office:value="1.80047510352787" calcext:value-type="float">
            <text:p><text:s/>1,8 </text:p>
          </table:table-cell>
          <table:table-cell table:style-name="ce14" office:value-type="float" office:value="0.147005207677293" calcext:value-type="float">
            <text:p><text:s/>0,1 </text:p>
          </table:table-cell>
          <table:table-cell table:style-name="ce14" office:value-type="float" office:value="22.8886629764256" calcext:value-type="float">
            <text:p><text:s/>22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2" office:value-type="float" office:value="16725.6919999999" calcext:value-type="float">
            <text:p><text:s/>16 72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6.5629764536297" calcext:value-type="float">
            <text:p><text:s/>46,6 </text:p>
          </table:table-cell>
          <table:table-cell table:style-name="ce14" office:value-type="float" office:value="1.59836172659919" calcext:value-type="float">
            <text:p><text:s/>1,6 </text:p>
          </table:table-cell>
          <table:table-cell table:style-name="ce14" office:value-type="float" office:value="11.9478804765564" calcext:value-type="float">
            <text:p><text:s/>11,9 </text:p>
          </table:table-cell>
          <table:table-cell table:style-name="ce14" office:value-type="float" office:value="3.23644347179792" calcext:value-type="float">
            <text:p><text:s/>3,2 </text:p>
          </table:table-cell>
          <table:table-cell table:style-name="ce14" office:value-type="float" office:value="41.2644094250004" calcext:value-type="float">
            <text:p><text:s/>41,3 </text:p>
          </table:table-cell>
          <table:table-cell table:style-name="ce14" office:value-type="float" office:value="1.56424243695504" calcext:value-type="float">
            <text:p><text:s/>1,6 </text:p>
          </table:table-cell>
          <table:table-cell table:style-name="ce14" office:value-type="float" office:value="0.224733644812926" calcext:value-type="float">
            <text:p><text:s/>0,2 </text:p>
          </table:table-cell>
          <table:table-cell table:style-name="ce14" office:value-type="float" office:value="18.694596856119" calcext:value-type="float">
            <text:p><text:s/>18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2" office:value-type="float" office:value="43931.869" calcext:value-type="float">
            <text:p><text:s/>43 93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4.3030113209765" calcext:value-type="float">
            <text:p><text:s/>64,3 </text:p>
          </table:table-cell>
          <table:table-cell table:style-name="ce14" office:value-type="float" office:value="1.22749633204899" calcext:value-type="float">
            <text:p><text:s/>1,2 </text:p>
          </table:table-cell>
          <table:table-cell table:style-name="ce14" office:value-type="float" office:value="5.77462613411799" calcext:value-type="float">
            <text:p><text:s/>5,8 </text:p>
          </table:table-cell>
          <table:table-cell table:style-name="ce14" office:value-type="float" office:value="4.87785910441596" calcext:value-type="float">
            <text:p><text:s/>4,9 </text:p>
          </table:table-cell>
          <table:table-cell table:style-name="ce14" office:value-type="float" office:value="28.0558821055736" calcext:value-type="float">
            <text:p><text:s/>28,1 </text:p>
          </table:table-cell>
          <table:table-cell table:style-name="ce14" office:value-type="float" office:value="2.49129590294347" calcext:value-type="float">
            <text:p><text:s/>2,5 </text:p>
          </table:table-cell>
          <table:table-cell table:style-name="ce14" office:value-type="float" office:value="1.86648043933284" calcext:value-type="float">
            <text:p><text:s/>1,9 </text:p>
          </table:table-cell>
          <table:table-cell table:style-name="ce14" office:value-type="float" office:value="12.2612890720839" calcext:value-type="float">
            <text:p><text:s/>12,3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l</text:p>
          </table:table-cell>
          <table:table-cell table:style-name="ce12" office:value-type="float" office:value="28784.3559999998" calcext:value-type="float">
            <text:p><text:s/>28 78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8.8695199139692" calcext:value-type="float">
            <text:p><text:s/>78,9 </text:p>
          </table:table-cell>
          <table:table-cell table:style-name="ce14" office:value-type="float" office:value="0.496220642707947" calcext:value-type="float">
            <text:p><text:s/>0,5 </text:p>
          </table:table-cell>
          <table:table-cell table:style-name="ce14" office:value-type="float" office:value="3.94227210750802" calcext:value-type="float">
            <text:p><text:s/>3,9 </text:p>
          </table:table-cell>
          <table:table-cell table:style-name="ce14" office:value-type="float" office:value="4.92441372700078" calcext:value-type="float">
            <text:p><text:s/>4,9 </text:p>
          </table:table-cell>
          <table:table-cell table:style-name="ce14" office:value-type="float" office:value="16.5990652412545" calcext:value-type="float">
            <text:p><text:s/>16,6 </text:p>
          </table:table-cell>
          <table:table-cell table:style-name="ce14" office:value-type="float" office:value="1.9781268226616" calcext:value-type="float">
            <text:p><text:s/>2,0 </text:p>
          </table:table-cell>
          <table:table-cell table:style-name="ce14" office:value-type="float" office:value="0.589142737268661" calcext:value-type="float">
            <text:p><text:s/>0,6 </text:p>
          </table:table-cell>
          <table:table-cell table:style-name="ce14" office:value-type="float" office:value="10.1117202752363" calcext:value-type="float">
            <text:p><text:s/>10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2" office:value-type="float" office:value="10984.6059999996" calcext:value-type="float">
            <text:p><text:s/>10 98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9.4225866284306" calcext:value-type="float">
            <text:p><text:s/>69,4 </text:p>
          </table:table-cell>
          <table:table-cell table:style-name="ce14" office:value-type="float" office:value="1.01584556973288" calcext:value-type="float">
            <text:p><text:s/>1,0 </text:p>
          </table:table-cell>
          <table:table-cell table:style-name="ce14" office:value-type="float" office:value="2.87613508099927" calcext:value-type="float">
            <text:p><text:s/>2,9 </text:p>
          </table:table-cell>
          <table:table-cell table:style-name="ce14" office:value-type="float" office:value="6.64035798550491" calcext:value-type="float">
            <text:p><text:s/>6,6 </text:p>
          </table:table-cell>
          <table:table-cell table:style-name="ce14" office:value-type="float" office:value="26.5534198960367" calcext:value-type="float">
            <text:p><text:s/>26,6 </text:p>
          </table:table-cell>
          <table:table-cell table:style-name="ce14" office:value-type="float" office:value="2.54565962077607" calcext:value-type="float">
            <text:p><text:s/>2,5 </text:p>
          </table:table-cell>
          <table:table-cell table:style-name="ce14" office:value-type="float" office:value="1.1478583945357" calcext:value-type="float">
            <text:p><text:s/>1,1 </text:p>
          </table:table-cell>
          <table:table-cell table:style-name="ce14" office:value-type="float" office:value="12.481466718182" calcext:value-type="float">
            <text:p><text:s/>12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2" office:value-type="float" office:value="6698.7520000003" calcext:value-type="float">
            <text:p><text:s/>6 69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7.650201623976" calcext:value-type="float">
            <text:p><text:s/>87,7 </text:p>
          </table:table-cell>
          <table:table-cell table:style-name="ce14" office:value-type="float" office:value="0.551165075054563" calcext:value-type="float">
            <text:p><text:s/>0,6 </text:p>
          </table:table-cell>
          <table:table-cell table:style-name="ce14" office:value-type="float" office:value="2.42530990532783" calcext:value-type="float">
            <text:p><text:s/>2,4 </text:p>
          </table:table-cell>
          <table:table-cell table:style-name="ce14" office:value-type="float" office:value="8.23187385628172" calcext:value-type="float">
            <text:p><text:s/>8,2 </text:p>
          </table:table-cell>
          <table:table-cell table:style-name="ce14" office:value-type="float" office:value="9.75715624126458" calcext:value-type="float">
            <text:p><text:s/>9,8 </text:p>
          </table:table-cell>
          <table:table-cell table:style-name="ce14" office:value-type="float" office:value="4.47720430033386" calcext:value-type="float">
            <text:p><text:s/>4,5 </text:p>
          </table:table-cell>
          <table:table-cell table:style-name="ce14" office:value-type="float" office:value="0.167332229428865" calcext:value-type="float">
            <text:p><text:s/>0,2 </text:p>
          </table:table-cell>
          <table:table-cell table:style-name="ce14" office:value-type="float" office:value="21.4509079758969" calcext:value-type="float">
            <text:p><text:s/>21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2" office:value-type="float" office:value="11100.9979999999" calcext:value-type="float">
            <text:p><text:s/>11 10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2.9188162820662" calcext:value-type="float">
            <text:p><text:s/>82,9 </text:p>
          </table:table-cell>
          <table:table-cell table:style-name="ce14" office:value-type="float" office:value="0.816040744875208" calcext:value-type="float">
            <text:p><text:s/>0,8 </text:p>
          </table:table-cell>
          <table:table-cell table:style-name="ce14" office:value-type="float" office:value="5.91262186921315" calcext:value-type="float">
            <text:p><text:s/>5,9 </text:p>
          </table:table-cell>
          <table:table-cell table:style-name="ce14" office:value-type="float" office:value="7.62326885237478" calcext:value-type="float">
            <text:p><text:s/>7,6 </text:p>
          </table:table-cell>
          <table:table-cell table:style-name="ce14" office:value-type="float" office:value="10.8777407018264" calcext:value-type="float">
            <text:p><text:s/>10,9 </text:p>
          </table:table-cell>
          <table:table-cell table:style-name="ce14" office:value-type="float" office:value="4.19265969618107" calcext:value-type="float">
            <text:p><text:s/>4,2 </text:p>
          </table:table-cell>
          <table:table-cell table:style-name="ce14" office:value-type="float" office:value="0.290821146894868" calcext:value-type="float">
            <text:p><text:s/>0,3 </text:p>
          </table:table-cell>
          <table:table-cell table:style-name="ce14" office:value-type="float" office:value="19.7330892717928" calcext:value-type="float">
            <text:p><text:s/>19,7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entro-Oeste</text:p>
          </table:table-cell>
          <table:table-cell table:style-name="ce12" office:value-type="float" office:value="15100.731" calcext:value-type="float">
            <text:p><text:s/>15 10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9.273311861227" calcext:value-type="float">
            <text:p><text:s/>39,3 </text:p>
          </table:table-cell>
          <table:table-cell table:style-name="ce14" office:value-type="float" office:value="1.51118972020174" calcext:value-type="float">
            <text:p><text:s/>1,5 </text:p>
          </table:table-cell>
          <table:table-cell table:style-name="ce14" office:value-type="float" office:value="6.70154834820319" calcext:value-type="float">
            <text:p><text:s/>6,7 </text:p>
          </table:table-cell>
          <table:table-cell table:style-name="ce14" office:value-type="float" office:value="3.2064719063711" calcext:value-type="float">
            <text:p><text:s/>3,2 </text:p>
          </table:table-cell>
          <table:table-cell table:style-name="ce14" office:value-type="float" office:value="53.3851372120221" calcext:value-type="float">
            <text:p><text:s/>53,4 </text:p>
          </table:table-cell>
          <table:table-cell table:style-name="ce14" office:value-type="float" office:value="1.09311888792575" calcext:value-type="float">
            <text:p><text:s/>1,1 </text:p>
          </table:table-cell>
          <table:table-cell table:style-name="ce14" office:value-type="float" office:value="0.64000257854793" calcext:value-type="float">
            <text:p><text:s/>0,6 </text:p>
          </table:table-cell>
          <table:table-cell table:style-name="ce14" office:value-type="float" office:value="12.5354796608189" calcext:value-type="float">
            <text:p><text:s/>12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2" office:value-type="float" office:value="2555.31500000002" calcext:value-type="float">
            <text:p><text:s/>2 55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4.9613839417753" calcext:value-type="float">
            <text:p><text:s/>45,0 </text:p>
          </table:table-cell>
          <table:table-cell table:style-name="ce14" office:value-type="float" office:value="2.4867870782716" calcext:value-type="float">
            <text:p><text:s/>2,5 </text:p>
          </table:table-cell>
          <table:table-cell table:style-name="ce14" office:value-type="float" office:value="5.38030755888219" calcext:value-type="float">
            <text:p><text:s/>5,4 </text:p>
          </table:table-cell>
          <table:table-cell table:style-name="ce14" office:value-type="float" office:value="7.79705099098089" calcext:value-type="float">
            <text:p><text:s/>7,8 </text:p>
          </table:table-cell>
          <table:table-cell table:style-name="ce14" office:value-type="float" office:value="48.3709422467745" calcext:value-type="float">
            <text:p><text:s/>48,4 </text:p>
          </table:table-cell>
          <table:table-cell table:style-name="ce14" office:value-type="float" office:value="2.278344170772" calcext:value-type="float">
            <text:p><text:s/>2,3 </text:p>
          </table:table-cell>
          <table:table-cell table:style-name="ce14" office:value-type="float" office:value="1.28736625256739" calcext:value-type="float">
            <text:p><text:s/>1,3 </text:p>
          </table:table-cell>
          <table:table-cell table:style-name="ce14" office:value-type="float" office:value="17.0895325891152" calcext:value-type="float">
            <text:p><text:s/>17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2" office:value-type="float" office:value="3219.15499999997" calcext:value-type="float">
            <text:p><text:s/>3 21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3.4380486080483" calcext:value-type="float">
            <text:p><text:s/>33,4 </text:p>
          </table:table-cell>
          <table:table-cell table:style-name="ce14" office:value-type="float" office:value="3.49299385670776" calcext:value-type="float">
            <text:p><text:s/>3,5 </text:p>
          </table:table-cell>
          <table:table-cell table:style-name="ce14" office:value-type="float" office:value="7.61551083206393" calcext:value-type="float">
            <text:p><text:s/>7,6 </text:p>
          </table:table-cell>
          <table:table-cell table:style-name="ce14" office:value-type="float" office:value="6.15986335108953" calcext:value-type="float">
            <text:p><text:s/>6,2 </text:p>
          </table:table-cell>
          <table:table-cell table:style-name="ce14" office:value-type="float" office:value="58.2090138883907" calcext:value-type="float">
            <text:p><text:s/>58,2 </text:p>
          </table:table-cell>
          <table:table-cell table:style-name="ce14" office:value-type="float" office:value="1.95830035871995" calcext:value-type="float">
            <text:p><text:s/>2,0 </text:p>
          </table:table-cell>
          <table:table-cell table:style-name="ce14" office:value-type="float" office:value="0.737426671497919" calcext:value-type="float">
            <text:p><text:s/>0,7 </text:p>
          </table:table-cell>
          <table:table-cell table:style-name="ce14" office:value-type="float" office:value="20.7926525906588" calcext:value-type="float">
            <text:p><text:s/>20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2" office:value-type="float" office:value="6520.48700000007" calcext:value-type="float">
            <text:p><text:s/>6 52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8.5094149235935" calcext:value-type="float">
            <text:p><text:s/>38,5 </text:p>
          </table:table-cell>
          <table:table-cell table:style-name="ce14" office:value-type="float" office:value="2.73354931062951" calcext:value-type="float">
            <text:p><text:s/>2,7 </text:p>
          </table:table-cell>
          <table:table-cell table:style-name="ce14" office:value-type="float" office:value="6.63633491782504" calcext:value-type="float">
            <text:p><text:s/>6,6 </text:p>
          </table:table-cell>
          <table:table-cell table:style-name="ce14" office:value-type="float" office:value="5.44082034694871" calcext:value-type="float">
            <text:p><text:s/>5,4 </text:p>
          </table:table-cell>
          <table:table-cell table:style-name="ce14" office:value-type="float" office:value="54.4787525320661" calcext:value-type="float">
            <text:p><text:s/>54,5 </text:p>
          </table:table-cell>
          <table:table-cell table:style-name="ce14" office:value-type="float" office:value="1.92472833349291" calcext:value-type="float">
            <text:p><text:s/>1,9 </text:p>
          </table:table-cell>
          <table:table-cell table:style-name="ce14" office:value-type="float" office:value="0.375497626514161" calcext:value-type="float">
            <text:p><text:s/>0,4 </text:p>
          </table:table-cell>
          <table:table-cell table:style-name="ce14" office:value-type="float" office:value="36.3661512227722" calcext:value-type="float">
            <text:p><text:s/>36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2" office:value-type="float" office:value="2805.77399999998" calcext:value-type="float">
            <text:p><text:s/>2 80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2.5632350768738" calcext:value-type="float">
            <text:p><text:s/>42,6 </text:p>
          </table:table-cell>
          <table:table-cell table:style-name="ce14" office:value-type="float" office:value="2.76546865868569" calcext:value-type="float">
            <text:p><text:s/>2,8 </text:p>
          </table:table-cell>
          <table:table-cell table:style-name="ce14" office:value-type="float" office:value="7.00778214780261" calcext:value-type="float">
            <text:p><text:s/>7,0 </text:p>
          </table:table-cell>
          <table:table-cell table:style-name="ce14" office:value-type="float" office:value="6.3456474541179" calcext:value-type="float">
            <text:p><text:s/>6,3 </text:p>
          </table:table-cell>
          <table:table-cell table:style-name="ce14" office:value-type="float" office:value="49.875637305101" calcext:value-type="float">
            <text:p><text:s/>49,9 </text:p>
          </table:table-cell>
          <table:table-cell table:style-name="ce14" office:value-type="float" office:value="2.20397001845779" calcext:value-type="float">
            <text:p><text:s/>2,2 </text:p>
          </table:table-cell>
          <table:table-cell table:style-name="ce14" office:value-type="float" office:value="0.553345470225732" calcext:value-type="float">
            <text:p><text:s/>0,6 </text:p>
          </table:table-cell>
          <table:table-cell table:style-name="ce14" office:value-type="float" office:value="21.8631919141184" calcext:value-type="float">
            <text:p><text:s/>21,9 </text:p>
          </table:table-cell>
          <table:table-cell table:number-columns-repeated="1013"/>
        </table:table-row>
        <table:table-row table:style-name="ro2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8" office:value-type="string" calcext:value-type="string">
            <text:p>Fonte: IBGE. Pesquisa Nacional por Amostra de Domicílios Contínua, 2014, consolidado de primeiras entrevistas.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Nota: Indígenas, amarelos e pessoas sem declaração de cor ou raça constam no total.</text:p>
          </table:table-cell>
          <table:table-cell table:style-name="ce7" table:number-columns-repeated="10"/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" table:style-name="ta6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4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abela 1.1 (UF) - Distribuição da população, por cor ou raça, com indicação do coeficiente de variação, segundo Grandes Regiões e Unidades da Federação - 2013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Grandes Regiões e Unidades da Federação</text:p>
          </table:table-cell>
          <table:table-cell table:style-name="ce10" office:value-type="string" calcext:value-type="string" table:number-columns-spanned="2" table:number-rows-spanned="2">
            <text:p>Total (1 000 pessoas)</text:p>
          </table:table-cell>
          <table:covered-table-cell table:style-name="ce10"/>
          <table:table-cell table:style-name="ce15" office:value-type="string" calcext:value-type="string" table:number-columns-spanned="8" table:number-rows-spanned="1">
            <text:p>Distribuição percentual por cor ou raça</text:p>
          </table:table-cell>
          <table:covered-table-cell table:number-columns-repeated="6" table:style-name="ce10"/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calcext:value-type="string" table:number-columns-spanned="2" table:number-rows-spanned="1">
            <text:p>Branc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e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arda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Amarela ou indígena</text:p>
          </table:table-cell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5" office:value-type="string" calcext:value-type="string">
            <text:p>CV (%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199402.499000001" calcext:value-type="float">
            <text:p><text:s/>199 402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46.2203859218732" calcext:value-type="float">
            <text:p><text:s/>46,2 </text:p>
          </table:table-cell>
          <table:table-cell table:style-name="ce13" office:value-type="float" office:value="0.463754877748447" calcext:value-type="float">
            <text:p><text:s/>0,5 </text:p>
          </table:table-cell>
          <table:table-cell table:style-name="ce13" office:value-type="float" office:value="7.361724968916" calcext:value-type="float">
            <text:p><text:s/>7,4 </text:p>
          </table:table-cell>
          <table:table-cell table:style-name="ce13" office:value-type="float" office:value="1.34685749990655" calcext:value-type="float">
            <text:p><text:s/>1,3 </text:p>
          </table:table-cell>
          <table:table-cell table:style-name="ce13" office:value-type="float" office:value="45.7439122098052" calcext:value-type="float">
            <text:p><text:s/>45,7 </text:p>
          </table:table-cell>
          <table:table-cell table:style-name="ce13" office:value-type="float" office:value="0.440223861732551" calcext:value-type="float">
            <text:p><text:s/>0,4 </text:p>
          </table:table-cell>
          <table:table-cell table:style-name="ce13" office:value-type="float" office:value="0.673976899405775" calcext:value-type="float">
            <text:p><text:s/>0,7 </text:p>
          </table:table-cell>
          <table:table-cell table:style-name="ce13" office:value-type="float" office:value="5.74189428175892" calcext:value-type="float">
            <text:p><text:s/>5,7 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16686.8449999999" calcext:value-type="float">
            <text:p><text:s/>16 68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6495127801128" calcext:value-type="float">
            <text:p><text:s/>20,6 </text:p>
          </table:table-cell>
          <table:table-cell table:style-name="ce14" office:value-type="float" office:value="1.90809537141559" calcext:value-type="float">
            <text:p><text:s/>1,9 </text:p>
          </table:table-cell>
          <table:table-cell table:style-name="ce14" office:value-type="float" office:value="6.01543326833456" calcext:value-type="float">
            <text:p><text:s/>6,0 </text:p>
          </table:table-cell>
          <table:table-cell table:style-name="ce14" office:value-type="float" office:value="4.26986239822297" calcext:value-type="float">
            <text:p><text:s/>4,3 </text:p>
          </table:table-cell>
          <table:table-cell table:style-name="ce14" office:value-type="float" office:value="72.5075646005774" calcext:value-type="float">
            <text:p><text:s/>72,5 </text:p>
          </table:table-cell>
          <table:table-cell table:style-name="ce14" office:value-type="float" office:value="0.641506794199339" calcext:value-type="float">
            <text:p><text:s/>0,6 </text:p>
          </table:table-cell>
          <table:table-cell table:style-name="ce14" office:value-type="float" office:value="0.827489350974837" calcext:value-type="float">
            <text:p><text:s/>0,8 </text:p>
          </table:table-cell>
          <table:table-cell table:style-name="ce14" office:value-type="float" office:value="14.4186260896693" calcext:value-type="float">
            <text:p><text:s/>14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2" office:value-type="float" office:value="1647.70500000003" calcext:value-type="float">
            <text:p><text:s/>1 64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2.3346594849027" calcext:value-type="float">
            <text:p><text:s/>32,3 </text:p>
          </table:table-cell>
          <table:table-cell table:style-name="ce14" office:value-type="float" office:value="2.95983477247694" calcext:value-type="float">
            <text:p><text:s/>3,0 </text:p>
          </table:table-cell>
          <table:table-cell table:style-name="ce14" office:value-type="float" office:value="5.85623507317841" calcext:value-type="float">
            <text:p><text:s/>5,9 </text:p>
          </table:table-cell>
          <table:table-cell table:style-name="ce14" office:value-type="float" office:value="8.03474231596594" calcext:value-type="float">
            <text:p><text:s/>8,0 </text:p>
          </table:table-cell>
          <table:table-cell table:style-name="ce14" office:value-type="float" office:value="61.2103651749617" calcext:value-type="float">
            <text:p><text:s/>61,2 </text:p>
          </table:table-cell>
          <table:table-cell table:style-name="ce14" office:value-type="float" office:value="1.64397362336423" calcext:value-type="float">
            <text:p><text:s/>1,6 </text:p>
          </table:table-cell>
          <table:table-cell table:style-name="ce14" office:value-type="float" office:value="0.59874026695737" calcext:value-type="float">
            <text:p><text:s/>0,6 </text:p>
          </table:table-cell>
          <table:table-cell table:style-name="ce14" office:value-type="float" office:value="21.457563294053" calcext:value-type="float">
            <text:p><text:s/>21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2" office:value-type="float" office:value="790.154999999989" calcext:value-type="float">
            <text:p><text:s text:c="2"/>79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9359670481198" calcext:value-type="float">
            <text:p><text:s/>21,9 </text:p>
          </table:table-cell>
          <table:table-cell table:style-name="ce14" office:value-type="float" office:value="3.95990676494577" calcext:value-type="float">
            <text:p><text:s/>4,0 </text:p>
          </table:table-cell>
          <table:table-cell table:style-name="ce14" office:value-type="float" office:value="4.43484201122471" calcext:value-type="float">
            <text:p><text:s/>4,4 </text:p>
          </table:table-cell>
          <table:table-cell table:style-name="ce14" office:value-type="float" office:value="8.60021991514452" calcext:value-type="float">
            <text:p><text:s/>8,6 </text:p>
          </table:table-cell>
          <table:table-cell table:style-name="ce14" office:value-type="float" office:value="73.1825796079882" calcext:value-type="float">
            <text:p><text:s/>73,2 </text:p>
          </table:table-cell>
          <table:table-cell table:style-name="ce14" office:value-type="float" office:value="1.33196641870672" calcext:value-type="float">
            <text:p><text:s/>1,3 </text:p>
          </table:table-cell>
          <table:table-cell table:style-name="ce14" office:value-type="float" office:value="0.446611332665748" calcext:value-type="float">
            <text:p><text:s/>0,4 </text:p>
          </table:table-cell>
          <table:table-cell table:style-name="ce14" office:value-type="float" office:value="30.8562018742767" calcext:value-type="float">
            <text:p><text:s/>30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2" office:value-type="float" office:value="3605.00700000007" calcext:value-type="float">
            <text:p><text:s/>3 60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6.9920965908045" calcext:value-type="float">
            <text:p><text:s/>17,0 </text:p>
          </table:table-cell>
          <table:table-cell table:style-name="ce14" office:value-type="float" office:value="5.05544145143779" calcext:value-type="float">
            <text:p><text:s/>5,1 </text:p>
          </table:table-cell>
          <table:table-cell table:style-name="ce14" office:value-type="float" office:value="2.42737754672186" calcext:value-type="float">
            <text:p><text:s/>2,4 </text:p>
          </table:table-cell>
          <table:table-cell table:style-name="ce14" office:value-type="float" office:value="11.976858037703" calcext:value-type="float">
            <text:p><text:s/>12,0 </text:p>
          </table:table-cell>
          <table:table-cell table:style-name="ce14" office:value-type="float" office:value="78.821039693607" calcext:value-type="float">
            <text:p><text:s/>78,8 </text:p>
          </table:table-cell>
          <table:table-cell table:style-name="ce14" office:value-type="float" office:value="1.27690640595164" calcext:value-type="float">
            <text:p><text:s/>1,3 </text:p>
          </table:table-cell>
          <table:table-cell table:style-name="ce14" office:value-type="float" office:value="1.75948616886503" calcext:value-type="float">
            <text:p><text:s/>1,8 </text:p>
          </table:table-cell>
          <table:table-cell table:style-name="ce14" office:value-type="float" office:value="28.1293724470315" calcext:value-type="float">
            <text:p><text:s/>28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2" office:value-type="float" office:value="436.505000000002" calcext:value-type="float">
            <text:p><text:s text:c="2"/>43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2.0501913037474" calcext:value-type="float">
            <text:p><text:s/>22,1 </text:p>
          </table:table-cell>
          <table:table-cell table:style-name="ce14" office:value-type="float" office:value="5.6609265134327" calcext:value-type="float">
            <text:p><text:s/>5,7 </text:p>
          </table:table-cell>
          <table:table-cell table:style-name="ce14" office:value-type="float" office:value="6.75624778425342" calcext:value-type="float">
            <text:p><text:s/>6,8 </text:p>
          </table:table-cell>
          <table:table-cell table:style-name="ce14" office:value-type="float" office:value="9.12957872178983" calcext:value-type="float">
            <text:p><text:s/>9,1 </text:p>
          </table:table-cell>
          <table:table-cell table:style-name="ce14" office:value-type="float" office:value="67.7031837828392" calcext:value-type="float">
            <text:p><text:s/>67,7 </text:p>
          </table:table-cell>
          <table:table-cell table:style-name="ce14" office:value-type="float" office:value="1.93552895788529" calcext:value-type="float">
            <text:p><text:s/>1,9 </text:p>
          </table:table-cell>
          <table:table-cell table:style-name="ce14" office:value-type="float" office:value="3.49037712916037" calcext:value-type="float">
            <text:p><text:s/>3,5 </text:p>
          </table:table-cell>
          <table:table-cell table:style-name="ce14" office:value-type="float" office:value="21.2753886945307" calcext:value-type="float">
            <text:p><text:s/>21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2" office:value-type="float" office:value="8014.49299999981" calcext:value-type="float">
            <text:p><text:s/>8 01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7906087282592" calcext:value-type="float">
            <text:p><text:s/>19,8 </text:p>
          </table:table-cell>
          <table:table-cell table:style-name="ce14" office:value-type="float" office:value="3.29880764494914" calcext:value-type="float">
            <text:p><text:s/>3,3 </text:p>
          </table:table-cell>
          <table:table-cell table:style-name="ce14" office:value-type="float" office:value="6.78678393368655" calcext:value-type="float">
            <text:p><text:s/>6,8 </text:p>
          </table:table-cell>
          <table:table-cell table:style-name="ce14" office:value-type="float" office:value="6.58315560358577" calcext:value-type="float">
            <text:p><text:s/>6,6 </text:p>
          </table:table-cell>
          <table:table-cell table:style-name="ce14" office:value-type="float" office:value="72.9528615135001" calcext:value-type="float">
            <text:p><text:s/>73,0 </text:p>
          </table:table-cell>
          <table:table-cell table:style-name="ce14" office:value-type="float" office:value="1.04238799665839" calcext:value-type="float">
            <text:p><text:s/>1,0 </text:p>
          </table:table-cell>
          <table:table-cell table:style-name="ce14" office:value-type="float" office:value="0.469745824553914" calcext:value-type="float">
            <text:p><text:s/>0,5 </text:p>
          </table:table-cell>
          <table:table-cell table:style-name="ce14" office:value-type="float" office:value="20.3298255648794" calcext:value-type="float">
            <text:p><text:s/>20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2" office:value-type="float" office:value="737.941000000006" calcext:value-type="float">
            <text:p><text:s text:c="2"/>73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5236834812483" calcext:value-type="float">
            <text:p><text:s/>19,5 </text:p>
          </table:table-cell>
          <table:table-cell table:style-name="ce14" office:value-type="float" office:value="6.53544198071339" calcext:value-type="float">
            <text:p><text:s/>6,5 </text:p>
          </table:table-cell>
          <table:table-cell table:style-name="ce14" office:value-type="float" office:value="12.9007525397627" calcext:value-type="float">
            <text:p><text:s/>12,9 </text:p>
          </table:table-cell>
          <table:table-cell table:style-name="ce14" office:value-type="float" office:value="17.4022003707113" calcext:value-type="float">
            <text:p><text:s/>17,4 </text:p>
          </table:table-cell>
          <table:table-cell table:style-name="ce14" office:value-type="float" office:value="67.2062186163893" calcext:value-type="float">
            <text:p><text:s/>67,2 </text:p>
          </table:table-cell>
          <table:table-cell table:style-name="ce14" office:value-type="float" office:value="3.79518459266159" calcext:value-type="float">
            <text:p><text:s/>3,8 </text:p>
          </table:table-cell>
          <table:table-cell table:style-name="ce14" office:value-type="float" office:value="0.369345362600571" calcext:value-type="float">
            <text:p><text:s/>0,4 </text:p>
          </table:table-cell>
          <table:table-cell table:style-name="ce14" office:value-type="float" office:value="42.5010904370099" calcext:value-type="float">
            <text:p><text:s/>42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2" office:value-type="float" office:value="1455.03900000003" calcext:value-type="float">
            <text:p><text:s/>1 45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6618223965176" calcext:value-type="float">
            <text:p><text:s/>20,7 </text:p>
          </table:table-cell>
          <table:table-cell table:style-name="ce14" office:value-type="float" office:value="4.8430944317228" calcext:value-type="float">
            <text:p><text:s/>4,8 </text:p>
          </table:table-cell>
          <table:table-cell table:style-name="ce14" office:value-type="float" office:value="7.98093151474489" calcext:value-type="float">
            <text:p><text:s/>8,0 </text:p>
          </table:table-cell>
          <table:table-cell table:style-name="ce14" office:value-type="float" office:value="8.35258336902769" calcext:value-type="float">
            <text:p><text:s/>8,4 </text:p>
          </table:table-cell>
          <table:table-cell table:style-name="ce14" office:value-type="float" office:value="70.9690157410139" calcext:value-type="float">
            <text:p><text:s/>71,0 </text:p>
          </table:table-cell>
          <table:table-cell table:style-name="ce14" office:value-type="float" office:value="1.59798599644822" calcext:value-type="float">
            <text:p><text:s/>1,6 </text:p>
          </table:table-cell>
          <table:table-cell table:style-name="ce14" office:value-type="float" office:value="0.388230347724691" calcext:value-type="float">
            <text:p><text:s/>0,4 </text:p>
          </table:table-cell>
          <table:table-cell table:style-name="ce14" office:value-type="float" office:value="24.6816018693069" calcext:value-type="float">
            <text:p><text:s/>24,7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Nordeste</text:p>
          </table:table-cell>
          <table:table-cell table:style-name="ce12" office:value-type="float" office:value="55050.1000000001" calcext:value-type="float">
            <text:p><text:s/>55 05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6.524107960147" calcext:value-type="float">
            <text:p><text:s/>26,5 </text:p>
          </table:table-cell>
          <table:table-cell table:style-name="ce14" office:value-type="float" office:value="1.06344231577632" calcext:value-type="float">
            <text:p><text:s/>1,1 </text:p>
          </table:table-cell>
          <table:table-cell table:style-name="ce14" office:value-type="float" office:value="8.56274258215155" calcext:value-type="float">
            <text:p><text:s/>8,6 </text:p>
          </table:table-cell>
          <table:table-cell table:style-name="ce14" office:value-type="float" office:value="2.13014858695927" calcext:value-type="float">
            <text:p><text:s/>2,1 </text:p>
          </table:table-cell>
          <table:table-cell table:style-name="ce14" office:value-type="float" office:value="64.5927474678352" calcext:value-type="float">
            <text:p><text:s/>64,6 </text:p>
          </table:table-cell>
          <table:table-cell table:style-name="ce14" office:value-type="float" office:value="0.463228967344036" calcext:value-type="float">
            <text:p><text:s/>0,5 </text:p>
          </table:table-cell>
          <table:table-cell table:style-name="ce14" office:value-type="float" office:value="0.320401989865434" calcext:value-type="float">
            <text:p><text:s/>0,3 </text:p>
          </table:table-cell>
          <table:table-cell table:style-name="ce14" office:value-type="float" office:value="8.6443298734475" calcext:value-type="float">
            <text:p><text:s/>8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2" office:value-type="float" office:value="6803.06299999989" calcext:value-type="float">
            <text:p><text:s/>6 80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8897943564985" calcext:value-type="float">
            <text:p><text:s/>19,9 </text:p>
          </table:table-cell>
          <table:table-cell table:style-name="ce14" office:value-type="float" office:value="2.50729725675622" calcext:value-type="float">
            <text:p><text:s/>2,5 </text:p>
          </table:table-cell>
          <table:table-cell table:style-name="ce14" office:value-type="float" office:value="11.2070970655381" calcext:value-type="float">
            <text:p><text:s/>11,2 </text:p>
          </table:table-cell>
          <table:table-cell table:style-name="ce14" office:value-type="float" office:value="4.29448322501754" calcext:value-type="float">
            <text:p><text:s/>4,3 </text:p>
          </table:table-cell>
          <table:table-cell table:style-name="ce14" office:value-type="float" office:value="68.5680853901894" calcext:value-type="float">
            <text:p><text:s/>68,6 </text:p>
          </table:table-cell>
          <table:table-cell table:style-name="ce14" office:value-type="float" office:value="0.897524432030204" calcext:value-type="float">
            <text:p><text:s/>0,9 </text:p>
          </table:table-cell>
          <table:table-cell table:style-name="ce14" office:value-type="float" office:value="0.335023187775809" calcext:value-type="float">
            <text:p><text:s/>0,3 </text:p>
          </table:table-cell>
          <table:table-cell table:style-name="ce14" office:value-type="float" office:value="22.4080170199442" calcext:value-type="float">
            <text:p><text:s/>22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2" office:value-type="float" office:value="3220.64599999999" calcext:value-type="float">
            <text:p><text:s/>3 22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3.2212786418064" calcext:value-type="float">
            <text:p><text:s/>23,2 </text:p>
          </table:table-cell>
          <table:table-cell table:style-name="ce14" office:value-type="float" office:value="3.78509995200488" calcext:value-type="float">
            <text:p><text:s/>3,8 </text:p>
          </table:table-cell>
          <table:table-cell table:style-name="ce14" office:value-type="float" office:value="6.50954026819952" calcext:value-type="float">
            <text:p><text:s/>6,5 </text:p>
          </table:table-cell>
          <table:table-cell table:style-name="ce14" office:value-type="float" office:value="7.59398992984267" calcext:value-type="float">
            <text:p><text:s/>7,6 </text:p>
          </table:table-cell>
          <table:table-cell table:style-name="ce14" office:value-type="float" office:value="70.2233278279105" calcext:value-type="float">
            <text:p><text:s/>70,2 </text:p>
          </table:table-cell>
          <table:table-cell table:style-name="ce14" office:value-type="float" office:value="1.25821301080822" calcext:value-type="float">
            <text:p><text:s/>1,3 </text:p>
          </table:table-cell>
          <table:table-cell table:style-name="ce14" office:value-type="float" office:value="0.0458532620851394" calcext:value-type="float">
            <text:p><text:s/>0,0 </text:p>
          </table:table-cell>
          <table:table-cell table:style-name="ce14" office:value-type="float" office:value="53.8874911338225" calcext:value-type="float">
            <text:p><text:s/>53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2" office:value-type="float" office:value="8789.33400000017" calcext:value-type="float">
            <text:p><text:s/>8 78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9.3524104782045" calcext:value-type="float">
            <text:p><text:s/>29,4 </text:p>
          </table:table-cell>
          <table:table-cell table:style-name="ce14" office:value-type="float" office:value="2.20455648733244" calcext:value-type="float">
            <text:p><text:s/>2,2 </text:p>
          </table:table-cell>
          <table:table-cell table:style-name="ce14" office:value-type="float" office:value="3.55772539196001" calcext:value-type="float">
            <text:p><text:s/>3,6 </text:p>
          </table:table-cell>
          <table:table-cell table:style-name="ce14" office:value-type="float" office:value="7.25527392900684" calcext:value-type="float">
            <text:p><text:s/>7,3 </text:p>
          </table:table-cell>
          <table:table-cell table:style-name="ce14" office:value-type="float" office:value="66.884245205256" calcext:value-type="float">
            <text:p><text:s/>66,9 </text:p>
          </table:table-cell>
          <table:table-cell table:style-name="ce14" office:value-type="float" office:value="0.994834786538407" calcext:value-type="float">
            <text:p><text:s/>1,0 </text:p>
          </table:table-cell>
          <table:table-cell table:style-name="ce14" office:value-type="float" office:value="0.205618924580628" calcext:value-type="float">
            <text:p><text:s/>0,2 </text:p>
          </table:table-cell>
          <table:table-cell table:style-name="ce14" office:value-type="float" office:value="19.0395094688149" calcext:value-type="float">
            <text:p><text:s/>19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2" office:value-type="float" office:value="3332.95200000005" calcext:value-type="float">
            <text:p><text:s/>3 33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9.1830463446929" calcext:value-type="float">
            <text:p><text:s/>39,2 </text:p>
          </table:table-cell>
          <table:table-cell table:style-name="ce14" office:value-type="float" office:value="2.43477320335238" calcext:value-type="float">
            <text:p><text:s/>2,4 </text:p>
          </table:table-cell>
          <table:table-cell table:style-name="ce14" office:value-type="float" office:value="3.13889472348769" calcext:value-type="float">
            <text:p><text:s/>3,1 </text:p>
          </table:table-cell>
          <table:table-cell table:style-name="ce14" office:value-type="float" office:value="9.72609091766394" calcext:value-type="float">
            <text:p><text:s/>9,7 </text:p>
          </table:table-cell>
          <table:table-cell table:style-name="ce14" office:value-type="float" office:value="57.5638498223406" calcext:value-type="float">
            <text:p><text:s/>57,6 </text:p>
          </table:table-cell>
          <table:table-cell table:style-name="ce14" office:value-type="float" office:value="1.62572895671707" calcext:value-type="float">
            <text:p><text:s/>1,6 </text:p>
          </table:table-cell>
          <table:table-cell table:style-name="ce14" office:value-type="float" office:value="0.114209109478293" calcext:value-type="float">
            <text:p><text:s/>0,1 </text:p>
          </table:table-cell>
          <table:table-cell table:style-name="ce14" office:value-type="float" office:value="30.9990039688462" calcext:value-type="float">
            <text:p><text:s/>31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2" office:value-type="float" office:value="3870.18200000003" calcext:value-type="float">
            <text:p><text:s/>3 87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5.9468846326004" calcext:value-type="float">
            <text:p><text:s/>35,9 </text:p>
          </table:table-cell>
          <table:table-cell table:style-name="ce14" office:value-type="float" office:value="2.58089936206762" calcext:value-type="float">
            <text:p><text:s/>2,6 </text:p>
          </table:table-cell>
          <table:table-cell table:style-name="ce14" office:value-type="float" office:value="3.36501252994914" calcext:value-type="float">
            <text:p><text:s/>3,4 </text:p>
          </table:table-cell>
          <table:table-cell table:style-name="ce14" office:value-type="float" office:value="9.48691142359227" calcext:value-type="float">
            <text:p><text:s/>9,5 </text:p>
          </table:table-cell>
          <table:table-cell table:style-name="ce14" office:value-type="float" office:value="60.4130605925323" calcext:value-type="float">
            <text:p><text:s/>60,4 </text:p>
          </table:table-cell>
          <table:table-cell table:style-name="ce14" office:value-type="float" office:value="1.56158618915689" calcext:value-type="float">
            <text:p><text:s/>1,6 </text:p>
          </table:table-cell>
          <table:table-cell table:style-name="ce14" office:value-type="float" office:value="0.275042244917708" calcext:value-type="float">
            <text:p><text:s/>0,3 </text:p>
          </table:table-cell>
          <table:table-cell table:style-name="ce14" office:value-type="float" office:value="23.2673865002071" calcext:value-type="float">
            <text:p><text:s/>23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2" office:value-type="float" office:value="9133.85699999978" calcext:value-type="float">
            <text:p><text:s/>9 13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3.7325701834334" calcext:value-type="float">
            <text:p><text:s/>33,7 </text:p>
          </table:table-cell>
          <table:table-cell table:style-name="ce14" office:value-type="float" office:value="2.5984779713308" calcext:value-type="float">
            <text:p><text:s/>2,6 </text:p>
          </table:table-cell>
          <table:table-cell table:style-name="ce14" office:value-type="float" office:value="5.30570312623009" calcext:value-type="float">
            <text:p><text:s/>5,3 </text:p>
          </table:table-cell>
          <table:table-cell table:style-name="ce14" office:value-type="float" office:value="7.25101839356159" calcext:value-type="float">
            <text:p><text:s/>7,3 </text:p>
          </table:table-cell>
          <table:table-cell table:style-name="ce14" office:value-type="float" office:value="60.6863717025839" calcext:value-type="float">
            <text:p><text:s/>60,7 </text:p>
          </table:table-cell>
          <table:table-cell table:style-name="ce14" office:value-type="float" office:value="1.44223845854317" calcext:value-type="float">
            <text:p><text:s/>1,4 </text:p>
          </table:table-cell>
          <table:table-cell table:style-name="ce14" office:value-type="float" office:value="0.275354987750842" calcext:value-type="float">
            <text:p><text:s/>0,3 </text:p>
          </table:table-cell>
          <table:table-cell table:style-name="ce14" office:value-type="float" office:value="21.5274518177326" calcext:value-type="float">
            <text:p><text:s/>21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2" office:value-type="float" office:value="3240.80099999986" calcext:value-type="float">
            <text:p><text:s/>3 24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3.3414120764234" calcext:value-type="float">
            <text:p><text:s/>23,3 </text:p>
          </table:table-cell>
          <table:table-cell table:style-name="ce14" office:value-type="float" office:value="3.19209079661389" calcext:value-type="float">
            <text:p><text:s/>3,2 </text:p>
          </table:table-cell>
          <table:table-cell table:style-name="ce14" office:value-type="float" office:value="5.08227296272174" calcext:value-type="float">
            <text:p><text:s/>5,1 </text:p>
          </table:table-cell>
          <table:table-cell table:style-name="ce14" office:value-type="float" office:value="7.52597718176919" calcext:value-type="float">
            <text:p><text:s/>7,5 </text:p>
          </table:table-cell>
          <table:table-cell table:style-name="ce14" office:value-type="float" office:value="71.2976717521579" calcext:value-type="float">
            <text:p><text:s/>71,3 </text:p>
          </table:table-cell>
          <table:table-cell table:style-name="ce14" office:value-type="float" office:value="1.08286251621833" calcext:value-type="float">
            <text:p><text:s/>1,1 </text:p>
          </table:table-cell>
          <table:table-cell table:style-name="ce14" office:value-type="float" office:value="0.278643208697154" calcext:value-type="float">
            <text:p><text:s/>0,3 </text:p>
          </table:table-cell>
          <table:table-cell table:style-name="ce14" office:value-type="float" office:value="21.4364428764484" calcext:value-type="float">
            <text:p><text:s/>21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2" office:value-type="float" office:value="2173.28699999998" calcext:value-type="float">
            <text:p><text:s/>2 17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5.4393396079427" calcext:value-type="float">
            <text:p><text:s/>25,4 </text:p>
          </table:table-cell>
          <table:table-cell table:style-name="ce14" office:value-type="float" office:value="3.65456134256354" calcext:value-type="float">
            <text:p><text:s/>3,7 </text:p>
          </table:table-cell>
          <table:table-cell table:style-name="ce14" office:value-type="float" office:value="7.38424153526847" calcext:value-type="float">
            <text:p><text:s/>7,4 </text:p>
          </table:table-cell>
          <table:table-cell table:style-name="ce14" office:value-type="float" office:value="7.25236878168008" calcext:value-type="float">
            <text:p><text:s/>7,3 </text:p>
          </table:table-cell>
          <table:table-cell table:style-name="ce14" office:value-type="float" office:value="66.6756909618394" calcext:value-type="float">
            <text:p><text:s/>66,7 </text:p>
          </table:table-cell>
          <table:table-cell table:style-name="ce14" office:value-type="float" office:value="1.45654105002349" calcext:value-type="float">
            <text:p><text:s/>1,5 </text:p>
          </table:table-cell>
          <table:table-cell table:style-name="ce14" office:value-type="float" office:value="0.500727894949972" calcext:value-type="float">
            <text:p><text:s/>0,5 </text:p>
          </table:table-cell>
          <table:table-cell table:style-name="ce14" office:value-type="float" office:value="20.1882783283616" calcext:value-type="float">
            <text:p><text:s/>20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2" office:value-type="float" office:value="14485.9780000003" calcext:value-type="float">
            <text:p><text:s/>14 48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5576084324418" calcext:value-type="float">
            <text:p><text:s/>19,6 </text:p>
          </table:table-cell>
          <table:table-cell table:style-name="ce14" office:value-type="float" office:value="3.38980550005811" calcext:value-type="float">
            <text:p><text:s/>3,4 </text:p>
          </table:table-cell>
          <table:table-cell table:style-name="ce14" office:value-type="float" office:value="16.4598513830765" calcext:value-type="float">
            <text:p><text:s/>16,5 </text:p>
          </table:table-cell>
          <table:table-cell table:style-name="ce14" office:value-type="float" office:value="3.37140392373395" calcext:value-type="float">
            <text:p><text:s/>3,4 </text:p>
          </table:table-cell>
          <table:table-cell table:style-name="ce14" office:value-type="float" office:value="63.4680685707794" calcext:value-type="float">
            <text:p><text:s/>63,5 </text:p>
          </table:table-cell>
          <table:table-cell table:style-name="ce14" office:value-type="float" office:value="1.16030890777271" calcext:value-type="float">
            <text:p><text:s/>1,2 </text:p>
          </table:table-cell>
          <table:table-cell table:style-name="ce14" office:value-type="float" office:value="0.51447161369857" calcext:value-type="float">
            <text:p><text:s/>0,5 </text:p>
          </table:table-cell>
          <table:table-cell table:style-name="ce14" office:value-type="float" office:value="16.3513616239411" calcext:value-type="float">
            <text:p><text:s/>16,4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deste</text:p>
          </table:table-cell>
          <table:table-cell table:style-name="ce12" office:value-type="float" office:value="84233.0640000001" calcext:value-type="float">
            <text:p><text:s/>84 23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54.3878990440591" calcext:value-type="float">
            <text:p><text:s/>54,4 </text:p>
          </table:table-cell>
          <table:table-cell table:style-name="ce14" office:value-type="float" office:value="0.807902771000634" calcext:value-type="float">
            <text:p><text:s/>0,8 </text:p>
          </table:table-cell>
          <table:table-cell table:style-name="ce14" office:value-type="float" office:value="8.28674652629249" calcext:value-type="float">
            <text:p><text:s/>8,3 </text:p>
          </table:table-cell>
          <table:table-cell table:style-name="ce14" office:value-type="float" office:value="2.23677482304043" calcext:value-type="float">
            <text:p><text:s/>2,2 </text:p>
          </table:table-cell>
          <table:table-cell table:style-name="ce14" office:value-type="float" office:value="36.4329430778934" calcext:value-type="float">
            <text:p><text:s/>36,4 </text:p>
          </table:table-cell>
          <table:table-cell table:style-name="ce14" office:value-type="float" office:value="1.09195775268597" calcext:value-type="float">
            <text:p><text:s/>1,1 </text:p>
          </table:table-cell>
          <table:table-cell table:style-name="ce14" office:value-type="float" office:value="0.892411351755406" calcext:value-type="float">
            <text:p><text:s/>0,9 </text:p>
          </table:table-cell>
          <table:table-cell table:style-name="ce14" office:value-type="float" office:value="9.18481619688142" calcext:value-type="float">
            <text:p><text:s/>9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2" office:value-type="float" office:value="20361.1899999994" calcext:value-type="float">
            <text:p><text:s/>20 36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3.0342495032432" calcext:value-type="float">
            <text:p><text:s/>43,0 </text:p>
          </table:table-cell>
          <table:table-cell table:style-name="ce14" office:value-type="float" office:value="1.66129252561617" calcext:value-type="float">
            <text:p><text:s/>1,7 </text:p>
          </table:table-cell>
          <table:table-cell table:style-name="ce14" office:value-type="float" office:value="9.22916900361047" calcext:value-type="float">
            <text:p><text:s/>9,2 </text:p>
          </table:table-cell>
          <table:table-cell table:style-name="ce14" office:value-type="float" office:value="3.8548410385167" calcext:value-type="float">
            <text:p><text:s/>3,9 </text:p>
          </table:table-cell>
          <table:table-cell table:style-name="ce14" office:value-type="float" office:value="47.5172049644216" calcext:value-type="float">
            <text:p><text:s/>47,5 </text:p>
          </table:table-cell>
          <table:table-cell table:style-name="ce14" office:value-type="float" office:value="1.31778140928079" calcext:value-type="float">
            <text:p><text:s/>1,3 </text:p>
          </table:table-cell>
          <table:table-cell table:style-name="ce14" office:value-type="float" office:value="0.219376528723994" calcext:value-type="float">
            <text:p><text:s/>0,2 </text:p>
          </table:table-cell>
          <table:table-cell table:style-name="ce14" office:value-type="float" office:value="17.9563874945182" calcext:value-type="float">
            <text:p><text:s/>18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2" office:value-type="float" office:value="3733.09199999995" calcext:value-type="float">
            <text:p><text:s/>3 73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0.1093176694906" calcext:value-type="float">
            <text:p><text:s/>40,1 </text:p>
          </table:table-cell>
          <table:table-cell table:style-name="ce14" office:value-type="float" office:value="2.26622295871737" calcext:value-type="float">
            <text:p><text:s/>2,3 </text:p>
          </table:table-cell>
          <table:table-cell table:style-name="ce14" office:value-type="float" office:value="8.12078377840298" calcext:value-type="float">
            <text:p><text:s/>8,1 </text:p>
          </table:table-cell>
          <table:table-cell table:style-name="ce14" office:value-type="float" office:value="4.98211827892415" calcext:value-type="float">
            <text:p><text:s/>5,0 </text:p>
          </table:table-cell>
          <table:table-cell table:style-name="ce14" office:value-type="float" office:value="51.3259937026684" calcext:value-type="float">
            <text:p><text:s/>51,3 </text:p>
          </table:table-cell>
          <table:table-cell table:style-name="ce14" office:value-type="float" office:value="1.69822362848202" calcext:value-type="float">
            <text:p><text:s/>1,7 </text:p>
          </table:table-cell>
          <table:table-cell table:style-name="ce14" office:value-type="float" office:value="0.443904849438081" calcext:value-type="float">
            <text:p><text:s/>0,4 </text:p>
          </table:table-cell>
          <table:table-cell table:style-name="ce14" office:value-type="float" office:value="18.3102460004078" calcext:value-type="float">
            <text:p><text:s/>18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2" office:value-type="float" office:value="16615.8609999996" calcext:value-type="float">
            <text:p><text:s/>16 61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5.4695919129604" calcext:value-type="float">
            <text:p><text:s/>45,5 </text:p>
          </table:table-cell>
          <table:table-cell table:style-name="ce14" office:value-type="float" office:value="1.58948056621977" calcext:value-type="float">
            <text:p><text:s/>1,6 </text:p>
          </table:table-cell>
          <table:table-cell table:style-name="ce14" office:value-type="float" office:value="13.2679141985814" calcext:value-type="float">
            <text:p><text:s/>13,3 </text:p>
          </table:table-cell>
          <table:table-cell table:style-name="ce14" office:value-type="float" office:value="3.27750114654001" calcext:value-type="float">
            <text:p><text:s/>3,3 </text:p>
          </table:table-cell>
          <table:table-cell table:style-name="ce14" office:value-type="float" office:value="41.0565656154844" calcext:value-type="float">
            <text:p><text:s/>41,1 </text:p>
          </table:table-cell>
          <table:table-cell table:style-name="ce14" office:value-type="float" office:value="1.58553360525233" calcext:value-type="float">
            <text:p><text:s/>1,6 </text:p>
          </table:table-cell>
          <table:table-cell table:style-name="ce14" office:value-type="float" office:value="0.205928272972831" calcext:value-type="float">
            <text:p><text:s/>0,2 </text:p>
          </table:table-cell>
          <table:table-cell table:style-name="ce14" office:value-type="float" office:value="19.0006828939082" calcext:value-type="float">
            <text:p><text:s/>19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2" office:value-type="float" office:value="43522.9210000012" calcext:value-type="float">
            <text:p><text:s/>43 52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4.3289235685931" calcext:value-type="float">
            <text:p><text:s/>64,3 </text:p>
          </table:table-cell>
          <table:table-cell table:style-name="ce14" office:value-type="float" office:value="1.13075598890721" calcext:value-type="float">
            <text:p><text:s/>1,1 </text:p>
          </table:table-cell>
          <table:table-cell table:style-name="ce14" office:value-type="float" office:value="5.95841753902295" calcext:value-type="float">
            <text:p><text:s/>6,0 </text:p>
          </table:table-cell>
          <table:table-cell table:style-name="ce14" office:value-type="float" office:value="4.51027212775906" calcext:value-type="float">
            <text:p><text:s/>4,5 </text:p>
          </table:table-cell>
          <table:table-cell table:style-name="ce14" office:value-type="float" office:value="28.2048335761122" calcext:value-type="float">
            <text:p><text:s/>28,2 </text:p>
          </table:table-cell>
          <table:table-cell table:style-name="ce14" office:value-type="float" office:value="2.35091134212337" calcext:value-type="float">
            <text:p><text:s/>2,4 </text:p>
          </table:table-cell>
          <table:table-cell table:style-name="ce14" office:value-type="float" office:value="1.50782531627333" calcext:value-type="float">
            <text:p><text:s/>1,5 </text:p>
          </table:table-cell>
          <table:table-cell table:style-name="ce14" office:value-type="float" office:value="10.3922262381917" calcext:value-type="float">
            <text:p><text:s/>10,4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l</text:p>
          </table:table-cell>
          <table:table-cell table:style-name="ce12" office:value-type="float" office:value="28551.3950000004" calcext:value-type="float">
            <text:p><text:s/>28 55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8.6590300044878" calcext:value-type="float">
            <text:p><text:s/>78,7 </text:p>
          </table:table-cell>
          <table:table-cell table:style-name="ce14" office:value-type="float" office:value="0.469134069168737" calcext:value-type="float">
            <text:p><text:s/>0,5 </text:p>
          </table:table-cell>
          <table:table-cell table:style-name="ce14" office:value-type="float" office:value="3.37950925178491" calcext:value-type="float">
            <text:p><text:s/>3,4 </text:p>
          </table:table-cell>
          <table:table-cell table:style-name="ce14" office:value-type="float" office:value="4.07536469462013" calcext:value-type="float">
            <text:p><text:s/>4,1 </text:p>
          </table:table-cell>
          <table:table-cell table:style-name="ce14" office:value-type="float" office:value="17.3952762205424" calcext:value-type="float">
            <text:p><text:s/>17,4 </text:p>
          </table:table-cell>
          <table:table-cell table:style-name="ce14" office:value-type="float" office:value="1.98910582911211" calcext:value-type="float">
            <text:p><text:s/>2,0 </text:p>
          </table:table-cell>
          <table:table-cell table:style-name="ce14" office:value-type="float" office:value="0.566184523187053" calcext:value-type="float">
            <text:p><text:s/>0,6 </text:p>
          </table:table-cell>
          <table:table-cell table:style-name="ce14" office:value-type="float" office:value="11.9636689728786" calcext:value-type="float">
            <text:p><text:s/>12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2" office:value-type="float" office:value="10894.8790000001" calcext:value-type="float">
            <text:p><text:s/>10 89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8.6867082124581" calcext:value-type="float">
            <text:p><text:s/>68,7 </text:p>
          </table:table-cell>
          <table:table-cell table:style-name="ce14" office:value-type="float" office:value="0.998416171848944" calcext:value-type="float">
            <text:p><text:s/>1,0 </text:p>
          </table:table-cell>
          <table:table-cell table:style-name="ce14" office:value-type="float" office:value="2.68650983285274" calcext:value-type="float">
            <text:p><text:s/>2,7 </text:p>
          </table:table-cell>
          <table:table-cell table:style-name="ce14" office:value-type="float" office:value="6.14474470303208" calcext:value-type="float">
            <text:p><text:s/>6,1 </text:p>
          </table:table-cell>
          <table:table-cell table:style-name="ce14" office:value-type="float" office:value="27.4573815819965" calcext:value-type="float">
            <text:p><text:s/>27,5 </text:p>
          </table:table-cell>
          <table:table-cell table:style-name="ce14" office:value-type="float" office:value="2.5436724272493" calcext:value-type="float">
            <text:p><text:s/>2,5 </text:p>
          </table:table-cell>
          <table:table-cell table:style-name="ce14" office:value-type="float" office:value="1.16940037269601" calcext:value-type="float">
            <text:p><text:s/>1,2 </text:p>
          </table:table-cell>
          <table:table-cell table:style-name="ce14" office:value-type="float" office:value="14.4891083568491" calcext:value-type="float">
            <text:p><text:s/>14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2" office:value-type="float" office:value="6608.85500000021" calcext:value-type="float">
            <text:p><text:s/>6 60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5.7465199716154" calcext:value-type="float">
            <text:p><text:s/>85,7 </text:p>
          </table:table-cell>
          <table:table-cell table:style-name="ce14" office:value-type="float" office:value="0.657868153141954" calcext:value-type="float">
            <text:p><text:s/>0,7 </text:p>
          </table:table-cell>
          <table:table-cell table:style-name="ce14" office:value-type="float" office:value="2.19403215311297" calcext:value-type="float">
            <text:p><text:s/>2,2 </text:p>
          </table:table-cell>
          <table:table-cell table:style-name="ce14" office:value-type="float" office:value="8.76463682485207" calcext:value-type="float">
            <text:p><text:s/>8,8 </text:p>
          </table:table-cell>
          <table:table-cell table:style-name="ce14" office:value-type="float" office:value="11.9186862747323" calcext:value-type="float">
            <text:p><text:s/>11,9 </text:p>
          </table:table-cell>
          <table:table-cell table:style-name="ce14" office:value-type="float" office:value="4.34703944024387" calcext:value-type="float">
            <text:p><text:s/>4,3 </text:p>
          </table:table-cell>
          <table:table-cell table:style-name="ce14" office:value-type="float" office:value="0.140761600543246" calcext:value-type="float">
            <text:p><text:s/>0,1 </text:p>
          </table:table-cell>
          <table:table-cell table:style-name="ce14" office:value-type="float" office:value="22.8278697944586" calcext:value-type="float">
            <text:p><text:s/>22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2" office:value-type="float" office:value="11047.6610000001" calcext:value-type="float">
            <text:p><text:s/>11 04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4.2536120401357" calcext:value-type="float">
            <text:p><text:s/>84,3 </text:p>
          </table:table-cell>
          <table:table-cell table:style-name="ce14" office:value-type="float" office:value="0.690294421219613" calcext:value-type="float">
            <text:p><text:s/>0,7 </text:p>
          </table:table-cell>
          <table:table-cell table:style-name="ce14" office:value-type="float" office:value="4.77209281017612" calcext:value-type="float">
            <text:p><text:s/>4,8 </text:p>
          </table:table-cell>
          <table:table-cell table:style-name="ce14" office:value-type="float" office:value="6.17938098234774" calcext:value-type="float">
            <text:p><text:s/>6,2 </text:p>
          </table:table-cell>
          <table:table-cell table:style-name="ce14" office:value-type="float" office:value="10.748490846518" calcext:value-type="float">
            <text:p><text:s/>10,7 </text:p>
          </table:table-cell>
          <table:table-cell table:style-name="ce14" office:value-type="float" office:value="4.45383792149276" calcext:value-type="float">
            <text:p><text:s/>4,5 </text:p>
          </table:table-cell>
          <table:table-cell table:style-name="ce14" office:value-type="float" office:value="0.225804303170049" calcext:value-type="float">
            <text:p><text:s/>0,2 </text:p>
          </table:table-cell>
          <table:table-cell table:style-name="ce14" office:value-type="float" office:value="21.4937783268131" calcext:value-type="float">
            <text:p><text:s/>21,5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entro-Oeste</text:p>
          </table:table-cell>
          <table:table-cell table:style-name="ce12" office:value-type="float" office:value="14881.0950000001" calcext:value-type="float">
            <text:p><text:s/>14 88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9.2878364047169" calcext:value-type="float">
            <text:p><text:s/>39,3 </text:p>
          </table:table-cell>
          <table:table-cell table:style-name="ce14" office:value-type="float" office:value="1.34259040571677" calcext:value-type="float">
            <text:p><text:s/>1,3 </text:p>
          </table:table-cell>
          <table:table-cell table:style-name="ce14" office:value-type="float" office:value="6.83284151599509" calcext:value-type="float">
            <text:p><text:s/>6,8 </text:p>
          </table:table-cell>
          <table:table-cell table:style-name="ce14" office:value-type="float" office:value="3.47335129649963" calcext:value-type="float">
            <text:p><text:s/>3,5 </text:p>
          </table:table-cell>
          <table:table-cell table:style-name="ce14" office:value-type="float" office:value="53.0991086999972" calcext:value-type="float">
            <text:p><text:s/>53,1 </text:p>
          </table:table-cell>
          <table:table-cell table:style-name="ce14" office:value-type="float" office:value="0.982642488868108" calcext:value-type="float">
            <text:p><text:s/>1,0 </text:p>
          </table:table-cell>
          <table:table-cell table:style-name="ce14" office:value-type="float" office:value="0.780213379289944" calcext:value-type="float">
            <text:p><text:s/>0,8 </text:p>
          </table:table-cell>
          <table:table-cell table:style-name="ce14" office:value-type="float" office:value="11.7128725216698" calcext:value-type="float">
            <text:p><text:s/>11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2" office:value-type="float" office:value="2523.93600000004" calcext:value-type="float">
            <text:p><text:s/>2 52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5.0107391572919" calcext:value-type="float">
            <text:p><text:s/>45,0 </text:p>
          </table:table-cell>
          <table:table-cell table:style-name="ce14" office:value-type="float" office:value="2.54781121281605" calcext:value-type="float">
            <text:p><text:s/>2,5 </text:p>
          </table:table-cell>
          <table:table-cell table:style-name="ce14" office:value-type="float" office:value="4.72070889314347" calcext:value-type="float">
            <text:p><text:s/>4,7 </text:p>
          </table:table-cell>
          <table:table-cell table:style-name="ce14" office:value-type="float" office:value="7.10003585645861" calcext:value-type="float">
            <text:p><text:s/>7,1 </text:p>
          </table:table-cell>
          <table:table-cell table:style-name="ce14" office:value-type="float" office:value="49.058363743722" calcext:value-type="float">
            <text:p><text:s/>49,1 </text:p>
          </table:table-cell>
          <table:table-cell table:style-name="ce14" office:value-type="float" office:value="2.36165364276909" calcext:value-type="float">
            <text:p><text:s/>2,4 </text:p>
          </table:table-cell>
          <table:table-cell table:style-name="ce14" office:value-type="float" office:value="1.21018820584261" calcext:value-type="float">
            <text:p><text:s/>1,2 </text:p>
          </table:table-cell>
          <table:table-cell table:style-name="ce14" office:value-type="float" office:value="16.7814854083303" calcext:value-type="float">
            <text:p><text:s/>16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2" office:value-type="float" office:value="3176.44300000006" calcext:value-type="float">
            <text:p><text:s/>3 17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5.6294834009771" calcext:value-type="float">
            <text:p><text:s/>35,6 </text:p>
          </table:table-cell>
          <table:table-cell table:style-name="ce14" office:value-type="float" office:value="3.01284865263385" calcext:value-type="float">
            <text:p><text:s/>3,0 </text:p>
          </table:table-cell>
          <table:table-cell table:style-name="ce14" office:value-type="float" office:value="7.94493960834864" calcext:value-type="float">
            <text:p><text:s/>7,9 </text:p>
          </table:table-cell>
          <table:table-cell table:style-name="ce14" office:value-type="float" office:value="6.09599958397771" calcext:value-type="float">
            <text:p><text:s/>6,1 </text:p>
          </table:table-cell>
          <table:table-cell table:style-name="ce14" office:value-type="float" office:value="55.7135483332951" calcext:value-type="float">
            <text:p><text:s/>55,7 </text:p>
          </table:table-cell>
          <table:table-cell table:style-name="ce14" office:value-type="float" office:value="1.85231946475912" calcext:value-type="float">
            <text:p><text:s/>1,9 </text:p>
          </table:table-cell>
          <table:table-cell table:style-name="ce14" office:value-type="float" office:value="0.712028657378165" calcext:value-type="float">
            <text:p><text:s/>0,7 </text:p>
          </table:table-cell>
          <table:table-cell table:style-name="ce14" office:value-type="float" office:value="18.8621075274857" calcext:value-type="float">
            <text:p><text:s/>18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2" office:value-type="float" office:value="6417.22800000004" calcext:value-type="float">
            <text:p><text:s/>6 41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6.512847589368" calcext:value-type="float">
            <text:p><text:s/>36,5 </text:p>
          </table:table-cell>
          <table:table-cell table:style-name="ce14" office:value-type="float" office:value="2.30663144495018" calcext:value-type="float">
            <text:p><text:s/>2,3 </text:p>
          </table:table-cell>
          <table:table-cell table:style-name="ce14" office:value-type="float" office:value="6.82178329433484" calcext:value-type="float">
            <text:p><text:s/>6,8 </text:p>
          </table:table-cell>
          <table:table-cell table:style-name="ce14" office:value-type="float" office:value="6.09284382538798" calcext:value-type="float">
            <text:p><text:s/>6,1 </text:p>
          </table:table-cell>
          <table:table-cell table:style-name="ce14" office:value-type="float" office:value="56.0362305371595" calcext:value-type="float">
            <text:p><text:s/>56,0 </text:p>
          </table:table-cell>
          <table:table-cell table:style-name="ce14" office:value-type="float" office:value="1.51722371428051" calcext:value-type="float">
            <text:p><text:s/>1,5 </text:p>
          </table:table-cell>
          <table:table-cell table:style-name="ce14" office:value-type="float" office:value="0.62913857913717" calcext:value-type="float">
            <text:p><text:s/>0,6 </text:p>
          </table:table-cell>
          <table:table-cell table:style-name="ce14" office:value-type="float" office:value="27.5025542755559" calcext:value-type="float">
            <text:p><text:s/>27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2" office:value-type="float" office:value="2763.48799999993" calcext:value-type="float">
            <text:p><text:s/>2 76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4.7099860337647" calcext:value-type="float">
            <text:p><text:s/>44,7 </text:p>
          </table:table-cell>
          <table:table-cell table:style-name="ce14" office:value-type="float" office:value="2.849794684513" calcext:value-type="float">
            <text:p><text:s/>2,8 </text:p>
          </table:table-cell>
          <table:table-cell table:style-name="ce14" office:value-type="float" office:value="7.50928175835841" calcext:value-type="float">
            <text:p><text:s/>7,5 </text:p>
          </table:table-cell>
          <table:table-cell table:style-name="ce14" office:value-type="float" office:value="7.27040997898103" calcext:value-type="float">
            <text:p><text:s/>7,3 </text:p>
          </table:table-cell>
          <table:table-cell table:style-name="ce14" office:value-type="float" office:value="46.9640296611159" calcext:value-type="float">
            <text:p><text:s/>47,0 </text:p>
          </table:table-cell>
          <table:table-cell table:style-name="ce14" office:value-type="float" office:value="2.58150472546163" calcext:value-type="float">
            <text:p><text:s/>2,6 </text:p>
          </table:table-cell>
          <table:table-cell table:style-name="ce14" office:value-type="float" office:value="0.816702546758149" calcext:value-type="float">
            <text:p><text:s/>0,8 </text:p>
          </table:table-cell>
          <table:table-cell table:style-name="ce14" office:value-type="float" office:value="18.3606558556539" calcext:value-type="float">
            <text:p><text:s/>18,4 </text:p>
          </table:table-cell>
          <table:table-cell table:number-columns-repeated="1013"/>
        </table:table-row>
        <table:table-row table:style-name="ro2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8" office:value-type="string" calcext:value-type="string">
            <text:p>Fonte: IBGE. Pesquisa Nacional por Amostra de Domicílios Contínua, 2013, consolidado de primeiras entrevistas.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Nota: Indígenas, amarelos e pessoas sem declaração de cor ou raça constam no total.</text:p>
          </table:table-cell>
          <table:table-cell table:style-name="ce7" table:number-columns-repeated="10"/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2" table:style-name="ta7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4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abela 1.1 (UF) - Distribuição da população, por cor ou raça, com indicação do coeficiente de variação, segundo Grandes Regiões e Unidades da Federação - 2012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3">
            <text:p>Grandes Regiões e Unidades da Federação</text:p>
          </table:table-cell>
          <table:table-cell table:style-name="ce10" office:value-type="string" calcext:value-type="string" table:number-columns-spanned="2" table:number-rows-spanned="2">
            <text:p>Total (1 000 pessoas)</text:p>
          </table:table-cell>
          <table:covered-table-cell table:style-name="ce10"/>
          <table:table-cell table:style-name="ce15" office:value-type="string" calcext:value-type="string" table:number-columns-spanned="8" table:number-rows-spanned="1">
            <text:p>Distribuição percentual por cor ou raça</text:p>
          </table:table-cell>
          <table:covered-table-cell table:number-columns-repeated="6" table:style-name="ce10"/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calcext:value-type="string" table:number-columns-spanned="2" table:number-rows-spanned="1">
            <text:p>Branc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e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arda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Amarela ou indígena</text:p>
          </table:table-cell>
          <table:covered-table-cell table:style-name="ce15"/>
          <table:table-cell table:number-columns-repeated="1013"/>
        </table:table-row>
        <table:table-row table:style-name="ro2">
          <table:covered-table-cell table:style-name="ce2"/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CV (%)</text:p>
          </table:table-cell>
          <table:table-cell table:style-name="ce10" office:value-type="string" calcext:value-type="string">
            <text:p>Total</text:p>
          </table:table-cell>
          <table:table-cell table:style-name="ce15" office:value-type="string" calcext:value-type="string">
            <text:p>CV (%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1" office:value-type="float" office:value="197720.533999999" calcext:value-type="float">
            <text:p><text:s/>197 721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46.6109771812137" calcext:value-type="float">
            <text:p><text:s/>46,6 </text:p>
          </table:table-cell>
          <table:table-cell table:style-name="ce13" office:value-type="float" office:value="0.475024817993476" calcext:value-type="float">
            <text:p><text:s/>0,5 </text:p>
          </table:table-cell>
          <table:table-cell table:style-name="ce13" office:value-type="float" office:value="7.35608346916611" calcext:value-type="float">
            <text:p><text:s/>7,4 </text:p>
          </table:table-cell>
          <table:table-cell table:style-name="ce13" office:value-type="float" office:value="1.38287779481396" calcext:value-type="float">
            <text:p><text:s/>1,4 </text:p>
          </table:table-cell>
          <table:table-cell table:style-name="ce13" office:value-type="float" office:value="45.3163318279935" calcext:value-type="float">
            <text:p><text:s/>45,3 </text:p>
          </table:table-cell>
          <table:table-cell table:style-name="ce13" office:value-type="float" office:value="0.459703414676177" calcext:value-type="float">
            <text:p><text:s/>0,5 </text:p>
          </table:table-cell>
          <table:table-cell table:style-name="ce13" office:value-type="float" office:value="0.716607521626125" calcext:value-type="float">
            <text:p><text:s/>0,7 </text:p>
          </table:table-cell>
          <table:table-cell table:style-name="ce13" office:value-type="float" office:value="5.37839221258626" calcext:value-type="float">
            <text:p><text:s/>5,4 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2" office:value-type="float" office:value="16452.3389999997" calcext:value-type="float">
            <text:p><text:s/>16 45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4469580752967" calcext:value-type="float">
            <text:p><text:s/>21,4 </text:p>
          </table:table-cell>
          <table:table-cell table:style-name="ce14" office:value-type="float" office:value="1.74064061314165" calcext:value-type="float">
            <text:p><text:s/>1,7 </text:p>
          </table:table-cell>
          <table:table-cell table:style-name="ce14" office:value-type="float" office:value="5.57610951521245" calcext:value-type="float">
            <text:p><text:s/>5,6 </text:p>
          </table:table-cell>
          <table:table-cell table:style-name="ce14" office:value-type="float" office:value="3.92284250564172" calcext:value-type="float">
            <text:p><text:s/>3,9 </text:p>
          </table:table-cell>
          <table:table-cell table:style-name="ce14" office:value-type="float" office:value="72.0048546109146" calcext:value-type="float">
            <text:p><text:s/>72,0 </text:p>
          </table:table-cell>
          <table:table-cell table:style-name="ce14" office:value-type="float" office:value="0.609228168109275" calcext:value-type="float">
            <text:p><text:s/>0,6 </text:p>
          </table:table-cell>
          <table:table-cell table:style-name="ce14" office:value-type="float" office:value="0.972077798575207" calcext:value-type="float">
            <text:p><text:s/>1,0 </text:p>
          </table:table-cell>
          <table:table-cell table:style-name="ce14" office:value-type="float" office:value="14.4674373283414" calcext:value-type="float">
            <text:p><text:s/>14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2" office:value-type="float" office:value="1628.074" calcext:value-type="float">
            <text:p><text:s/>1 628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2.9165340767357" calcext:value-type="float">
            <text:p><text:s/>32,9 </text:p>
          </table:table-cell>
          <table:table-cell table:style-name="ce14" office:value-type="float" office:value="3.51293704783874" calcext:value-type="float">
            <text:p><text:s/>3,5 </text:p>
          </table:table-cell>
          <table:table-cell table:style-name="ce14" office:value-type="float" office:value="7.9193669277239" calcext:value-type="float">
            <text:p><text:s/>7,9 </text:p>
          </table:table-cell>
          <table:table-cell table:style-name="ce14" office:value-type="float" office:value="5.71374553159026" calcext:value-type="float">
            <text:p><text:s/>5,7 </text:p>
          </table:table-cell>
          <table:table-cell table:style-name="ce14" office:value-type="float" office:value="58.7032875890082" calcext:value-type="float">
            <text:p><text:s/>58,7 </text:p>
          </table:table-cell>
          <table:table-cell table:style-name="ce14" office:value-type="float" office:value="1.99683069767891" calcext:value-type="float">
            <text:p><text:s/>2,0 </text:p>
          </table:table-cell>
          <table:table-cell table:style-name="ce14" office:value-type="float" office:value="0.460811406532795" calcext:value-type="float">
            <text:p><text:s/>0,5 </text:p>
          </table:table-cell>
          <table:table-cell table:style-name="ce14" office:value-type="float" office:value="22.6553762941906" calcext:value-type="float">
            <text:p><text:s/>22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2" office:value-type="float" office:value="777.461000000005" calcext:value-type="float">
            <text:p><text:s text:c="2"/>77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3.4694588566455" calcext:value-type="float">
            <text:p><text:s/>23,5 </text:p>
          </table:table-cell>
          <table:table-cell table:style-name="ce14" office:value-type="float" office:value="3.95877103723729" calcext:value-type="float">
            <text:p><text:s/>4,0 </text:p>
          </table:table-cell>
          <table:table-cell table:style-name="ce14" office:value-type="float" office:value="4.3022022293079" calcext:value-type="float">
            <text:p><text:s/>4,3 </text:p>
          </table:table-cell>
          <table:table-cell table:style-name="ce14" office:value-type="float" office:value="10.9838260241855" calcext:value-type="float">
            <text:p><text:s/>11,0 </text:p>
          </table:table-cell>
          <table:table-cell table:style-name="ce14" office:value-type="float" office:value="71.4845311058845" calcext:value-type="float">
            <text:p><text:s/>71,5 </text:p>
          </table:table-cell>
          <table:table-cell table:style-name="ce14" office:value-type="float" office:value="1.52127785893769" calcext:value-type="float">
            <text:p><text:s/>1,5 </text:p>
          </table:table-cell>
          <table:table-cell table:style-name="ce14" office:value-type="float" office:value="0.743807808162461" calcext:value-type="float">
            <text:p><text:s/>0,7 </text:p>
          </table:table-cell>
          <table:table-cell table:style-name="ce14" office:value-type="float" office:value="34.0058350590695" calcext:value-type="float">
            <text:p><text:s/>34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2" office:value-type="float" office:value="3540.64300000003" calcext:value-type="float">
            <text:p><text:s/>3 54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3686857409294" calcext:value-type="float">
            <text:p><text:s/>20,4 </text:p>
          </table:table-cell>
          <table:table-cell table:style-name="ce14" office:value-type="float" office:value="4.25316080180194" calcext:value-type="float">
            <text:p><text:s/>4,3 </text:p>
          </table:table-cell>
          <table:table-cell table:style-name="ce14" office:value-type="float" office:value="2.46002350803832" calcext:value-type="float">
            <text:p><text:s/>2,5 </text:p>
          </table:table-cell>
          <table:table-cell table:style-name="ce14" office:value-type="float" office:value="10.2334474282081" calcext:value-type="float">
            <text:p><text:s/>10,2 </text:p>
          </table:table-cell>
          <table:table-cell table:style-name="ce14" office:value-type="float" office:value="74.9543066221028" calcext:value-type="float">
            <text:p><text:s/>75,0 </text:p>
          </table:table-cell>
          <table:table-cell table:style-name="ce14" office:value-type="float" office:value="1.44335564075877" calcext:value-type="float">
            <text:p><text:s/>1,4 </text:p>
          </table:table-cell>
          <table:table-cell table:style-name="ce14" office:value-type="float" office:value="2.2169841289283" calcext:value-type="float">
            <text:p><text:s/>2,2 </text:p>
          </table:table-cell>
          <table:table-cell table:style-name="ce14" office:value-type="float" office:value="26.9857886147689" calcext:value-type="float">
            <text:p><text:s/>27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2" office:value-type="float" office:value="426.803999999997" calcext:value-type="float">
            <text:p><text:s text:c="2"/>42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0.6330532620417" calcext:value-type="float">
            <text:p><text:s/>20,6 </text:p>
          </table:table-cell>
          <table:table-cell table:style-name="ce14" office:value-type="float" office:value="6.82804139964941" calcext:value-type="float">
            <text:p><text:s/>6,8 </text:p>
          </table:table-cell>
          <table:table-cell table:style-name="ce14" office:value-type="float" office:value="5.19781068437315" calcext:value-type="float">
            <text:p><text:s/>5,2 </text:p>
          </table:table-cell>
          <table:table-cell table:style-name="ce14" office:value-type="float" office:value="11.7954208154536" calcext:value-type="float">
            <text:p><text:s/>11,8 </text:p>
          </table:table-cell>
          <table:table-cell table:style-name="ce14" office:value-type="float" office:value="70.9051749543744" calcext:value-type="float">
            <text:p><text:s/>70,9 </text:p>
          </table:table-cell>
          <table:table-cell table:style-name="ce14" office:value-type="float" office:value="2.41931283651882" calcext:value-type="float">
            <text:p><text:s/>2,4 </text:p>
          </table:table-cell>
          <table:table-cell table:style-name="ce14" office:value-type="float" office:value="3.26396109920983" calcext:value-type="float">
            <text:p><text:s/>3,3 </text:p>
          </table:table-cell>
          <table:table-cell table:style-name="ce14" office:value-type="float" office:value="27.0265565448803" calcext:value-type="float">
            <text:p><text:s/>27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2" office:value-type="float" office:value="7920.52199999964" calcext:value-type="float">
            <text:p><text:s/>7 92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6334943364425" calcext:value-type="float">
            <text:p><text:s/>19,6 </text:p>
          </table:table-cell>
          <table:table-cell table:style-name="ce14" office:value-type="float" office:value="2.91187312839592" calcext:value-type="float">
            <text:p><text:s/>2,9 </text:p>
          </table:table-cell>
          <table:table-cell table:style-name="ce14" office:value-type="float" office:value="6.23251054132966" calcext:value-type="float">
            <text:p><text:s/>6,2 </text:p>
          </table:table-cell>
          <table:table-cell table:style-name="ce14" office:value-type="float" office:value="6.37131053698382" calcext:value-type="float">
            <text:p><text:s/>6,4 </text:p>
          </table:table-cell>
          <table:table-cell table:style-name="ce14" office:value-type="float" office:value="73.6089256130493" calcext:value-type="float">
            <text:p><text:s/>73,6 </text:p>
          </table:table-cell>
          <table:table-cell table:style-name="ce14" office:value-type="float" office:value="0.90445563972732" calcext:value-type="float">
            <text:p><text:s/>0,9 </text:p>
          </table:table-cell>
          <table:table-cell table:style-name="ce14" office:value-type="float" office:value="0.525069509176925" calcext:value-type="float">
            <text:p><text:s/>0,5 </text:p>
          </table:table-cell>
          <table:table-cell table:style-name="ce14" office:value-type="float" office:value="17.9739788950182" calcext:value-type="float">
            <text:p><text:s/>18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2" office:value-type="float" office:value="721.361000000004" calcext:value-type="float">
            <text:p><text:s text:c="2"/>72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6.8216983378654" calcext:value-type="float">
            <text:p><text:s/>16,8 </text:p>
          </table:table-cell>
          <table:table-cell table:style-name="ce14" office:value-type="float" office:value="7.37224601601886" calcext:value-type="float">
            <text:p><text:s/>7,4 </text:p>
          </table:table-cell>
          <table:table-cell table:style-name="ce14" office:value-type="float" office:value="7.0447896883712" calcext:value-type="float">
            <text:p><text:s/>7,0 </text:p>
          </table:table-cell>
          <table:table-cell table:style-name="ce14" office:value-type="float" office:value="12.5914512181118" calcext:value-type="float">
            <text:p><text:s/>12,6 </text:p>
          </table:table-cell>
          <table:table-cell table:style-name="ce14" office:value-type="float" office:value="75.7910933207102" calcext:value-type="float">
            <text:p><text:s/>75,8 </text:p>
          </table:table-cell>
          <table:table-cell table:style-name="ce14" office:value-type="float" office:value="2.11975253741829" calcext:value-type="float">
            <text:p><text:s/>2,1 </text:p>
          </table:table-cell>
          <table:table-cell table:style-name="ce14" office:value-type="float" office:value="0.342418653054006" calcext:value-type="float">
            <text:p><text:s/>0,3 </text:p>
          </table:table-cell>
          <table:table-cell table:style-name="ce14" office:value-type="float" office:value="93.5557730953248" calcext:value-type="float">
            <text:p><text:s/>93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2" office:value-type="float" office:value="1437.47400000001" calcext:value-type="float">
            <text:p><text:s/>1 43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2.573575108372" calcext:value-type="float">
            <text:p><text:s/>22,6 </text:p>
          </table:table-cell>
          <table:table-cell table:style-name="ce14" office:value-type="float" office:value="4.95224395469308" calcext:value-type="float">
            <text:p><text:s/>5,0 </text:p>
          </table:table-cell>
          <table:table-cell table:style-name="ce14" office:value-type="float" office:value="7.04489222718667" calcext:value-type="float">
            <text:p><text:s/>7,0 </text:p>
          </table:table-cell>
          <table:table-cell table:style-name="ce14" office:value-type="float" office:value="10.4001002282221" calcext:value-type="float">
            <text:p><text:s/>10,4 </text:p>
          </table:table-cell>
          <table:table-cell table:style-name="ce14" office:value-type="float" office:value="69.6747485464856" calcext:value-type="float">
            <text:p><text:s/>69,7 </text:p>
          </table:table-cell>
          <table:table-cell table:style-name="ce14" office:value-type="float" office:value="1.83378244270725" calcext:value-type="float">
            <text:p><text:s/>1,8 </text:p>
          </table:table-cell>
          <table:table-cell table:style-name="ce14" office:value-type="float" office:value="0.706784117954596" calcext:value-type="float">
            <text:p><text:s/>0,7 </text:p>
          </table:table-cell>
          <table:table-cell table:style-name="ce14" office:value-type="float" office:value="20.8833317571829" calcext:value-type="float">
            <text:p><text:s/>20,9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Nordeste</text:p>
          </table:table-cell>
          <table:table-cell table:style-name="ce12" office:value-type="float" office:value="54741.1740000008" calcext:value-type="float">
            <text:p><text:s/>54 74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6.49116098417" calcext:value-type="float">
            <text:p><text:s/>26,5 </text:p>
          </table:table-cell>
          <table:table-cell table:style-name="ce14" office:value-type="float" office:value="1.11045423134655" calcext:value-type="float">
            <text:p><text:s/>1,1 </text:p>
          </table:table-cell>
          <table:table-cell table:style-name="ce14" office:value-type="float" office:value="8.68726677662627" calcext:value-type="float">
            <text:p><text:s/>8,7 </text:p>
          </table:table-cell>
          <table:table-cell table:style-name="ce14" office:value-type="float" office:value="2.21943766854418" calcext:value-type="float">
            <text:p><text:s/>2,2 </text:p>
          </table:table-cell>
          <table:table-cell table:style-name="ce14" office:value-type="float" office:value="64.3903314547743" calcext:value-type="float">
            <text:p><text:s/>64,4 </text:p>
          </table:table-cell>
          <table:table-cell table:style-name="ce14" office:value-type="float" office:value="0.489664139096266" calcext:value-type="float">
            <text:p><text:s/>0,5 </text:p>
          </table:table-cell>
          <table:table-cell table:style-name="ce14" office:value-type="float" office:value="0.431240784429332" calcext:value-type="float">
            <text:p><text:s/>0,4 </text:p>
          </table:table-cell>
          <table:table-cell table:style-name="ce14" office:value-type="float" office:value="14.5997013402761" calcext:value-type="float">
            <text:p><text:s/>14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2" office:value-type="float" office:value="6765.94000000002" calcext:value-type="float">
            <text:p><text:s/>6 76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1251268113898" calcext:value-type="float">
            <text:p><text:s/>19,1 </text:p>
          </table:table-cell>
          <table:table-cell table:style-name="ce14" office:value-type="float" office:value="2.58346643226131" calcext:value-type="float">
            <text:p><text:s/>2,6 </text:p>
          </table:table-cell>
          <table:table-cell table:style-name="ce14" office:value-type="float" office:value="9.61842176523278" calcext:value-type="float">
            <text:p><text:s/>9,6 </text:p>
          </table:table-cell>
          <table:table-cell table:style-name="ce14" office:value-type="float" office:value="4.71872697579638" calcext:value-type="float">
            <text:p><text:s/>4,7 </text:p>
          </table:table-cell>
          <table:table-cell table:style-name="ce14" office:value-type="float" office:value="70.946744740331" calcext:value-type="float">
            <text:p><text:s/>70,9 </text:p>
          </table:table-cell>
          <table:table-cell table:style-name="ce14" office:value-type="float" office:value="0.864274251754956" calcext:value-type="float">
            <text:p><text:s/>0,9 </text:p>
          </table:table-cell>
          <table:table-cell table:style-name="ce14" office:value-type="float" office:value="0.30970668304447" calcext:value-type="float">
            <text:p><text:s/>0,3 </text:p>
          </table:table-cell>
          <table:table-cell table:style-name="ce14" office:value-type="float" office:value="14.1385526733481" calcext:value-type="float">
            <text:p><text:s/>14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2" office:value-type="float" office:value="3212.63499999995" calcext:value-type="float">
            <text:p><text:s/>3 21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1.4053106135829" calcext:value-type="float">
            <text:p><text:s/>21,4 </text:p>
          </table:table-cell>
          <table:table-cell table:style-name="ce14" office:value-type="float" office:value="4.56291832695609" calcext:value-type="float">
            <text:p><text:s/>4,6 </text:p>
          </table:table-cell>
          <table:table-cell table:style-name="ce14" office:value-type="float" office:value="7.17926560727312" calcext:value-type="float">
            <text:p><text:s/>7,2 </text:p>
          </table:table-cell>
          <table:table-cell table:style-name="ce14" office:value-type="float" office:value="7.81720361236493" calcext:value-type="float">
            <text:p><text:s/>7,8 </text:p>
          </table:table-cell>
          <table:table-cell table:style-name="ce14" office:value-type="float" office:value="71.3922724943823" calcext:value-type="float">
            <text:p><text:s/>71,4 </text:p>
          </table:table-cell>
          <table:table-cell table:style-name="ce14" office:value-type="float" office:value="1.369716037051" calcext:value-type="float">
            <text:p><text:s/>1,4 </text:p>
          </table:table-cell>
          <table:table-cell table:style-name="ce14" office:value-type="float" office:value="0.023151284761565" calcext:value-type="float">
            <text:p><text:s/>0,0 </text:p>
          </table:table-cell>
          <table:table-cell table:style-name="ce14" office:value-type="float" office:value="78.2556062328483" calcext:value-type="float">
            <text:p><text:s/>78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2" office:value-type="float" office:value="8734.80600000025" calcext:value-type="float">
            <text:p><text:s/>8 73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0.4842826876257" calcext:value-type="float">
            <text:p><text:s/>30,5 </text:p>
          </table:table-cell>
          <table:table-cell table:style-name="ce14" office:value-type="float" office:value="2.21650751286854" calcext:value-type="float">
            <text:p><text:s/>2,2 </text:p>
          </table:table-cell>
          <table:table-cell table:style-name="ce14" office:value-type="float" office:value="2.89857444144533" calcext:value-type="float">
            <text:p><text:s/>2,9 </text:p>
          </table:table-cell>
          <table:table-cell table:style-name="ce14" office:value-type="float" office:value="5.99386134194764" calcext:value-type="float">
            <text:p><text:s/>6,0 </text:p>
          </table:table-cell>
          <table:table-cell table:style-name="ce14" office:value-type="float" office:value="66.2900363162882" calcext:value-type="float">
            <text:p><text:s/>66,3 </text:p>
          </table:table-cell>
          <table:table-cell table:style-name="ce14" office:value-type="float" office:value="1.04244747800217" calcext:value-type="float">
            <text:p><text:s/>1,0 </text:p>
          </table:table-cell>
          <table:table-cell table:style-name="ce14" office:value-type="float" office:value="0.327106554639786" calcext:value-type="float">
            <text:p><text:s/>0,3 </text:p>
          </table:table-cell>
          <table:table-cell table:style-name="ce14" office:value-type="float" office:value="15.9915175283795" calcext:value-type="float">
            <text:p><text:s/>16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2" office:value-type="float" office:value="3302.71999999998" calcext:value-type="float">
            <text:p><text:s/>3 30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0.4521846598009" calcext:value-type="float">
            <text:p><text:s/>40,5 </text:p>
          </table:table-cell>
          <table:table-cell table:style-name="ce14" office:value-type="float" office:value="2.36068796760391" calcext:value-type="float">
            <text:p><text:s/>2,4 </text:p>
          </table:table-cell>
          <table:table-cell table:style-name="ce14" office:value-type="float" office:value="2.66644915014403" calcext:value-type="float">
            <text:p><text:s/>2,7 </text:p>
          </table:table-cell>
          <table:table-cell table:style-name="ce14" office:value-type="float" office:value="9.97460724168792" calcext:value-type="float">
            <text:p><text:s/>10,0 </text:p>
          </table:table-cell>
          <table:table-cell table:style-name="ce14" office:value-type="float" office:value="56.7020706039251" calcext:value-type="float">
            <text:p><text:s/>56,7 </text:p>
          </table:table-cell>
          <table:table-cell table:style-name="ce14" office:value-type="float" office:value="1.70104156155613" calcext:value-type="float">
            <text:p><text:s/>1,7 </text:p>
          </table:table-cell>
          <table:table-cell table:style-name="ce14" office:value-type="float" office:value="0.179295586131206" calcext:value-type="float">
            <text:p><text:s/>0,2 </text:p>
          </table:table-cell>
          <table:table-cell table:style-name="ce14" office:value-type="float" office:value="39.7390376692398" calcext:value-type="float">
            <text:p><text:s/>39,7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2" office:value-type="float" office:value="3855.18400000007" calcext:value-type="float">
            <text:p><text:s/>3 85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3.861443913597" calcext:value-type="float">
            <text:p><text:s/>33,9 </text:p>
          </table:table-cell>
          <table:table-cell table:style-name="ce14" office:value-type="float" office:value="2.64193774090892" calcext:value-type="float">
            <text:p><text:s/>2,6 </text:p>
          </table:table-cell>
          <table:table-cell table:style-name="ce14" office:value-type="float" office:value="4.41061909497873" calcext:value-type="float">
            <text:p><text:s/>4,4 </text:p>
          </table:table-cell>
          <table:table-cell table:style-name="ce14" office:value-type="float" office:value="8.43779080894669" calcext:value-type="float">
            <text:p><text:s/>8,4 </text:p>
          </table:table-cell>
          <table:table-cell table:style-name="ce14" office:value-type="float" office:value="60.8888919562541" calcext:value-type="float">
            <text:p><text:s/>60,9 </text:p>
          </table:table-cell>
          <table:table-cell table:style-name="ce14" office:value-type="float" office:value="1.74223147779881" calcext:value-type="float">
            <text:p><text:s/>1,7 </text:p>
          </table:table-cell>
          <table:table-cell table:style-name="ce14" office:value-type="float" office:value="0.839045035171137" calcext:value-type="float">
            <text:p><text:s/>0,8 </text:p>
          </table:table-cell>
          <table:table-cell table:style-name="ce14" office:value-type="float" office:value="91.1347233974754" calcext:value-type="float">
            <text:p><text:s/>91,1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2" office:value-type="float" office:value="9071.2060000001" calcext:value-type="float">
            <text:p><text:s/>9 071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3.3202570726253" calcext:value-type="float">
            <text:p><text:s/>33,3 </text:p>
          </table:table-cell>
          <table:table-cell table:style-name="ce14" office:value-type="float" office:value="2.75636887341599" calcext:value-type="float">
            <text:p><text:s/>2,8 </text:p>
          </table:table-cell>
          <table:table-cell table:style-name="ce14" office:value-type="float" office:value="6.05857019359148" calcext:value-type="float">
            <text:p><text:s/>6,1 </text:p>
          </table:table-cell>
          <table:table-cell table:style-name="ce14" office:value-type="float" office:value="5.82211618554875" calcext:value-type="float">
            <text:p><text:s/>5,8 </text:p>
          </table:table-cell>
          <table:table-cell table:style-name="ce14" office:value-type="float" office:value="60.1443675200734" calcext:value-type="float">
            <text:p><text:s/>60,1 </text:p>
          </table:table-cell>
          <table:table-cell table:style-name="ce14" office:value-type="float" office:value="1.53853384528958" calcext:value-type="float">
            <text:p><text:s/>1,5 </text:p>
          </table:table-cell>
          <table:table-cell table:style-name="ce14" office:value-type="float" office:value="0.476805213709647" calcext:value-type="float">
            <text:p><text:s/>0,5 </text:p>
          </table:table-cell>
          <table:table-cell table:style-name="ce14" office:value-type="float" office:value="20.3404047548817" calcext:value-type="float">
            <text:p><text:s/>20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2" office:value-type="float" office:value="3224.17200000003" calcext:value-type="float">
            <text:p><text:s/>3 22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3.7269742497647" calcext:value-type="float">
            <text:p><text:s/>23,7 </text:p>
          </table:table-cell>
          <table:table-cell table:style-name="ce14" office:value-type="float" office:value="3.27737183339935" calcext:value-type="float">
            <text:p><text:s/>3,3 </text:p>
          </table:table-cell>
          <table:table-cell table:style-name="ce14" office:value-type="float" office:value="4.42635550495163" calcext:value-type="float">
            <text:p><text:s/>4,4 </text:p>
          </table:table-cell>
          <table:table-cell table:style-name="ce14" office:value-type="float" office:value="7.56968442515707" calcext:value-type="float">
            <text:p><text:s/>7,6 </text:p>
          </table:table-cell>
          <table:table-cell table:style-name="ce14" office:value-type="float" office:value="71.5290753945803" calcext:value-type="float">
            <text:p><text:s/>71,5 </text:p>
          </table:table-cell>
          <table:table-cell table:style-name="ce14" office:value-type="float" office:value="1.16164137347924" calcext:value-type="float">
            <text:p><text:s/>1,2 </text:p>
          </table:table-cell>
          <table:table-cell table:style-name="ce14" office:value-type="float" office:value="0.317594850703199" calcext:value-type="float">
            <text:p><text:s/>0,3 </text:p>
          </table:table-cell>
          <table:table-cell table:style-name="ce14" office:value-type="float" office:value="25.8582344875829" calcext:value-type="float">
            <text:p><text:s/>25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2" office:value-type="float" office:value="2151.98500000003" calcext:value-type="float">
            <text:p><text:s/>2 15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5.7948215077084" calcext:value-type="float">
            <text:p><text:s/>25,8 </text:p>
          </table:table-cell>
          <table:table-cell table:style-name="ce14" office:value-type="float" office:value="3.79714964161912" calcext:value-type="float">
            <text:p><text:s/>3,8 </text:p>
          </table:table-cell>
          <table:table-cell table:style-name="ce14" office:value-type="float" office:value="7.84540615943696" calcext:value-type="float">
            <text:p><text:s/>7,8 </text:p>
          </table:table-cell>
          <table:table-cell table:style-name="ce14" office:value-type="float" office:value="6.54755181275614" calcext:value-type="float">
            <text:p><text:s/>6,5 </text:p>
          </table:table-cell>
          <table:table-cell table:style-name="ce14" office:value-type="float" office:value="66.1508121132279" calcext:value-type="float">
            <text:p><text:s/>66,2 </text:p>
          </table:table-cell>
          <table:table-cell table:style-name="ce14" office:value-type="float" office:value="1.55144486954507" calcext:value-type="float">
            <text:p><text:s/>1,6 </text:p>
          </table:table-cell>
          <table:table-cell table:style-name="ce14" office:value-type="float" office:value="0.208960219625735" calcext:value-type="float">
            <text:p><text:s/>0,2 </text:p>
          </table:table-cell>
          <table:table-cell table:style-name="ce14" office:value-type="float" office:value="26.9313402522675" calcext:value-type="float">
            <text:p><text:s/>26,9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2" office:value-type="float" office:value="14422.5260000004" calcext:value-type="float">
            <text:p><text:s/>14 42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9.9207046002578" calcext:value-type="float">
            <text:p><text:s/>19,9 </text:p>
          </table:table-cell>
          <table:table-cell table:style-name="ce14" office:value-type="float" office:value="3.50629441439239" calcext:value-type="float">
            <text:p><text:s/>3,5 </text:p>
          </table:table-cell>
          <table:table-cell table:style-name="ce14" office:value-type="float" office:value="17.345596950893" calcext:value-type="float">
            <text:p><text:s/>17,3 </text:p>
          </table:table-cell>
          <table:table-cell table:style-name="ce14" office:value-type="float" office:value="3.59664771333953" calcext:value-type="float">
            <text:p><text:s/>3,6 </text:p>
          </table:table-cell>
          <table:table-cell table:style-name="ce14" office:value-type="float" office:value="62.1128719066967" calcext:value-type="float">
            <text:p><text:s/>62,1 </text:p>
          </table:table-cell>
          <table:table-cell table:style-name="ce14" office:value-type="float" office:value="1.24802488524096" calcext:value-type="float">
            <text:p><text:s/>1,2 </text:p>
          </table:table-cell>
          <table:table-cell table:style-name="ce14" office:value-type="float" office:value="0.620826542153041" calcext:value-type="float">
            <text:p><text:s/>0,6 </text:p>
          </table:table-cell>
          <table:table-cell table:style-name="ce14" office:value-type="float" office:value="15.6918143205509" calcext:value-type="float">
            <text:p><text:s/>15,7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deste</text:p>
          </table:table-cell>
          <table:table-cell table:style-name="ce12" office:value-type="float" office:value="83535.5819999989" calcext:value-type="float">
            <text:p><text:s/>83 53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54.9644348813816" calcext:value-type="float">
            <text:p><text:s/>55,0 </text:p>
          </table:table-cell>
          <table:table-cell table:style-name="ce14" office:value-type="float" office:value="0.819351220960743" calcext:value-type="float">
            <text:p><text:s/>0,8 </text:p>
          </table:table-cell>
          <table:table-cell table:style-name="ce14" office:value-type="float" office:value="8.20533545614396" calcext:value-type="float">
            <text:p><text:s/>8,2 </text:p>
          </table:table-cell>
          <table:table-cell table:style-name="ce14" office:value-type="float" office:value="2.30847534625159" calcext:value-type="float">
            <text:p><text:s/>2,3 </text:p>
          </table:table-cell>
          <table:table-cell table:style-name="ce14" office:value-type="float" office:value="35.9691901001616" calcext:value-type="float">
            <text:p><text:s/>36,0 </text:p>
          </table:table-cell>
          <table:table-cell table:style-name="ce14" office:value-type="float" office:value="1.14066524264347" calcext:value-type="float">
            <text:p><text:s/>1,1 </text:p>
          </table:table-cell>
          <table:table-cell table:style-name="ce14" office:value-type="float" office:value="0.861039562311497" calcext:value-type="float">
            <text:p><text:s/>0,9 </text:p>
          </table:table-cell>
          <table:table-cell table:style-name="ce14" office:value-type="float" office:value="8.36670924639997" calcext:value-type="float">
            <text:p><text:s/>8,4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2" office:value-type="float" office:value="20225.1500000001" calcext:value-type="float">
            <text:p><text:s/>20 225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4.2953163649074" calcext:value-type="float">
            <text:p><text:s/>44,3 </text:p>
          </table:table-cell>
          <table:table-cell table:style-name="ce14" office:value-type="float" office:value="1.67101173720788" calcext:value-type="float">
            <text:p><text:s/>1,7 </text:p>
          </table:table-cell>
          <table:table-cell table:style-name="ce14" office:value-type="float" office:value="8.68860023646693" calcext:value-type="float">
            <text:p><text:s/>8,7 </text:p>
          </table:table-cell>
          <table:table-cell table:style-name="ce14" office:value-type="float" office:value="3.97180952252428" calcext:value-type="float">
            <text:p><text:s/>4,0 </text:p>
          </table:table-cell>
          <table:table-cell table:style-name="ce14" office:value-type="float" office:value="46.6798401371316" calcext:value-type="float">
            <text:p><text:s/>46,7 </text:p>
          </table:table-cell>
          <table:table-cell table:style-name="ce14" office:value-type="float" office:value="1.47349931444676" calcext:value-type="float">
            <text:p><text:s/>1,5 </text:p>
          </table:table-cell>
          <table:table-cell table:style-name="ce14" office:value-type="float" office:value="0.33624326149105" calcext:value-type="float">
            <text:p><text:s/>0,3 </text:p>
          </table:table-cell>
          <table:table-cell table:style-name="ce14" office:value-type="float" office:value="15.5795891907102" calcext:value-type="float">
            <text:p><text:s/>15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2" office:value-type="float" office:value="3686.12399999995" calcext:value-type="float">
            <text:p><text:s/>3 68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2.1569337781672" calcext:value-type="float">
            <text:p><text:s/>42,2 </text:p>
          </table:table-cell>
          <table:table-cell table:style-name="ce14" office:value-type="float" office:value="2.22340939870108" calcext:value-type="float">
            <text:p><text:s/>2,2 </text:p>
          </table:table-cell>
          <table:table-cell table:style-name="ce14" office:value-type="float" office:value="8.39928075019467" calcext:value-type="float">
            <text:p><text:s/>8,4 </text:p>
          </table:table-cell>
          <table:table-cell table:style-name="ce14" office:value-type="float" office:value="5.20333143531012" calcext:value-type="float">
            <text:p><text:s/>5,2 </text:p>
          </table:table-cell>
          <table:table-cell table:style-name="ce14" office:value-type="float" office:value="49.0721150371237" calcext:value-type="float">
            <text:p><text:s/>49,1 </text:p>
          </table:table-cell>
          <table:table-cell table:style-name="ce14" office:value-type="float" office:value="1.71407112691785" calcext:value-type="float">
            <text:p><text:s/>1,7 </text:p>
          </table:table-cell>
          <table:table-cell table:style-name="ce14" office:value-type="float" office:value="0.371670434512466" calcext:value-type="float">
            <text:p><text:s/>0,4 </text:p>
          </table:table-cell>
          <table:table-cell table:style-name="ce14" office:value-type="float" office:value="18.4903097565126" calcext:value-type="float">
            <text:p><text:s/>18,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2" office:value-type="float" office:value="16510.1519999999" calcext:value-type="float">
            <text:p><text:s/>16 51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5.5683470475001" calcext:value-type="float">
            <text:p><text:s/>45,6 </text:p>
          </table:table-cell>
          <table:table-cell table:style-name="ce14" office:value-type="float" office:value="1.63782590645401" calcext:value-type="float">
            <text:p><text:s/>1,6 </text:p>
          </table:table-cell>
          <table:table-cell table:style-name="ce14" office:value-type="float" office:value="14.2540778385918" calcext:value-type="float">
            <text:p><text:s/>14,3 </text:p>
          </table:table-cell>
          <table:table-cell table:style-name="ce14" office:value-type="float" office:value="3.41754979859247" calcext:value-type="float">
            <text:p><text:s/>3,4 </text:p>
          </table:table-cell>
          <table:table-cell table:style-name="ce14" office:value-type="float" office:value="39.863963644296" calcext:value-type="float">
            <text:p><text:s/>39,9 </text:p>
          </table:table-cell>
          <table:table-cell table:style-name="ce14" office:value-type="float" office:value="1.67233970271702" calcext:value-type="float">
            <text:p><text:s/>1,7 </text:p>
          </table:table-cell>
          <table:table-cell table:style-name="ce14" office:value-type="float" office:value="0.313611469611607" calcext:value-type="float">
            <text:p><text:s/>0,3 </text:p>
          </table:table-cell>
          <table:table-cell table:style-name="ce14" office:value-type="float" office:value="16.7694895868808" calcext:value-type="float">
            <text:p><text:s/>16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2" office:value-type="float" office:value="43114.1559999988" calcext:value-type="float">
            <text:p><text:s/>43 11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4.6625349184735" calcext:value-type="float">
            <text:p><text:s/>64,7 </text:p>
          </table:table-cell>
          <table:table-cell table:style-name="ce14" office:value-type="float" office:value="1.14974239589588" calcext:value-type="float">
            <text:p><text:s/>1,1 </text:p>
          </table:table-cell>
          <table:table-cell table:style-name="ce14" office:value-type="float" office:value="5.64574307498042" calcext:value-type="float">
            <text:p><text:s/>5,6 </text:p>
          </table:table-cell>
          <table:table-cell table:style-name="ce14" office:value-type="float" office:value="4.76233896178204" calcext:value-type="float">
            <text:p><text:s/>4,8 </text:p>
          </table:table-cell>
          <table:table-cell table:style-name="ce14" office:value-type="float" office:value="28.3330250110247" calcext:value-type="float">
            <text:p><text:s/>28,3 </text:p>
          </table:table-cell>
          <table:table-cell table:style-name="ce14" office:value-type="float" office:value="2.38724912519023" calcext:value-type="float">
            <text:p><text:s/>2,4 </text:p>
          </table:table-cell>
          <table:table-cell table:style-name="ce14" office:value-type="float" office:value="1.35869699552029" calcext:value-type="float">
            <text:p><text:s/>1,4 </text:p>
          </table:table-cell>
          <table:table-cell table:style-name="ce14" office:value-type="float" office:value="9.99418842152014" calcext:value-type="float">
            <text:p><text:s/>10,0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ul</text:p>
          </table:table-cell>
          <table:table-cell table:style-name="ce12" office:value-type="float" office:value="28324.0189999998" calcext:value-type="float">
            <text:p><text:s/>28 324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9.0045038009152" calcext:value-type="float">
            <text:p><text:s/>79,0 </text:p>
          </table:table-cell>
          <table:table-cell table:style-name="ce14" office:value-type="float" office:value="0.513341544275981" calcext:value-type="float">
            <text:p><text:s/>0,5 </text:p>
          </table:table-cell>
          <table:table-cell table:style-name="ce14" office:value-type="float" office:value="3.80930387149179" calcext:value-type="float">
            <text:p><text:s/>3,8 </text:p>
          </table:table-cell>
          <table:table-cell table:style-name="ce14" office:value-type="float" office:value="4.20044089172042" calcext:value-type="float">
            <text:p><text:s/>4,2 </text:p>
          </table:table-cell>
          <table:table-cell table:style-name="ce14" office:value-type="float" office:value="16.5149712323069" calcext:value-type="float">
            <text:p><text:s/>16,5 </text:p>
          </table:table-cell>
          <table:table-cell table:style-name="ce14" office:value-type="float" office:value="2.15050091916626" calcext:value-type="float">
            <text:p><text:s/>2,2 </text:p>
          </table:table-cell>
          <table:table-cell table:style-name="ce14" office:value-type="float" office:value="0.671221095286812" calcext:value-type="float">
            <text:p><text:s/>0,7 </text:p>
          </table:table-cell>
          <table:table-cell table:style-name="ce14" office:value-type="float" office:value="9.29738190751026" calcext:value-type="float">
            <text:p><text:s/>9,3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2" office:value-type="float" office:value="10808.8039999997" calcext:value-type="float">
            <text:p><text:s/>10 809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0.0937559616149" calcext:value-type="float">
            <text:p><text:s/>70,1 </text:p>
          </table:table-cell>
          <table:table-cell table:style-name="ce14" office:value-type="float" office:value="1.11538666688842" calcext:value-type="float">
            <text:p><text:s/>1,1 </text:p>
          </table:table-cell>
          <table:table-cell table:style-name="ce14" office:value-type="float" office:value="3.12537884581149" calcext:value-type="float">
            <text:p><text:s/>3,1 </text:p>
          </table:table-cell>
          <table:table-cell table:style-name="ce14" office:value-type="float" office:value="6.93698513524542" calcext:value-type="float">
            <text:p><text:s/>6,9 </text:p>
          </table:table-cell>
          <table:table-cell table:style-name="ce14" office:value-type="float" office:value="25.5243695315217" calcext:value-type="float">
            <text:p><text:s/>25,5 </text:p>
          </table:table-cell>
          <table:table-cell table:style-name="ce14" office:value-type="float" office:value="2.85743665009961" calcext:value-type="float">
            <text:p><text:s/>2,9 </text:p>
          </table:table-cell>
          <table:table-cell table:style-name="ce14" office:value-type="float" office:value="1.2564956610515" calcext:value-type="float">
            <text:p><text:s/>1,3 </text:p>
          </table:table-cell>
          <table:table-cell table:style-name="ce14" office:value-type="float" office:value="11.6135900214803" calcext:value-type="float">
            <text:p><text:s/>11,6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2" office:value-type="float" office:value="6519.68099999992" calcext:value-type="float">
            <text:p><text:s/>6 520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6.374040505334" calcext:value-type="float">
            <text:p><text:s/>86,4 </text:p>
          </table:table-cell>
          <table:table-cell table:style-name="ce14" office:value-type="float" office:value="0.591703119702249" calcext:value-type="float">
            <text:p><text:s/>0,6 </text:p>
          </table:table-cell>
          <table:table-cell table:style-name="ce14" office:value-type="float" office:value="2.60718931081098" calcext:value-type="float">
            <text:p><text:s/>2,6 </text:p>
          </table:table-cell>
          <table:table-cell table:style-name="ce14" office:value-type="float" office:value="8.0542387860409" calcext:value-type="float">
            <text:p><text:s/>8,1 </text:p>
          </table:table-cell>
          <table:table-cell table:style-name="ce14" office:value-type="float" office:value="10.8012391339729" calcext:value-type="float">
            <text:p><text:s/>10,8 </text:p>
          </table:table-cell>
          <table:table-cell table:style-name="ce14" office:value-type="float" office:value="4.21954649784654" calcext:value-type="float">
            <text:p><text:s/>4,2 </text:p>
          </table:table-cell>
          <table:table-cell table:style-name="ce14" office:value-type="float" office:value="0.217531049886534" calcext:value-type="float">
            <text:p><text:s/>0,2 </text:p>
          </table:table-cell>
          <table:table-cell table:style-name="ce14" office:value-type="float" office:value="20.1814591160786" calcext:value-type="float">
            <text:p><text:s/>20,2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2" office:value-type="float" office:value="10995.5340000002" calcext:value-type="float">
            <text:p><text:s/>10 99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3.3942404392469" calcext:value-type="float">
            <text:p><text:s/>83,4 </text:p>
          </table:table-cell>
          <table:table-cell table:style-name="ce14" office:value-type="float" office:value="0.766820150452037" calcext:value-type="float">
            <text:p><text:s/>0,8 </text:p>
          </table:table-cell>
          <table:table-cell table:style-name="ce14" office:value-type="float" office:value="5.19439485610129" calcext:value-type="float">
            <text:p><text:s/>5,2 </text:p>
          </table:table-cell>
          <table:table-cell table:style-name="ce14" office:value-type="float" office:value="6.35477836529358" calcext:value-type="float">
            <text:p><text:s/>6,4 </text:p>
          </table:table-cell>
          <table:table-cell table:style-name="ce14" office:value-type="float" office:value="11.0464683134355" calcext:value-type="float">
            <text:p><text:s/>11,0 </text:p>
          </table:table-cell>
          <table:table-cell table:style-name="ce14" office:value-type="float" office:value="4.52558706538073" calcext:value-type="float">
            <text:p><text:s/>4,5 </text:p>
          </table:table-cell>
          <table:table-cell table:style-name="ce14" office:value-type="float" office:value="0.364896391216015" calcext:value-type="float">
            <text:p><text:s/>0,4 </text:p>
          </table:table-cell>
          <table:table-cell table:style-name="ce14" office:value-type="float" office:value="18.5623971523306" calcext:value-type="float">
            <text:p><text:s/>18,6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entro-Oeste</text:p>
          </table:table-cell>
          <table:table-cell table:style-name="ce12" office:value-type="float" office:value="14667.4199999999" calcext:value-type="float">
            <text:p><text:s/>14 667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9.7974761070035" calcext:value-type="float">
            <text:p><text:s/>39,8 </text:p>
          </table:table-cell>
          <table:table-cell table:style-name="ce14" office:value-type="float" office:value="1.45592910579801" calcext:value-type="float">
            <text:p><text:s/>1,5 </text:p>
          </table:table-cell>
          <table:table-cell table:style-name="ce14" office:value-type="float" office:value="6.39684807252046" calcext:value-type="float">
            <text:p><text:s/>6,4 </text:p>
          </table:table-cell>
          <table:table-cell table:style-name="ce14" office:value-type="float" office:value="3.24691835196736" calcext:value-type="float">
            <text:p><text:s/>3,2 </text:p>
          </table:table-cell>
          <table:table-cell table:style-name="ce14" office:value-type="float" office:value="53.0455338505433" calcext:value-type="float">
            <text:p><text:s/>53,0 </text:p>
          </table:table-cell>
          <table:table-cell table:style-name="ce14" office:value-type="float" office:value="1.08068402280465" calcext:value-type="float">
            <text:p><text:s/>1,1 </text:p>
          </table:table-cell>
          <table:table-cell table:style-name="ce14" office:value-type="float" office:value="0.760141969933226" calcext:value-type="float">
            <text:p><text:s/>0,8 </text:p>
          </table:table-cell>
          <table:table-cell table:style-name="ce14" office:value-type="float" office:value="10.9867837720575" calcext:value-type="float">
            <text:p><text:s/>11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2" office:value-type="float" office:value="2493.05900000001" calcext:value-type="float">
            <text:p><text:s/>2 493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7.1632180616491" calcext:value-type="float">
            <text:p><text:s/>47,2 </text:p>
          </table:table-cell>
          <table:table-cell table:style-name="ce14" office:value-type="float" office:value="2.16494346191034" calcext:value-type="float">
            <text:p><text:s/>2,2 </text:p>
          </table:table-cell>
          <table:table-cell table:style-name="ce14" office:value-type="float" office:value="6.3590809442724" calcext:value-type="float">
            <text:p><text:s/>6,4 </text:p>
          </table:table-cell>
          <table:table-cell table:style-name="ce14" office:value-type="float" office:value="6.48210422987845" calcext:value-type="float">
            <text:p><text:s/>6,5 </text:p>
          </table:table-cell>
          <table:table-cell table:style-name="ce14" office:value-type="float" office:value="44.2942129117026" calcext:value-type="float">
            <text:p><text:s/>44,3 </text:p>
          </table:table-cell>
          <table:table-cell table:style-name="ce14" office:value-type="float" office:value="2.20094868754005" calcext:value-type="float">
            <text:p><text:s/>2,2 </text:p>
          </table:table-cell>
          <table:table-cell table:style-name="ce14" office:value-type="float" office:value="2.18348808237545" calcext:value-type="float">
            <text:p><text:s/>2,2 </text:p>
          </table:table-cell>
          <table:table-cell table:style-name="ce14" office:value-type="float" office:value="17.8151406818719" calcext:value-type="float">
            <text:p><text:s/>17,8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2" office:value-type="float" office:value="3136.21900000001" calcext:value-type="float">
            <text:p><text:s/>3 13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5.6100320045531" calcext:value-type="float">
            <text:p><text:s/>35,6 </text:p>
          </table:table-cell>
          <table:table-cell table:style-name="ce14" office:value-type="float" office:value="2.98125587342525" calcext:value-type="float">
            <text:p><text:s/>3,0 </text:p>
          </table:table-cell>
          <table:table-cell table:style-name="ce14" office:value-type="float" office:value="7.33332375593446" calcext:value-type="float">
            <text:p><text:s/>7,3 </text:p>
          </table:table-cell>
          <table:table-cell table:style-name="ce14" office:value-type="float" office:value="5.79351217009501" calcext:value-type="float">
            <text:p><text:s/>5,8 </text:p>
          </table:table-cell>
          <table:table-cell table:style-name="ce14" office:value-type="float" office:value="56.1379655213854" calcext:value-type="float">
            <text:p><text:s/>56,1 </text:p>
          </table:table-cell>
          <table:table-cell table:style-name="ce14" office:value-type="float" office:value="1.92335865276881" calcext:value-type="float">
            <text:p><text:s/>1,9 </text:p>
          </table:table-cell>
          <table:table-cell table:style-name="ce14" office:value-type="float" office:value="0.918678718126149" calcext:value-type="float">
            <text:p><text:s/>0,9 </text:p>
          </table:table-cell>
          <table:table-cell table:style-name="ce14" office:value-type="float" office:value="18.9832666411517" calcext:value-type="float">
            <text:p><text:s/>19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2" office:value-type="float" office:value="6315.94400000001" calcext:value-type="float">
            <text:p><text:s/>6 316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8.0607613493389" calcext:value-type="float">
            <text:p><text:s/>38,1 </text:p>
          </table:table-cell>
          <table:table-cell table:style-name="ce14" office:value-type="float" office:value="2.55762441206747" calcext:value-type="float">
            <text:p><text:s/>2,6 </text:p>
          </table:table-cell>
          <table:table-cell table:style-name="ce14" office:value-type="float" office:value="5.19993626810354" calcext:value-type="float">
            <text:p><text:s/>5,2 </text:p>
          </table:table-cell>
          <table:table-cell table:style-name="ce14" office:value-type="float" office:value="6.09869007370774" calcext:value-type="float">
            <text:p><text:s/>6,1 </text:p>
          </table:table-cell>
          <table:table-cell table:style-name="ce14" office:value-type="float" office:value="56.5240416626421" calcext:value-type="float">
            <text:p><text:s/>56,5 </text:p>
          </table:table-cell>
          <table:table-cell table:style-name="ce14" office:value-type="float" office:value="1.72719918507762" calcext:value-type="float">
            <text:p><text:s/>1,7 </text:p>
          </table:table-cell>
          <table:table-cell table:style-name="ce14" office:value-type="float" office:value="0.215260719917268" calcext:value-type="float">
            <text:p><text:s/>0,2 </text:p>
          </table:table-cell>
          <table:table-cell table:style-name="ce14" office:value-type="float" office:value="29.9507103703049" calcext:value-type="float">
            <text:p><text:s/>30,0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2" office:value-type="float" office:value="2722.19799999987" calcext:value-type="float">
            <text:p><text:s/>2 722 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1.9055173432467" calcext:value-type="float">
            <text:p><text:s/>41,9 </text:p>
          </table:table-cell>
          <table:table-cell table:style-name="ce14" office:value-type="float" office:value="3.59950471781391" calcext:value-type="float">
            <text:p><text:s/>3,6 </text:p>
          </table:table-cell>
          <table:table-cell table:style-name="ce14" office:value-type="float" office:value="8.12956214300998" calcext:value-type="float">
            <text:p><text:s/>8,1 </text:p>
          </table:table-cell>
          <table:table-cell table:style-name="ce14" office:value-type="float" office:value="7.05468366206374" calcext:value-type="float">
            <text:p><text:s/>7,1 </text:p>
          </table:table-cell>
          <table:table-cell table:style-name="ce14" office:value-type="float" office:value="49.4267507647389" calcext:value-type="float">
            <text:p><text:s/>49,4 </text:p>
          </table:table-cell>
          <table:table-cell table:style-name="ce14" office:value-type="float" office:value="2.90729800981929" calcext:value-type="float">
            <text:p><text:s/>2,9 </text:p>
          </table:table-cell>
          <table:table-cell table:style-name="ce14" office:value-type="float" office:value="0.538169749003922" calcext:value-type="float">
            <text:p><text:s/>0,5 </text:p>
          </table:table-cell>
          <table:table-cell table:style-name="ce14" office:value-type="float" office:value="21.0474667630491" calcext:value-type="float">
            <text:p><text:s/>21,0 </text:p>
          </table:table-cell>
          <table:table-cell table:number-columns-repeated="1013"/>
        </table:table-row>
        <table:table-row table:style-name="ro2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8" office:value-type="string" calcext:value-type="string">
            <text:p>Fonte: IBGE. Pesquisa Nacional por Amostra de Domicílios Contínua, 2012, consolidado de primeiras entrevistas.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Nota: Indígenas, amarelos e pessoas sem declaração de cor ou raça constam no total.</text:p>
          </table:table-cell>
          <table:table-cell table:style-name="ce7" table:number-columns-repeated="10"/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loext:min-decimal-places="0" number:min-integer-digits="1" number:grouping="true"/>
    </number:number-style>
    <number:number-style style:name="N107">
      <number:text>-R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loext:min-decimal-places="2" number:min-integer-digits="1" number:grouping="true"/>
    </number:number-style>
    <number:number-style style:name="N109">
      <number:text>-R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1" loext:min-decimal-places="1" number:min-integer-digits="1">
        <number:embedded-text number:position="3"> </number:embedded-text>
      </number:number>
      <number:text> </number:text>
    </number:number-style>
    <number:number-style style:name="N123">
      <number:text>-</number:text>
      <number:number number:decimal-places="1" loext:min-decimal-places="1" number:min-integer-digits="1">
        <number:embedded-text number:position="3"> </number:embedded-text>
      </number:number>
      <number:text> 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  <style:map style:condition="value()&gt;=0" style:apply-style-name="N124P0"/>
    </number:number-style>
    <style:style style:name="Default" style:family="table-cell">
      <style:table-cell-properties fo:padding="0.71mm" style:rotation-align="none"/>
      <style:text-properties fo:color="#333333"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18" style:display-name="PageStyle_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Luzia Nori dos Santos</meta:initial-creator>
    <meta:creation-date>2018-07-19T11:30:59</meta:creation-date>
    <dc:creator>Paulo Cesar Dick</dc:creator>
    <dc:date>2019-11-04T10:39:22</dc:date>
    <meta:generator>LibreOffice/6.0.6.2$Windows_x86 LibreOffice_project/0c292870b25a325b5ed35f6b45599d2ea4458e77</meta:generator>
    <meta:document-statistic meta:table-count="7" meta:cell-count="2681" meta:object-count="0"/>
  </office:meta>
</office:document-meta>
</file>